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1">
      <style:table-cell-properties fo:background-color="#729fcf"/>
    </style:style>
    <style:style style:name="ce9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1" style:family="table-cell" style:parent-style-name="Default" style:data-style-name="N121">
      <style:table-cell-properties fo:background-color="#bf0041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1">
      <style:table-cell-properties fo:background-color="#00a933"/>
    </style:style>
    <style:style style:name="ce14" style:family="table-cell" style:parent-style-name="Default" style:data-style-name="N121">
      <style:table-cell-properties fo:background-color="#ffbf00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5"/>
          <table:table-cell table:style-name="ce12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12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Segment</text:p>
          </table:table-cell>
          <table:table-cell table:style-name="ce5" office:value-type="string" calcext:value-type="string">
            <text:p>start_x</text:p>
          </table:table-cell>
          <table:table-cell table:style-name="ce5" office:value-type="string" calcext:value-type="string">
            <text:p>start_y</text:p>
          </table:table-cell>
          <table:table-cell table:style-name="ce5"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otto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op</text:p>
          </table:table-cell>
          <table:covered-table-cell table:style-name="ce5"/>
          <table:table-cell table:style-name="ce12"/>
          <table:table-cell/>
          <table:table-cell table:style-name="ce12"/>
          <table:table-cell table:number-columns-repeated="14"/>
        </table:table-row>
        <table:table-row table:style-name="ro2">
          <table:table-cell office:value-type="string" calcext:value-type="string">
            <text:p>Stripe 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/>
          <table:table-cell table:style-name="Default" table:number-columns-repeated="3"/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-2.85969597496795" calcext:value-type="float">
            <text:p>-2.860</text:p>
          </table:table-cell>
          <table:table-cell table:style-name="ce8" office:value-type="float" office:value="-6.67844048843424" calcext:value-type="float">
            <text:p>-6.678</text:p>
          </table:table-cell>
          <table:table-cell table:style-name="ce11" office:value-type="float" office:value="-10.4703951378672" calcext:value-type="float">
            <text:p>-10.470</text:p>
          </table:table-cell>
          <table:table-cell table:style-name="ce11" office:value-type="float" office:value="15.4246348071759" calcext:value-type="float">
            <text:p>15.425</text:p>
          </table:table-cell>
          <table:table-cell table:style-name="ce13" office:value-type="float" office:value="-9.70962631645925" calcext:value-type="float">
            <text:p>-9.710</text:p>
          </table:table-cell>
          <table:table-cell table:style-name="ce13" office:value-type="float" office:value="15.6865885197165" calcext:value-type="float">
            <text:p>15.687</text:p>
          </table:table-cell>
          <table:table-cell office:value-type="float" office:value="-2.09892715356004" calcext:value-type="float">
            <text:p>-2.099</text:p>
          </table:table-cell>
          <table:table-cell office:value-type="float" office:value="-6.41648677589366" calcext:value-type="float">
            <text:p>-6.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.000</text:p>
          </table:table-cell>
          <table:table-cell office:value-type="float" office:value="-12" calcext:value-type="float">
            <text:p>-12.000</text:p>
          </table:table-cell>
          <table:table-cell table:style-name="ce16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table:number-columns-repeated="3"/>
          <table:table-cell table:style-name="ce7"/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-1.55887772074801" calcext:value-type="float">
            <text:p>-1.559</text:p>
          </table:table-cell>
          <table:table-cell table:style-name="ce9" office:value-type="float" office:value="-7.98490421314902" calcext:value-type="float">
            <text:p>-7.985</text:p>
          </table:table-cell>
          <table:table-cell office:value-type="float" office:value="-10.5562192533102" calcext:value-type="float">
            <text:p>-10.556</text:p>
          </table:table-cell>
          <table:table-cell office:value-type="float" office:value="18.1452729358826" calcext:value-type="float">
            <text:p>18.145</text:p>
          </table:table-cell>
          <table:table-cell office:value-type="float" office:value="-9.79545043190229" calcext:value-type="float">
            <text:p>-9.795</text:p>
          </table:table-cell>
          <table:table-cell office:value-type="float" office:value="18.4072266484232" calcext:value-type="float">
            <text:p>18.407</text:p>
          </table:table-cell>
          <table:table-cell table:style-name="ce14" office:value-type="float" office:value="-0.798108899340089" calcext:value-type="float">
            <text:p>-0.798</text:p>
          </table:table-cell>
          <table:table-cell table:style-name="ce14" office:value-type="float" office:value="-7.72295050060843" calcext:value-type="float">
            <text:p>-7.7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INDIRECT([.T5] &amp; [.V5])" office:value-type="float" office:value="-2.85969597496795" calcext:value-type="float">
            <text:p>-2.860</text:p>
          </table:table-cell>
          <table:table-cell table:style-name="ce8" table:formula="of:=INDIRECT([.U5] &amp; [.V5])" office:value-type="float" office:value="-6.67844048843424" calcext:value-type="float">
            <text:p>-6.678</text:p>
          </table:table-cell>
          <table:table-cell table:style-name="ce16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599394689645" calcext:value-type="float">
            <text:p>0.136</text:p>
          </table:table-cell>
          <table:table-cell office:value-type="float" office:value="-10.4357821475165" calcext:value-type="float">
            <text:p>-10.436</text:p>
          </table:table-cell>
          <table:table-cell table:style-name="ce11" office:value-type="float" office:value="-11.314649992757" calcext:value-type="float">
            <text:p>-11.315</text:p>
          </table:table-cell>
          <table:table-cell table:style-name="ce11" office:value-type="float" office:value="22.8193025384177" calcext:value-type="float">
            <text:p>22.819</text:p>
          </table:table-cell>
          <table:table-cell table:style-name="ce13" office:value-type="float" office:value="-10.5538811713491" calcext:value-type="float">
            <text:p>-10.554</text:p>
          </table:table-cell>
          <table:table-cell table:style-name="ce13" office:value-type="float" office:value="23.0812562509583" calcext:value-type="float">
            <text:p>23.081</text:p>
          </table:table-cell>
          <table:table-cell office:value-type="float" office:value="0.896762768304366" calcext:value-type="float">
            <text:p>0.897</text:p>
          </table:table-cell>
          <table:table-cell office:value-type="float" office:value="-10.173828434976" calcext:value-type="float">
            <text:p>-10.17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formula="of:=INDIRECT([.T6] &amp; [.V6])" office:value-type="float" office:value="-10.4703951378672" calcext:value-type="float">
            <text:p>-10.470</text:p>
          </table:table-cell>
          <table:table-cell table:style-name="ce11" table:formula="of:=INDIRECT([.U6] &amp; [.V6])" office:value-type="float" office:value="15.4246348071759" calcext:value-type="float">
            <text:p>15.425</text:p>
          </table:table-cell>
          <table:table-cell table:style-name="Default" table:formula="of:=[.N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2.14077595566411" calcext:value-type="float">
            <text:p>2.141</text:p>
          </table:table-cell>
          <table:table-cell table:style-name="ce9" office:value-type="float" office:value="-13.7867050656783" calcext:value-type="float">
            <text:p>-13.787</text:p>
          </table:table-cell>
          <table:table-cell office:value-type="float" office:value="-10.8696869961067" calcext:value-type="float">
            <text:p>-10.870</text:p>
          </table:table-cell>
          <table:table-cell office:value-type="float" office:value="23.9984229624528" calcext:value-type="float">
            <text:p>23.998</text:p>
          </table:table-cell>
          <table:table-cell office:value-type="float" office:value="-10.1089181746988" calcext:value-type="float">
            <text:p>-10.109</text:p>
          </table:table-cell>
          <table:table-cell office:value-type="float" office:value="24.2603766749934" calcext:value-type="float">
            <text:p>24.260</text:p>
          </table:table-cell>
          <table:table-cell table:style-name="ce14" office:value-type="float" office:value="2.90154477707204" calcext:value-type="float">
            <text:p>2.902</text:p>
          </table:table-cell>
          <table:table-cell table:style-name="ce14" office:value-type="float" office:value="-13.5247513531377" calcext:value-type="float">
            <text:p>-13.5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table:formula="of:=INDIRECT([.T7] &amp; [.V7])" office:value-type="float" office:value="-9.70962631645925" calcext:value-type="float">
            <text:p>-9.710</text:p>
          </table:table-cell>
          <table:table-cell table:style-name="ce13" table:formula="of:=INDIRECT([.U7] &amp; [.V7])" office:value-type="float" office:value="15.6865885197165" calcext:value-type="float">
            <text:p>15.687</text:p>
          </table:table-cell>
          <table:table-cell table:style-name="Default" table:formula="of:=[.N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0279293044337" calcext:value-type="float">
            <text:p>3.503</text:p>
          </table:table-cell>
          <table:table-cell office:value-type="float" office:value="-15.2709027803413" calcext:value-type="float">
            <text:p>-15.271</text:p>
          </table:table-cell>
          <table:table-cell table:style-name="ce11" office:value-type="float" office:value="-10.2151409693184" calcext:value-type="float">
            <text:p>-10.215</text:p>
          </table:table-cell>
          <table:table-cell table:style-name="ce11" office:value-type="float" office:value="24.5688700705849" calcext:value-type="float">
            <text:p>24.569</text:p>
          </table:table-cell>
          <table:table-cell table:style-name="ce13" office:value-type="float" office:value="-9.4543721479105" calcext:value-type="float">
            <text:p>-9.454</text:p>
          </table:table-cell>
          <table:table-cell table:style-name="ce13" office:value-type="float" office:value="24.8308237831255" calcext:value-type="float">
            <text:p>24.831</text:p>
          </table:table-cell>
          <table:table-cell office:value-type="float" office:value="4.2635617518513" calcext:value-type="float">
            <text:p>4.264</text:p>
          </table:table-cell>
          <table:table-cell office:value-type="float" office:value="-15.0089490678007" calcext:value-type="float">
            <text:p>-15.009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table:formula="of:=INDIRECT([.T8] &amp; [.V8])" office:value-type="float" office:value="-1.55887772074801" calcext:value-type="float">
            <text:p>-1.559</text:p>
          </table:table-cell>
          <table:table-cell table:style-name="ce9" table:formula="of:=INDIRECT([.U8] &amp; [.V8])" office:value-type="float" office:value="-7.98490421314902" calcext:value-type="float">
            <text:p>-7.985</text:p>
          </table:table-cell>
          <table:table-cell table:style-name="Default" table:formula="of:=[.N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4.38123020944592" calcext:value-type="float">
            <text:p>4.381</text:p>
          </table:table-cell>
          <table:table-cell table:style-name="ce9" office:value-type="float" office:value="-15.3506830823063" calcext:value-type="float">
            <text:p>-15.351</text:p>
          </table:table-cell>
          <table:table-cell office:value-type="float" office:value="-9.53455973071854" calcext:value-type="float">
            <text:p>-9.535</text:p>
          </table:table-cell>
          <table:table-cell office:value-type="float" office:value="25.0637054333711" calcext:value-type="float">
            <text:p>25.064</text:p>
          </table:table-cell>
          <table:table-cell office:value-type="float" office:value="-8.77379090931063" calcext:value-type="float">
            <text:p>-8.774</text:p>
          </table:table-cell>
          <table:table-cell office:value-type="float" office:value="25.3256591459117" calcext:value-type="float">
            <text:p>25.326</text:p>
          </table:table-cell>
          <table:table-cell table:style-name="ce14" office:value-type="float" office:value="5.14199903085384" calcext:value-type="float">
            <text:p>5.142</text:p>
          </table:table-cell>
          <table:table-cell table:style-name="ce14" office:value-type="float" office:value="-15.0887293697657" calcext:value-type="float">
            <text:p>-15.08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table:formula="of:=INDIRECT([.T9] &amp; [.V9])" office:value-type="float" office:value="-0.798108899340089" calcext:value-type="float">
            <text:p>-0.798</text:p>
          </table:table-cell>
          <table:table-cell table:style-name="ce14" table:formula="of:=INDIRECT([.U9] &amp; [.V9])" office:value-type="float" office:value="-7.72295050060843" calcext:value-type="float">
            <text:p>-7.723</text:p>
          </table:table-cell>
          <table:table-cell table:formula="of:=[.N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S8]" office:value-type="float" office:value="2" calcext:value-type="float">
            <text:p>2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7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6335209453237" calcext:value-type="float">
            <text:p>5.163</text:p>
          </table:table-cell>
          <table:table-cell office:value-type="float" office:value="-15.1507431695726" calcext:value-type="float">
            <text:p>-15.151</text:p>
          </table:table-cell>
          <table:table-cell table:style-name="ce11" office:value-type="float" office:value="-8.85953054395139" calcext:value-type="float">
            <text:p>-8.860</text:p>
          </table:table-cell>
          <table:table-cell table:style-name="ce11" office:value-type="float" office:value="25.5746651254834" calcext:value-type="float">
            <text:p>25.575</text:p>
          </table:table-cell>
          <table:table-cell table:style-name="ce13" office:value-type="float" office:value="-8.09876172254348" calcext:value-type="float">
            <text:p>-8.099</text:p>
          </table:table-cell>
          <table:table-cell table:style-name="ce13" office:value-type="float" office:value="25.8366188380239" calcext:value-type="float">
            <text:p>25.837</text:p>
          </table:table-cell>
          <table:table-cell office:value-type="float" office:value="5.92412091594028" calcext:value-type="float">
            <text:p>5.924</text:p>
          </table:table-cell>
          <table:table-cell office:value-type="float" office:value="-14.888789457032" calcext:value-type="float">
            <text:p>-14.88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table:formula="of:=INDIRECT([.T10] &amp; [.V10])" office:value-type="float" office:value="-11.314649992757" calcext:value-type="float">
            <text:p>-11.315</text:p>
          </table:table-cell>
          <table:table-cell table:style-name="ce11" table:formula="of:=INDIRECT([.U10] &amp; [.V10])" office:value-type="float" office:value="22.8193025384177" calcext:value-type="float">
            <text:p>22.819</text:p>
          </table:table-cell>
          <table:table-cell table:formula="of:=[.N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S9]+1" office:value-type="float" office:value="3" calcext:value-type="float">
            <text:p>3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" table:formula="of:=[.V8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5.96019020841663" calcext:value-type="float">
            <text:p>5.960</text:p>
          </table:table-cell>
          <table:table-cell table:style-name="ce9" office:value-type="float" office:value="-14.9935422885919" calcext:value-type="float">
            <text:p>-14.994</text:p>
          </table:table-cell>
          <table:table-cell office:value-type="float" office:value="-8.24062363847152" calcext:value-type="float">
            <text:p>-8.241</text:p>
          </table:table-cell>
          <table:table-cell office:value-type="float" office:value="26.2486157573901" calcext:value-type="float">
            <text:p>26.249</text:p>
          </table:table-cell>
          <table:table-cell office:value-type="float" office:value="-7.47985481706359" calcext:value-type="float">
            <text:p>-7.480</text:p>
          </table:table-cell>
          <table:table-cell office:value-type="float" office:value="26.5105694699307" calcext:value-type="float">
            <text:p>26.511</text:p>
          </table:table-cell>
          <table:table-cell table:style-name="ce14" office:value-type="float" office:value="5.89754623300923" calcext:value-type="float">
            <text:p>5.898</text:p>
          </table:table-cell>
          <table:table-cell table:style-name="ce14" office:value-type="float" office:value="-14.8116109737929" calcext:value-type="float">
            <text:p>-14.8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table:formula="of:=INDIRECT([.T11] &amp; [.V11])" office:value-type="float" office:value="-10.5538811713491" calcext:value-type="float">
            <text:p>-10.554</text:p>
          </table:table-cell>
          <table:table-cell table:style-name="ce13" table:formula="of:=INDIRECT([.U11] &amp; [.V11])" office:value-type="float" office:value="23.0812562509583" calcext:value-type="float">
            <text:p>23.081</text:p>
          </table:table-cell>
          <table:table-cell table:formula="of:=[.N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S10]" office:value-type="float" office:value="3" calcext:value-type="float">
            <text:p>3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" table:formula="of:=[.V9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5831505441714" calcext:value-type="float">
            <text:p>6.658</text:p>
          </table:table-cell>
          <table:table-cell office:value-type="float" office:value="-14.5496572612523" calcext:value-type="float">
            <text:p>-14.550</text:p>
          </table:table-cell>
          <table:table-cell table:style-name="ce11" office:value-type="float" office:value="-7.56397671985948" calcext:value-type="float">
            <text:p>-7.564</text:p>
          </table:table-cell>
          <table:table-cell table:style-name="ce11" office:value-type="float" office:value="26.7548772150813" calcext:value-type="float">
            <text:p>26.755</text:p>
          </table:table-cell>
          <table:table-cell table:style-name="ce13" office:value-type="float" office:value="-6.80320789845155" calcext:value-type="float">
            <text:p>-6.803</text:p>
          </table:table-cell>
          <table:table-cell table:style-name="ce13" office:value-type="float" office:value="27.0168309276218" calcext:value-type="float">
            <text:p>27.017</text:p>
          </table:table-cell>
          <table:table-cell office:value-type="float" office:value="6.58507745184374" calcext:value-type="float">
            <text:p>6.585</text:p>
          </table:table-cell>
          <table:table-cell office:value-type="float" office:value="-14.3369598192037" calcext:value-type="float">
            <text:p>-14.337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table:formula="of:=INDIRECT([.T12] &amp; [.V12])" office:value-type="float" office:value="2.14077595566411" calcext:value-type="float">
            <text:p>2.141</text:p>
          </table:table-cell>
          <table:table-cell table:style-name="ce9" table:formula="of:=INDIRECT([.U12] &amp; [.V12])" office:value-type="float" office:value="-13.7867050656783" calcext:value-type="float">
            <text:p>-13.787</text:p>
          </table:table-cell>
          <table:table-cell table:formula="of:=[.N8]" office:value-type="float" office:value="5.042" calcext:value-type="float">
            <text:p>5.042</text:p>
          </table:table-cell>
          <table:table-cell office:value-type="string" calcext:value-type="string">
            <text:p>end of strip 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S11]+1" office:value-type="float" office:value="4" calcext:value-type="float">
            <text:p>4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10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7.34584627325167" calcext:value-type="float">
            <text:p>7.346</text:p>
          </table:table-cell>
          <table:table-cell table:style-name="ce9" office:value-type="float" office:value="-14.0750061066632" calcext:value-type="float">
            <text:p>-14.075</text:p>
          </table:table-cell>
          <table:table-cell office:value-type="float" office:value="-6.93893393225973" calcext:value-type="float">
            <text:p>-6.939</text:p>
          </table:table-cell>
          <table:table-cell office:value-type="float" office:value="27.4110079513913" calcext:value-type="float">
            <text:p>27.411</text:p>
          </table:table-cell>
          <table:table-cell office:value-type="float" office:value="-6.17816511085181" calcext:value-type="float">
            <text:p>-6.178</text:p>
          </table:table-cell>
          <table:table-cell office:value-type="float" office:value="27.6729616639319" calcext:value-type="float">
            <text:p>27.673</text:p>
          </table:table-cell>
          <table:table-cell office:value-type="float" office:value="7.30043592223796" calcext:value-type="float">
            <text:p>7.300</text:p>
          </table:table-cell>
          <table:table-cell office:value-type="float" office:value="-13.9431248712901" calcext:value-type="float">
            <text:p>-13.94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table:formula="of:=INDIRECT([.T13] &amp; [.V13])" office:value-type="float" office:value="2.90154477707204" calcext:value-type="float">
            <text:p>2.902</text:p>
          </table:table-cell>
          <table:table-cell table:style-name="ce14" table:formula="of:=INDIRECT([.U13] &amp; [.V13])" office:value-type="float" office:value="-13.5247513531377" calcext:value-type="float">
            <text:p>-13.525</text:p>
          </table:table-cell>
          <table:table-cell table:formula="of:=[.N9]" office:value-type="float" office:value="1.902" calcext:value-type="float">
            <text:p>1.902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S12]" office:value-type="float" office:value="4" calcext:value-type="float">
            <text:p>4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11]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.06120474364589" calcext:value-type="float">
            <text:p>8.061</text:p>
          </table:table-cell>
          <table:table-cell office:value-type="float" office:value="-13.6811711587495" calcext:value-type="float">
            <text:p>-13.681</text:p>
          </table:table-cell>
          <table:table-cell office:value-type="float" office:value="-6.41981205291525" calcext:value-type="float">
            <text:p>-6.420</text:p>
          </table:table-cell>
          <table:table-cell office:value-type="float" office:value="28.3747553416297" calcext:value-type="float">
            <text:p>28.375</text:p>
          </table:table-cell>
          <table:table-cell office:value-type="float" office:value="-5.65904323150734" calcext:value-type="float">
            <text:p>-5.659</text:p>
          </table:table-cell>
          <table:table-cell office:value-type="float" office:value="28.6367090541702" calcext:value-type="float">
            <text:p>28.637</text:p>
          </table:table-cell>
          <table:table-cell office:value-type="float" office:value="8.02622914721543" calcext:value-type="float">
            <text:p>8.026</text:p>
          </table:table-cell>
          <table:table-cell office:value-type="float" office:value="-13.579594651143" calcext:value-type="float">
            <text:p>-13.58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INDIRECT([.T14] &amp; [.V14])" office:value-type="float" office:value="-10.2151409693184" calcext:value-type="float">
            <text:p>-10.215</text:p>
          </table:table-cell>
          <table:table-cell table:style-name="ce11" table:formula="of:=INDIRECT([.U14] &amp; [.V14])" office:value-type="float" office:value="24.5688700705849" calcext:value-type="float">
            <text:p>24.569</text:p>
          </table:table-cell>
          <table:table-cell table:formula="of:=[.N10]" office:value-type="float" office:value="1.902" calcext:value-type="float">
            <text:p>1.90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S13]+1" office:value-type="float" office:value="5" calcext:value-type="float">
            <text:p>5</text:p>
          </table:table-cell>
          <table:table-cell table:style-name="ce20" table:formula="of:=[.T10]" office:value-type="string" office:string-value="D" calcext:value-type="string">
            <text:p>D</text:p>
          </table:table-cell>
          <table:table-cell table:style-name="ce20" table:formula="of:=[.U10]" office:value-type="string" office:string-value="E" calcext:value-type="string">
            <text:p>E</text:p>
          </table:table-cell>
          <table:table-cell table:style-name="ce20" table:formula="of:=[.V12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.78699796862335" calcext:value-type="float">
            <text:p>8.787</text:p>
          </table:table-cell>
          <table:table-cell office:value-type="float" office:value="-13.3176409386024" calcext:value-type="float">
            <text:p>-13.318</text:p>
          </table:table-cell>
          <table:table-cell office:value-type="float" office:value="-5.96054498344961" calcext:value-type="float">
            <text:p>-5.961</text:p>
          </table:table-cell>
          <table:table-cell office:value-type="float" office:value="29.5123337217993" calcext:value-type="float">
            <text:p>29.512</text:p>
          </table:table-cell>
          <table:table-cell office:value-type="float" office:value="-5.19977616204168" calcext:value-type="float">
            <text:p>-5.200</text:p>
          </table:table-cell>
          <table:table-cell office:value-type="float" office:value="29.7742874343399" calcext:value-type="float">
            <text:p>29.774</text:p>
          </table:table-cell>
          <table:table-cell office:value-type="float" office:value="9.54776679003126" calcext:value-type="float">
            <text:p>9.548</text:p>
          </table:table-cell>
          <table:table-cell office:value-type="float" office:value="-13.0556872260618" calcext:value-type="float">
            <text:p>-13.05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table:formula="of:=INDIRECT([.T15] &amp; [.V15])" office:value-type="float" office:value="-9.4543721479105" calcext:value-type="float">
            <text:p>-9.454</text:p>
          </table:table-cell>
          <table:table-cell table:style-name="ce13" table:formula="of:=INDIRECT([.U15] &amp; [.V15])" office:value-type="float" office:value="24.8308237831255" calcext:value-type="float">
            <text:p>24.831</text:p>
          </table:table-cell>
          <table:table-cell table:formula="of:=[.N11]" office:value-type="float" office:value="5.042" calcext:value-type="float">
            <text:p>5.04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S14]" office:value-type="float" office:value="5" calcext:value-type="float">
            <text:p>5</text:p>
          </table:table-cell>
          <table:table-cell table:style-name="ce20" table:formula="of:=[.T11]" office:value-type="string" office:string-value="F" calcext:value-type="string">
            <text:p>F</text:p>
          </table:table-cell>
          <table:table-cell table:style-name="ce20" table:formula="of:=[.U11]" office:value-type="string" office:string-value="G" calcext:value-type="string">
            <text:p>G</text:p>
          </table:table-cell>
          <table:table-cell table:style-name="ce20" table:formula="of:=[.V13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.56840994002154" calcext:value-type="float">
            <text:p>9.568</text:p>
          </table:table-cell>
          <table:table-cell office:value-type="float" office:value="-13.115639286813" calcext:value-type="float">
            <text:p>-13.116</text:p>
          </table:table-cell>
          <table:table-cell office:value-type="float" office:value="-5.45814688704786" calcext:value-type="float">
            <text:p>-5.458</text:p>
          </table:table-cell>
          <table:table-cell office:value-type="float" office:value="30.5246505043758" calcext:value-type="float">
            <text:p>30.525</text:p>
          </table:table-cell>
          <table:table-cell office:value-type="float" office:value="-4.69737806563995" calcext:value-type="float">
            <text:p>-4.697</text:p>
          </table:table-cell>
          <table:table-cell office:value-type="float" office:value="30.7866042169164" calcext:value-type="float">
            <text:p>30.787</text:p>
          </table:table-cell>
          <table:table-cell office:value-type="float" office:value="10.3291787614295" calcext:value-type="float">
            <text:p>10.329</text:p>
          </table:table-cell>
          <table:table-cell office:value-type="float" office:value="-12.8536855742725" calcext:value-type="float">
            <text:p>-12.854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INDIRECT([.T16] &amp; [.V16])" office:value-type="float" office:value="4.38123020944592" calcext:value-type="float">
            <text:p>4.381</text:p>
          </table:table-cell>
          <table:table-cell table:style-name="ce9" table:formula="of:=INDIRECT([.U16] &amp; [.V16])" office:value-type="float" office:value="-15.3506830823063" calcext:value-type="float">
            <text:p>-15.351</text:p>
          </table:table-cell>
          <table:table-cell table:formula="of:=[.N12]" office:value-type="float" office:value="5.042" calcext:value-type="float">
            <text:p>5.042</text:p>
          </table:table-cell>
          <table:table-cell table:number-columns-repeated="4"/>
          <table:table-cell table:formula="of:=[.S15]+1" office:value-type="float" office:value="6" calcext:value-type="float">
            <text:p>6</text:p>
          </table:table-cell>
          <table:table-cell table:formula="of:=[.T12]" office:value-type="string" office:string-value="B" calcext:value-type="string">
            <text:p>B</text:p>
          </table:table-cell>
          <table:table-cell table:style-name="ce1" table:formula="of:=[.U12]" office:value-type="string" office:string-value="C" calcext:value-type="string">
            <text:p>C</text:p>
          </table:table-cell>
          <table:table-cell table:style-name="ce1" table:formula="of:=[.V14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.3763053246367" calcext:value-type="float">
            <text:p>10.376</text:p>
          </table:table-cell>
          <table:table-cell office:value-type="float" office:value="-12.9905510517665" calcext:value-type="float">
            <text:p>-12.991</text:p>
          </table:table-cell>
          <table:table-cell office:value-type="float" office:value="-4.94760256800457" calcext:value-type="float">
            <text:p>-4.948</text:p>
          </table:table-cell>
          <table:table-cell office:value-type="float" office:value="31.5133089385447" calcext:value-type="float">
            <text:p>31.513</text:p>
          </table:table-cell>
          <table:table-cell office:value-type="float" office:value="-4.18683374659664" calcext:value-type="float">
            <text:p>-4.187</text:p>
          </table:table-cell>
          <table:table-cell office:value-type="float" office:value="31.7752626510853" calcext:value-type="float">
            <text:p>31.775</text:p>
          </table:table-cell>
          <table:table-cell office:value-type="float" office:value="11.1370741460446" calcext:value-type="float">
            <text:p>11.137</text:p>
          </table:table-cell>
          <table:table-cell office:value-type="float" office:value="-12.7285973392259" calcext:value-type="float">
            <text:p>-12.729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table:formula="of:=INDIRECT([.T17] &amp; [.V17])" office:value-type="float" office:value="5.14199903085384" calcext:value-type="float">
            <text:p>5.142</text:p>
          </table:table-cell>
          <table:table-cell table:style-name="ce14" table:formula="of:=INDIRECT([.U17] &amp; [.V17])" office:value-type="float" office:value="-15.0887293697657" calcext:value-type="float">
            <text:p>-15.089</text:p>
          </table:table-cell>
          <table:table-cell table:formula="of:=[.N13]" office:value-type="float" office:value="1.902" calcext:value-type="float">
            <text:p>1.902</text:p>
          </table:table-cell>
          <table:table-cell table:number-columns-repeated="4"/>
          <table:table-cell table:formula="of:=[.S16]" office:value-type="float" office:value="6" calcext:value-type="float">
            <text:p>6</text:p>
          </table:table-cell>
          <table:table-cell table:formula="of:=[.T13]" office:value-type="string" office:string-value="H" calcext:value-type="string">
            <text:p>H</text:p>
          </table:table-cell>
          <table:table-cell table:style-name="ce1" table:formula="of:=[.U13]" office:value-type="string" office:string-value="I" calcext:value-type="string">
            <text:p>I</text:p>
          </table:table-cell>
          <table:table-cell table:style-name="ce1" table:formula="of:=[.V15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.1433098684413" calcext:value-type="float">
            <text:p>11.143</text:p>
          </table:table-cell>
          <table:table-cell office:value-type="float" office:value="-12.7467071920404" calcext:value-type="float">
            <text:p>-12.747</text:p>
          </table:table-cell>
          <table:table-cell office:value-type="float" office:value="-4.41575320073437" calcext:value-type="float">
            <text:p>-4.416</text:p>
          </table:table-cell>
          <table:table-cell office:value-type="float" office:value="32.4400930199037" calcext:value-type="float">
            <text:p>32.440</text:p>
          </table:table-cell>
          <table:table-cell office:value-type="float" office:value="-3.65498437932645" calcext:value-type="float">
            <text:p>-3.655</text:p>
          </table:table-cell>
          <table:table-cell office:value-type="float" office:value="32.7020467324443" calcext:value-type="float">
            <text:p>32.702</text:p>
          </table:table-cell>
          <table:table-cell office:value-type="float" office:value="11.9040786898492" calcext:value-type="float">
            <text:p>11.904</text:p>
          </table:table-cell>
          <table:table-cell office:value-type="float" office:value="-12.4847534794998" calcext:value-type="float">
            <text:p>-12.4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table:formula="of:=INDIRECT([.T18] &amp; [.V18])" office:value-type="float" office:value="-8.85953054395139" calcext:value-type="float">
            <text:p>-8.860</text:p>
          </table:table-cell>
          <table:table-cell table:style-name="ce11" table:formula="of:=INDIRECT([.U18] &amp; [.V18])" office:value-type="float" office:value="25.5746651254834" calcext:value-type="float">
            <text:p>25.575</text:p>
          </table:table-cell>
          <table:table-cell table:formula="of:=[.N14]" office:value-type="float" office:value="1.902" calcext:value-type="float">
            <text:p>1.902</text:p>
          </table:table-cell>
          <table:table-cell table:number-columns-repeated="4"/>
          <table:table-cell table:formula="of:=[.S17]+1" office:value-type="float" office:value="7" calcext:value-type="float">
            <text:p>7</text:p>
          </table:table-cell>
          <table:table-cell table:style-name="ce21" table:formula="of:=[.T14]" office:value-type="string" office:string-value="D" calcext:value-type="string">
            <text:p>D</text:p>
          </table:table-cell>
          <table:table-cell table:style-name="ce21" table:formula="of:=[.U14]" office:value-type="string" office:string-value="E" calcext:value-type="string">
            <text:p>E</text:p>
          </table:table-cell>
          <table:table-cell table:style-name="ce21" table:formula="of:=[.V16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.9933551730433" calcext:value-type="float">
            <text:p>11.993</text:p>
          </table:table-cell>
          <table:table-cell office:value-type="float" office:value="-12.7440312131128" calcext:value-type="float">
            <text:p>-12.744</text:p>
          </table:table-cell>
          <table:table-cell office:value-type="float" office:value="-3.87248325007468" calcext:value-type="float">
            <text:p>-3.872</text:p>
          </table:table-cell>
          <table:table-cell office:value-type="float" office:value="33.3337093187535" calcext:value-type="float">
            <text:p>33.334</text:p>
          </table:table-cell>
          <table:table-cell office:value-type="float" office:value="-3.11171442866675" calcext:value-type="float">
            <text:p>-3.112</text:p>
          </table:table-cell>
          <table:table-cell office:value-type="float" office:value="33.5956630312941" calcext:value-type="float">
            <text:p>33.596</text:p>
          </table:table-cell>
          <table:table-cell office:value-type="float" office:value="12.7541239944512" calcext:value-type="float">
            <text:p>12.754</text:p>
          </table:table-cell>
          <table:table-cell office:value-type="float" office:value="-12.4820775005722" calcext:value-type="float">
            <text:p>-12.48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 table:formula="of:=INDIRECT([.T19] &amp; [.V19])" office:value-type="float" office:value="-8.09876172254348" calcext:value-type="float">
            <text:p>-8.099</text:p>
          </table:table-cell>
          <table:table-cell table:style-name="ce13" table:formula="of:=INDIRECT([.U19] &amp; [.V19])" office:value-type="float" office:value="25.8366188380239" calcext:value-type="float">
            <text:p>25.837</text:p>
          </table:table-cell>
          <table:table-cell table:formula="of:=[.N15]" office:value-type="float" office:value="5.042" calcext:value-type="float">
            <text:p>5.042</text:p>
          </table:table-cell>
          <table:table-cell table:number-columns-repeated="4"/>
          <table:table-cell table:formula="of:=[.S18]" office:value-type="float" office:value="7" calcext:value-type="float">
            <text:p>7</text:p>
          </table:table-cell>
          <table:table-cell table:formula="of:=[.T15]" office:value-type="string" office:string-value="F" calcext:value-type="string">
            <text:p>F</text:p>
          </table:table-cell>
          <table:table-cell table:style-name="ce1" table:formula="of:=[.U15]" office:value-type="string" office:string-value="G" calcext:value-type="string">
            <text:p>G</text:p>
          </table:table-cell>
          <table:table-cell table:style-name="ce1" table:formula="of:=[.V17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.7857397416215" calcext:value-type="float">
            <text:p>12.786</text:p>
          </table:table-cell>
          <table:table-cell office:value-type="float" office:value="-12.5738962974099" calcext:value-type="float">
            <text:p>-12.574</text:p>
          </table:table-cell>
          <table:table-cell office:value-type="float" office:value="-3.30772932111682" calcext:value-type="float">
            <text:p>-3.308</text:p>
          </table:table-cell>
          <table:table-cell office:value-type="float" office:value="34.164931614134" calcext:value-type="float">
            <text:p>34.165</text:p>
          </table:table-cell>
          <table:table-cell office:value-type="float" office:value="-2.5469604997089" calcext:value-type="float">
            <text:p>-2.547</text:p>
          </table:table-cell>
          <table:table-cell office:value-type="float" office:value="34.4268853266746" calcext:value-type="float">
            <text:p>34.427</text:p>
          </table:table-cell>
          <table:table-cell office:value-type="float" office:value="13.5465085630294" calcext:value-type="float">
            <text:p>13.547</text:p>
          </table:table-cell>
          <table:table-cell office:value-type="float" office:value="-12.3119425848693" calcext:value-type="float">
            <text:p>-12.3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INDIRECT([.T20] &amp; [.V20])" office:value-type="float" office:value="5.96019020841663" calcext:value-type="float">
            <text:p>5.960</text:p>
          </table:table-cell>
          <table:table-cell table:style-name="ce9" table:formula="of:=INDIRECT([.U20] &amp; [.V20])" office:value-type="float" office:value="-14.9935422885919" calcext:value-type="float">
            <text:p>-14.994</text:p>
          </table:table-cell>
          <table:table-cell table:formula="of:=[.N16]" office:value-type="float" office:value="5.042" calcext:value-type="float">
            <text:p>5.042</text:p>
          </table:table-cell>
          <table:table-cell table:number-columns-repeated="4"/>
          <table:table-cell table:formula="of:=[.S19]+1" office:value-type="float" office:value="8" calcext:value-type="float">
            <text:p>8</text:p>
          </table:table-cell>
          <table:table-cell table:formula="of:=[.T16]" office:value-type="string" office:string-value="B" calcext:value-type="string">
            <text:p>B</text:p>
          </table:table-cell>
          <table:table-cell table:style-name="ce1" table:formula="of:=[.U16]" office:value-type="string" office:string-value="C" calcext:value-type="string">
            <text:p>C</text:p>
          </table:table-cell>
          <table:table-cell table:style-name="ce1" table:formula="of:=[.V18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.5532532731489" calcext:value-type="float">
            <text:p>13.553</text:p>
          </table:table-cell>
          <table:table-cell office:value-type="float" office:value="-12.3315306453652" calcext:value-type="float">
            <text:p>-12.332</text:p>
          </table:table-cell>
          <table:table-cell office:value-type="float" office:value="-2.712063169776" calcext:value-type="float">
            <text:p>-2.712</text:p>
          </table:table-cell>
          <table:table-cell office:value-type="float" office:value="34.9063782970168" calcext:value-type="float">
            <text:p>34.906</text:p>
          </table:table-cell>
          <table:table-cell office:value-type="float" office:value="-1.95129434836808" calcext:value-type="float">
            <text:p>-1.951</text:p>
          </table:table-cell>
          <table:table-cell office:value-type="float" office:value="35.1683320095574" calcext:value-type="float">
            <text:p>35.168</text:p>
          </table:table-cell>
          <table:table-cell office:value-type="float" office:value="14.3140220945569" calcext:value-type="float">
            <text:p>14.314</text:p>
          </table:table-cell>
          <table:table-cell office:value-type="float" office:value="-12.0695769328246" calcext:value-type="float">
            <text:p>-12.07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table:formula="of:=INDIRECT([.T21] &amp; [.V21])" office:value-type="float" office:value="5.89754623300923" calcext:value-type="float">
            <text:p>5.898</text:p>
          </table:table-cell>
          <table:table-cell table:style-name="ce14" table:formula="of:=INDIRECT([.U21] &amp; [.V21])" office:value-type="float" office:value="-14.8116109737929" calcext:value-type="float">
            <text:p>-14.812</text:p>
          </table:table-cell>
          <table:table-cell table:formula="of:=[.N17]" office:value-type="float" office:value="1.902" calcext:value-type="float">
            <text:p>1.902</text:p>
          </table:table-cell>
          <table:table-cell table:number-columns-repeated="4"/>
          <table:table-cell table:formula="of:=[.S20]" office:value-type="float" office:value="8" calcext:value-type="float">
            <text:p>8</text:p>
          </table:table-cell>
          <table:table-cell table:formula="of:=[.T17]" office:value-type="string" office:string-value="H" calcext:value-type="string">
            <text:p>H</text:p>
          </table:table-cell>
          <table:table-cell table:style-name="ce1" table:formula="of:=[.U17]" office:value-type="string" office:string-value="I" calcext:value-type="string">
            <text:p>I</text:p>
          </table:table-cell>
          <table:table-cell table:style-name="ce1" table:formula="of:=[.V19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.3253848538063" calcext:value-type="float">
            <text:p>14.325</text:p>
          </table:table-cell>
          <table:table-cell office:value-type="float" office:value="-12.1025767818374" calcext:value-type="float">
            <text:p>-12.103</text:p>
          </table:table-cell>
          <table:table-cell office:value-type="float" office:value="-2.12090106638004" calcext:value-type="float">
            <text:p>-2.121</text:p>
          </table:table-cell>
          <table:table-cell office:value-type="float" office:value="35.6609056849346" calcext:value-type="float">
            <text:p>35.661</text:p>
          </table:table-cell>
          <table:table-cell office:value-type="float" office:value="-1.36013224497214" calcext:value-type="float">
            <text:p>-1.360</text:p>
          </table:table-cell>
          <table:table-cell office:value-type="float" office:value="35.9228593974752" calcext:value-type="float">
            <text:p>35.923</text:p>
          </table:table-cell>
          <table:table-cell office:value-type="float" office:value="15.0861536752143" calcext:value-type="float">
            <text:p>15.086</text:p>
          </table:table-cell>
          <table:table-cell office:value-type="float" office:value="-11.8406230692968" calcext:value-type="float">
            <text:p>-11.84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INDIRECT([.T22] &amp; [.V22])" office:value-type="float" office:value="-7.56397671985948" calcext:value-type="float">
            <text:p>-7.564</text:p>
          </table:table-cell>
          <table:table-cell table:style-name="ce11" table:formula="of:=INDIRECT([.U22] &amp; [.V22])" office:value-type="float" office:value="26.7548772150813" calcext:value-type="float">
            <text:p>26.755</text:p>
          </table:table-cell>
          <table:table-cell table:formula="of:=[.N18]" office:value-type="float" office:value="1.902" calcext:value-type="float">
            <text:p>1.902</text:p>
          </table:table-cell>
          <table:table-cell table:number-columns-repeated="4"/>
          <table:table-cell table:formula="of:=[.S21]+1" office:value-type="float" office:value="9" calcext:value-type="float">
            <text:p>9</text:p>
          </table:table-cell>
          <table:table-cell table:formula="of:=[.T18]" office:value-type="string" office:string-value="D" calcext:value-type="string">
            <text:p>D</text:p>
          </table:table-cell>
          <table:table-cell table:style-name="ce1" table:formula="of:=[.U18]" office:value-type="string" office:string-value="E" calcext:value-type="string">
            <text:p>E</text:p>
          </table:table-cell>
          <table:table-cell table:style-name="ce1" table:formula="of:=[.V20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.0959698204472" calcext:value-type="float">
            <text:p>15.096</text:p>
          </table:table-cell>
          <table:table-cell office:value-type="float" office:value="-11.8691312250593" calcext:value-type="float">
            <text:p>-11.869</text:p>
          </table:table-cell>
          <table:table-cell office:value-type="float" office:value="-1.51397871826006" calcext:value-type="float">
            <text:p>-1.514</text:p>
          </table:table-cell>
          <table:table-cell office:value-type="float" office:value="36.3696619986901" calcext:value-type="float">
            <text:p>36.370</text:p>
          </table:table-cell>
          <table:table-cell office:value-type="float" office:value="-0.753209896852134" calcext:value-type="float">
            <text:p>-0.753</text:p>
          </table:table-cell>
          <table:table-cell office:value-type="float" office:value="36.6316157112306" calcext:value-type="float">
            <text:p>36.632</text:p>
          </table:table-cell>
          <table:table-cell office:value-type="float" office:value="15.8567386418552" calcext:value-type="float">
            <text:p>15.857</text:p>
          </table:table-cell>
          <table:table-cell office:value-type="float" office:value="-11.6071775125187" calcext:value-type="float">
            <text:p>-11.60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table:formula="of:=INDIRECT([.T23] &amp; [.V23])" office:value-type="float" office:value="-6.80320789845155" calcext:value-type="float">
            <text:p>-6.803</text:p>
          </table:table-cell>
          <table:table-cell table:style-name="ce13" table:formula="of:=INDIRECT([.U23] &amp; [.V23])" office:value-type="float" office:value="27.0168309276218" calcext:value-type="float">
            <text:p>27.017</text:p>
          </table:table-cell>
          <table:table-cell table:formula="of:=[.N19]" office:value-type="float" office:value="5.042" calcext:value-type="float">
            <text:p>5.042</text:p>
          </table:table-cell>
          <table:table-cell table:number-columns-repeated="4"/>
          <table:table-cell table:formula="of:=[.S22]" office:value-type="float" office:value="9" calcext:value-type="float">
            <text:p>9</text:p>
          </table:table-cell>
          <table:table-cell table:formula="of:=[.T19]" office:value-type="string" office:string-value="F" calcext:value-type="string">
            <text:p>F</text:p>
          </table:table-cell>
          <table:table-cell table:style-name="ce1" table:formula="of:=[.U19]" office:value-type="string" office:string-value="G" calcext:value-type="string">
            <text:p>G</text:p>
          </table:table-cell>
          <table:table-cell table:style-name="ce1" table:formula="of:=[.V21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.8694519382329" calcext:value-type="float">
            <text:p>15.869</text:p>
          </table:table-cell>
          <table:table-cell office:value-type="float" office:value="-11.6440996061502" calcext:value-type="float">
            <text:p>-11.644</text:p>
          </table:table-cell>
          <table:table-cell office:value-type="float" office:value="-0.886288439495083" calcext:value-type="float">
            <text:p>-0.886</text:p>
          </table:table-cell>
          <table:table-cell office:value-type="float" office:value="37.0181038623596" calcext:value-type="float">
            <text:p>37.018</text:p>
          </table:table-cell>
          <table:table-cell office:value-type="float" office:value="-0.125519618087166" calcext:value-type="float">
            <text:p>-0.126</text:p>
          </table:table-cell>
          <table:table-cell office:value-type="float" office:value="37.2800575749001" calcext:value-type="float">
            <text:p>37.280</text:p>
          </table:table-cell>
          <table:table-cell office:value-type="float" office:value="16.6302207596409" calcext:value-type="float">
            <text:p>16.630</text:p>
          </table:table-cell>
          <table:table-cell office:value-type="float" office:value="-11.3821458936096" calcext:value-type="float">
            <text:p>-11.38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INDIRECT([.T24] &amp; [.V24])" office:value-type="float" office:value="7.34584627325167" calcext:value-type="float">
            <text:p>7.346</text:p>
          </table:table-cell>
          <table:table-cell table:style-name="ce9" table:formula="of:=INDIRECT([.U24] &amp; [.V24])" office:value-type="float" office:value="-14.0750061066632" calcext:value-type="float">
            <text:p>-14.075</text:p>
          </table:table-cell>
          <table:table-cell table:formula="of:=[.N20]" office:value-type="float" office:value="5.042" calcext:value-type="float">
            <text:p>5.042</text:p>
          </table:table-cell>
          <table:table-cell table:number-columns-repeated="4"/>
          <table:table-cell table:formula="of:=[.S23]+1" office:value-type="float" office:value="10" calcext:value-type="float">
            <text:p>10</text:p>
          </table:table-cell>
          <table:table-cell table:formula="of:=[.T20]" office:value-type="string" office:string-value="B" calcext:value-type="string">
            <text:p>B</text:p>
          </table:table-cell>
          <table:table-cell table:style-name="ce1" table:formula="of:=[.U20]" office:value-type="string" office:string-value="C" calcext:value-type="string">
            <text:p>C</text:p>
          </table:table-cell>
          <table:table-cell table:style-name="ce1" table:formula="of:=[.V22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.6332999422307" calcext:value-type="float">
            <text:p>16.633</text:p>
          </table:table-cell>
          <table:table-cell office:value-type="float" office:value="-11.3910884891815" calcext:value-type="float">
            <text:p>-11.391</text:p>
          </table:table-cell>
          <table:table-cell office:value-type="float" office:value="-0.269651935010258" calcext:value-type="float">
            <text:p>-0.270</text:p>
          </table:table-cell>
          <table:table-cell office:value-type="float" office:value="37.6986482175328" calcext:value-type="float">
            <text:p>37.699</text:p>
          </table:table-cell>
          <table:table-cell office:value-type="float" office:value="0.491116886397673" calcext:value-type="float">
            <text:p>0.491</text:p>
          </table:table-cell>
          <table:table-cell office:value-type="float" office:value="37.9606019300734" calcext:value-type="float">
            <text:p>37.961</text:p>
          </table:table-cell>
          <table:table-cell office:value-type="float" office:value="17.3940687636387" calcext:value-type="float">
            <text:p>17.394</text:p>
          </table:table-cell>
          <table:table-cell office:value-type="float" office:value="-11.1291347766409" calcext:value-type="float">
            <text:p>-11.12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NDIRECT([.T25] &amp; [.V25])" office:value-type="float" office:value="7.30043592223796" calcext:value-type="float">
            <text:p>7.300</text:p>
          </table:table-cell>
          <table:table-cell table:formula="of:=INDIRECT([.U25] &amp; [.V25])" office:value-type="float" office:value="-13.9431248712901" calcext:value-type="float">
            <text:p>-13.943</text:p>
          </table:table-cell>
          <table:table-cell table:formula="of:=[.N21]" office:value-type="float" office:value="1.902" calcext:value-type="float">
            <text:p>1.902</text:p>
          </table:table-cell>
          <table:table-cell table:number-columns-repeated="4"/>
          <table:table-cell table:formula="of:=[.S24]" office:value-type="float" office:value="10" calcext:value-type="float">
            <text:p>10</text:p>
          </table:table-cell>
          <table:table-cell table:formula="of:=[.T21]" office:value-type="string" office:string-value="H" calcext:value-type="string">
            <text:p>H</text:p>
          </table:table-cell>
          <table:table-cell table:style-name="ce1" table:formula="of:=[.U21]" office:value-type="string" office:string-value="I" calcext:value-type="string">
            <text:p>I</text:p>
          </table:table-cell>
          <table:table-cell table:style-name="ce1" table:formula="of:=[.V23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7.3991096140731" calcext:value-type="float">
            <text:p>17.399</text:p>
          </table:table-cell>
          <table:table-cell office:value-type="float" office:value="-11.1437744693053" calcext:value-type="float">
            <text:p>-11.144</text:p>
          </table:table-cell>
          <table:table-cell office:value-type="float" office:value="0.384919380847758" calcext:value-type="float">
            <text:p>0.385</text:p>
          </table:table-cell>
          <table:table-cell office:value-type="float" office:value="38.2690218808735" calcext:value-type="float">
            <text:p>38.269</text:p>
          </table:table-cell>
          <table:table-cell office:value-type="float" office:value="1.14568820225567" calcext:value-type="float">
            <text:p>1.146</text:p>
          </table:table-cell>
          <table:table-cell office:value-type="float" office:value="38.5309755934141" calcext:value-type="float">
            <text:p>38.531</text:p>
          </table:table-cell>
          <table:table-cell office:value-type="float" office:value="17.3940065893193" calcext:value-type="float">
            <text:p>17.394</text:p>
          </table:table-cell>
          <table:table-cell office:value-type="float" office:value="-11.1289542093064" calcext:value-type="float">
            <text:p>-11.12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NDIRECT([.T26] &amp; [.V26])" office:value-type="float" office:value="-6.41981205291525" calcext:value-type="float">
            <text:p>-6.420</text:p>
          </table:table-cell>
          <table:table-cell table:formula="of:=INDIRECT([.U26] &amp; [.V26])" office:value-type="float" office:value="28.3747553416297" calcext:value-type="float">
            <text:p>28.375</text:p>
          </table:table-cell>
          <table:table-cell table:formula="of:=[.N22]" office:value-type="float" office:value="1.902" calcext:value-type="float">
            <text:p>1.902</text:p>
          </table:table-cell>
          <table:table-cell table:number-columns-repeated="5"/>
          <table:table-cell table:formula="of:=[.T22]" office:value-type="string" office:string-value="D" calcext:value-type="string">
            <text:p>D</text:p>
          </table:table-cell>
          <table:table-cell table:style-name="ce1" table:formula="of:=[.U22]" office:value-type="string" office:string-value="E" calcext:value-type="string">
            <text:p>E</text:p>
          </table:table-cell>
          <table:table-cell table:style-name="ce1" table:formula="of:=[.V24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.1547754107273" calcext:value-type="float">
            <text:p>18.155</text:p>
          </table:table-cell>
          <table:table-cell office:value-type="float" office:value="-10.8670004967658" calcext:value-type="float">
            <text:p>-10.867</text:p>
          </table:table-cell>
          <table:table-cell office:value-type="float" office:value="1.04328975615172" calcext:value-type="float">
            <text:p>1.043</text:p>
          </table:table-cell>
          <table:table-cell office:value-type="float" office:value="38.8283622744462" calcext:value-type="float">
            <text:p>38.828</text:p>
          </table:table-cell>
          <table:table-cell office:value-type="float" office:value="1.80405857755964" calcext:value-type="float">
            <text:p>1.804</text:p>
          </table:table-cell>
          <table:table-cell office:value-type="float" office:value="39.0903159869868" calcext:value-type="float">
            <text:p>39.090</text:p>
          </table:table-cell>
          <table:table-cell office:value-type="float" office:value="18.1463392312248" calcext:value-type="float">
            <text:p>18.146</text:p>
          </table:table-cell>
          <table:table-cell office:value-type="float" office:value="-10.8425000524887" calcext:value-type="float">
            <text:p>-10.84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NDIRECT([.T27] &amp; [.V27])" office:value-type="float" office:value="-5.65904323150734" calcext:value-type="float">
            <text:p>-5.659</text:p>
          </table:table-cell>
          <table:table-cell table:formula="of:=INDIRECT([.U27] &amp; [.V27])" office:value-type="float" office:value="28.6367090541702" calcext:value-type="float">
            <text:p>28.637</text:p>
          </table:table-cell>
          <table:table-cell table:formula="of:=[.N23]" office:value-type="float" office:value="5.042" calcext:value-type="float">
            <text:p>5.042</text:p>
          </table:table-cell>
          <table:table-cell table:number-columns-repeated="5"/>
          <table:table-cell table:formula="of:=[.T23]" office:value-type="string" office:string-value="F" calcext:value-type="string">
            <text:p>F</text:p>
          </table:table-cell>
          <table:table-cell table:style-name="ce1" table:formula="of:=[.U23]" office:value-type="string" office:string-value="G" calcext:value-type="string">
            <text:p>G</text:p>
          </table:table-cell>
          <table:table-cell table:style-name="ce1" table:formula="of:=[.V25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.9071080526327" calcext:value-type="float">
            <text:p>18.907</text:p>
          </table:table-cell>
          <table:table-cell office:value-type="float" office:value="-10.5805463399481" calcext:value-type="float">
            <text:p>-10.581</text:p>
          </table:table-cell>
          <table:table-cell office:value-type="float" office:value="1.71367209199227" calcext:value-type="float">
            <text:p>1.714</text:p>
          </table:table-cell>
          <table:table-cell office:value-type="float" office:value="39.3528174015665" calcext:value-type="float">
            <text:p>39.353</text:p>
          </table:table-cell>
          <table:table-cell office:value-type="float" office:value="2.47444091340019" calcext:value-type="float">
            <text:p>2.474</text:p>
          </table:table-cell>
          <table:table-cell office:value-type="float" office:value="39.6147711141071" calcext:value-type="float">
            <text:p>39.615</text:p>
          </table:table-cell>
          <table:table-cell office:value-type="float" office:value="18.8958815574068" calcext:value-type="float">
            <text:p>18.896</text:p>
          </table:table-cell>
          <table:table-cell office:value-type="float" office:value="-10.5479422303949" calcext:value-type="float">
            <text:p>-10.54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INDIRECT([.T28] &amp; [.V28])" office:value-type="float" office:value="8.78699796862335" calcext:value-type="float">
            <text:p>8.787</text:p>
          </table:table-cell>
          <table:table-cell table:formula="of:=INDIRECT([.U28] &amp; [.V28])" office:value-type="float" office:value="-13.3176409386024" calcext:value-type="float">
            <text:p>-13.318</text:p>
          </table:table-cell>
          <table:table-cell table:formula="of:=[.N24]" office:value-type="float" office:value="5.042" calcext:value-type="float">
            <text:p>5.042</text:p>
          </table:table-cell>
          <table:table-cell table:number-columns-repeated="5"/>
          <table:table-cell table:formula="of:=[.T24]" office:value-type="string" office:string-value="B" calcext:value-type="string">
            <text:p>B</text:p>
          </table:table-cell>
          <table:table-cell table:style-name="ce1" table:formula="of:=[.U24]" office:value-type="string" office:string-value="C" calcext:value-type="string">
            <text:p>C</text:p>
          </table:table-cell>
          <table:table-cell table:style-name="ce1" table:formula="of:=[.V26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.6566503788147" calcext:value-type="float">
            <text:p>19.657</text:p>
          </table:table-cell>
          <table:table-cell office:value-type="float" office:value="-10.2859885178544" calcext:value-type="float">
            <text:p>-10.286</text:p>
          </table:table-cell>
          <table:table-cell office:value-type="float" office:value="2.38262138231498" calcext:value-type="float">
            <text:p>2.383</text:p>
          </table:table-cell>
          <table:table-cell office:value-type="float" office:value="39.8814343950678" calcext:value-type="float">
            <text:p>39.881</text:p>
          </table:table-cell>
          <table:table-cell office:value-type="float" office:value="3.1433902037229" calcext:value-type="float">
            <text:p>3.143</text:p>
          </table:table-cell>
          <table:table-cell office:value-type="float" office:value="40.1433881076084" calcext:value-type="float">
            <text:p>40.143</text:p>
          </table:table-cell>
          <table:table-cell office:value-type="float" office:value="20.4174192002227" calcext:value-type="float">
            <text:p>20.417</text:p>
          </table:table-cell>
          <table:table-cell office:value-type="float" office:value="-10.0240348053138" calcext:value-type="float">
            <text:p>-10.02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INDIRECT([.T29] &amp; [.V29])" office:value-type="float" office:value="9.54776679003126" calcext:value-type="float">
            <text:p>9.548</text:p>
          </table:table-cell>
          <table:table-cell table:formula="of:=INDIRECT([.U29] &amp; [.V29])" office:value-type="float" office:value="-13.0556872260618" calcext:value-type="float">
            <text:p>-13.056</text:p>
          </table:table-cell>
          <table:table-cell table:formula="of:=[.N25]" office:value-type="float" office:value="1.902" calcext:value-type="float">
            <text:p>1.902</text:p>
          </table:table-cell>
          <table:table-cell table:number-columns-repeated="5"/>
          <table:table-cell table:formula="of:=[.T25]" office:value-type="string" office:string-value="H" calcext:value-type="string">
            <text:p>H</text:p>
          </table:table-cell>
          <table:table-cell table:style-name="ce1" table:formula="of:=[.U25]" office:value-type="string" office:string-value="I" calcext:value-type="string">
            <text:p>I</text:p>
          </table:table-cell>
          <table:table-cell table:style-name="ce1" table:formula="of:=[.V27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.4309990546543" calcext:value-type="float">
            <text:p>20.431</text:p>
          </table:table-cell>
          <table:table-cell office:value-type="float" office:value="-10.0634735662713" calcext:value-type="float">
            <text:p>-10.063</text:p>
          </table:table-cell>
          <table:table-cell office:value-type="float" office:value="3.06838749336129" calcext:value-type="float">
            <text:p>3.068</text:p>
          </table:table-cell>
          <table:table-cell office:value-type="float" office:value="40.3612117948958" calcext:value-type="float">
            <text:p>40.361</text:p>
          </table:table-cell>
          <table:table-cell office:value-type="float" office:value="3.82915631476922" calcext:value-type="float">
            <text:p>3.829</text:p>
          </table:table-cell>
          <table:table-cell office:value-type="float" office:value="40.6231655074364" calcext:value-type="float">
            <text:p>40.623</text:p>
          </table:table-cell>
          <table:table-cell office:value-type="float" office:value="20.4128366633367" calcext:value-type="float">
            <text:p>20.413</text:p>
          </table:table-cell>
          <table:table-cell office:value-type="float" office:value="-10.0107261518421" calcext:value-type="float">
            <text:p>-10.0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NDIRECT([.T30] &amp; [.V30])" office:value-type="float" office:value="-5.45814688704786" calcext:value-type="float">
            <text:p>-5.458</text:p>
          </table:table-cell>
          <table:table-cell table:formula="of:=INDIRECT([.U30] &amp; [.V30])" office:value-type="float" office:value="30.5246505043758" calcext:value-type="float">
            <text:p>30.525</text:p>
          </table:table-cell>
          <table:table-cell table:formula="of:=[.N26]" office:value-type="float" office:value="1.902" calcext:value-type="float">
            <text:p>1.902</text:p>
          </table:table-cell>
          <table:table-cell table:number-columns-repeated="5"/>
          <table:table-cell table:formula="of:=[.T26]" office:value-type="string" office:string-value="D" calcext:value-type="string">
            <text:p>D</text:p>
          </table:table-cell>
          <table:table-cell table:style-name="ce1" table:formula="of:=[.U26]" office:value-type="string" office:string-value="E" calcext:value-type="string">
            <text:p>E</text:p>
          </table:table-cell>
          <table:table-cell table:style-name="ce1" table:formula="of:=[.V28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.1736054847446" calcext:value-type="float">
            <text:p>21.174</text:p>
          </table:table-cell>
          <table:table-cell office:value-type="float" office:value="-9.74877243930151" calcext:value-type="float">
            <text:p>-9.749</text:p>
          </table:table-cell>
          <table:table-cell office:value-type="float" office:value="3.76357853503612" calcext:value-type="float">
            <text:p>3.764</text:p>
          </table:table-cell>
          <table:table-cell office:value-type="float" office:value="40.8136172086711" calcext:value-type="float">
            <text:p>40.814</text:p>
          </table:table-cell>
          <table:table-cell office:value-type="float" office:value="4.52434735644401" calcext:value-type="float">
            <text:p>4.524</text:p>
          </table:table-cell>
          <table:table-cell office:value-type="float" office:value="41.0755709212116" calcext:value-type="float">
            <text:p>41.076</text:p>
          </table:table-cell>
          <table:table-cell office:value-type="float" office:value="21.1657939888135" calcext:value-type="float">
            <text:p>21.166</text:p>
          </table:table-cell>
          <table:table-cell office:value-type="float" office:value="-9.72608620784767" calcext:value-type="float">
            <text:p>-9.72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NDIRECT([.T31] &amp; [.V31])" office:value-type="float" office:value="-4.69737806563995" calcext:value-type="float">
            <text:p>-4.697</text:p>
          </table:table-cell>
          <table:table-cell table:formula="of:=INDIRECT([.U31] &amp; [.V31])" office:value-type="float" office:value="30.7866042169164" calcext:value-type="float">
            <text:p>30.787</text:p>
          </table:table-cell>
          <table:table-cell table:formula="of:=[.N27]" office:value-type="float" office:value="5.042" calcext:value-type="float">
            <text:p>5.042</text:p>
          </table:table-cell>
          <table:table-cell table:number-columns-repeated="5"/>
          <table:table-cell table:formula="of:=[.T27]" office:value-type="string" office:string-value="F" calcext:value-type="string">
            <text:p>F</text:p>
          </table:table-cell>
          <table:table-cell table:style-name="ce1" table:formula="of:=[.U27]" office:value-type="string" office:string-value="G" calcext:value-type="string">
            <text:p>G</text:p>
          </table:table-cell>
          <table:table-cell table:style-name="ce1" table:formula="of:=[.V29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.9265628102214" calcext:value-type="float">
            <text:p>21.927</text:p>
          </table:table-cell>
          <table:table-cell office:value-type="float" office:value="-9.4641324953071" calcext:value-type="float">
            <text:p>-9.464</text:p>
          </table:table-cell>
          <table:table-cell office:value-type="float" office:value="4.46877127667751" calcext:value-type="float">
            <text:p>4.469</text:p>
          </table:table-cell>
          <table:table-cell office:value-type="float" office:value="41.2369755766081" calcext:value-type="float">
            <text:p>41.237</text:p>
          </table:table-cell>
          <table:table-cell office:value-type="float" office:value="5.22954009808543" calcext:value-type="float">
            <text:p>5.230</text:p>
          </table:table-cell>
          <table:table-cell office:value-type="float" office:value="41.4989292891487" calcext:value-type="float">
            <text:p>41.499</text:p>
          </table:table-cell>
          <table:table-cell office:value-type="float" office:value="21.9238984036294" calcext:value-type="float">
            <text:p>21.924</text:p>
          </table:table-cell>
          <table:table-cell office:value-type="float" office:value="-9.45639449669989" calcext:value-type="float">
            <text:p>-9.45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NDIRECT([.T32] &amp; [.V32])" office:value-type="float" office:value="10.3763053246367" calcext:value-type="float">
            <text:p>10.376</text:p>
          </table:table-cell>
          <table:table-cell table:formula="of:=INDIRECT([.U32] &amp; [.V32])" office:value-type="float" office:value="-12.9905510517665" calcext:value-type="float">
            <text:p>-12.991</text:p>
          </table:table-cell>
          <table:table-cell table:formula="of:=[.N28]" office:value-type="float" office:value="5.042" calcext:value-type="float">
            <text:p>5.042</text:p>
          </table:table-cell>
          <table:table-cell table:number-columns-repeated="5"/>
          <table:table-cell table:formula="of:=[.T28]" office:value-type="string" office:string-value="B" calcext:value-type="string">
            <text:p>B</text:p>
          </table:table-cell>
          <table:table-cell table:style-name="ce1" table:formula="of:=[.U28]" office:value-type="string" office:string-value="C" calcext:value-type="string">
            <text:p>C</text:p>
          </table:table-cell>
          <table:table-cell table:style-name="ce1" table:formula="of:=[.V30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.6846672250373" calcext:value-type="float">
            <text:p>22.685</text:p>
          </table:table-cell>
          <table:table-cell office:value-type="float" office:value="-9.19444078415931" calcext:value-type="float">
            <text:p>-9.194</text:p>
          </table:table-cell>
          <table:table-cell office:value-type="float" office:value="5.18577453804797" calcext:value-type="float">
            <text:p>5.186</text:p>
          </table:table-cell>
          <table:table-cell office:value-type="float" office:value="41.626033704677" calcext:value-type="float">
            <text:p>41.626</text:p>
          </table:table-cell>
          <table:table-cell office:value-type="float" office:value="5.9465433594559" calcext:value-type="float">
            <text:p>5.947</text:p>
          </table:table-cell>
          <table:table-cell office:value-type="float" office:value="41.8879874172176" calcext:value-type="float">
            <text:p>41.888</text:p>
          </table:table-cell>
          <table:table-cell office:value-type="float" office:value="22.652415691914" calcext:value-type="float">
            <text:p>22.652</text:p>
          </table:table-cell>
          <table:table-cell office:value-type="float" office:value="-9.1007755308408" calcext:value-type="float">
            <text:p>-9.10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NDIRECT([.T33] &amp; [.V33])" office:value-type="float" office:value="11.1370741460446" calcext:value-type="float">
            <text:p>11.137</text:p>
          </table:table-cell>
          <table:table-cell table:formula="of:=INDIRECT([.U33] &amp; [.V33])" office:value-type="float" office:value="-12.7285973392259" calcext:value-type="float">
            <text:p>-12.729</text:p>
          </table:table-cell>
          <table:table-cell table:formula="of:=[.N29]" office:value-type="float" office:value="1.902" calcext:value-type="float">
            <text:p>1.902</text:p>
          </table:table-cell>
          <table:table-cell table:number-columns-repeated="5"/>
          <table:table-cell table:formula="of:=[.T29]" office:value-type="string" office:string-value="H" calcext:value-type="string">
            <text:p>H</text:p>
          </table:table-cell>
          <table:table-cell table:style-name="ce1" table:formula="of:=[.U29]" office:value-type="string" office:string-value="I" calcext:value-type="string">
            <text:p>I</text:p>
          </table:table-cell>
          <table:table-cell table:style-name="ce1" table:formula="of:=[.V31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.4131845133219" calcext:value-type="float">
            <text:p>23.413</text:p>
          </table:table-cell>
          <table:table-cell office:value-type="float" office:value="-8.83882181830022" calcext:value-type="float">
            <text:p>-8.839</text:p>
          </table:table-cell>
          <table:table-cell office:value-type="float" office:value="5.90779898606252" calcext:value-type="float">
            <text:p>5.908</text:p>
          </table:table-cell>
          <table:table-cell office:value-type="float" office:value="42.0005092478754" calcext:value-type="float">
            <text:p>42.001</text:p>
          </table:table-cell>
          <table:table-cell office:value-type="float" office:value="6.66856780747044" calcext:value-type="float">
            <text:p>6.669</text:p>
          </table:table-cell>
          <table:table-cell office:value-type="float" office:value="42.262462960416" calcext:value-type="float">
            <text:p>42.262</text:p>
          </table:table-cell>
          <table:table-cell office:value-type="float" office:value="23.378395678363" calcext:value-type="float">
            <text:p>23.378</text:p>
          </table:table-cell>
          <table:table-cell office:value-type="float" office:value="-8.737787705391" calcext:value-type="float">
            <text:p>-8.73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NDIRECT([.T34] &amp; [.V34])" office:value-type="float" office:value="-4.41575320073437" calcext:value-type="float">
            <text:p>-4.416</text:p>
          </table:table-cell>
          <table:table-cell table:formula="of:=INDIRECT([.U34] &amp; [.V34])" office:value-type="float" office:value="32.4400930199037" calcext:value-type="float">
            <text:p>32.440</text:p>
          </table:table-cell>
          <table:table-cell table:formula="of:=[.N30]" office:value-type="float" office:value="1.902" calcext:value-type="float">
            <text:p>1.902</text:p>
          </table:table-cell>
          <table:table-cell table:number-columns-repeated="5"/>
          <table:table-cell table:formula="of:=[.T30]" office:value-type="string" office:string-value="D" calcext:value-type="string">
            <text:p>D</text:p>
          </table:table-cell>
          <table:table-cell table:style-name="ce1" table:formula="of:=[.U30]" office:value-type="string" office:string-value="E" calcext:value-type="string">
            <text:p>E</text:p>
          </table:table-cell>
          <table:table-cell table:style-name="ce1" table:formula="of:=[.V32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.1391644997709" calcext:value-type="float">
            <text:p>24.139</text:p>
          </table:table-cell>
          <table:table-cell office:value-type="float" office:value="-8.47583399285042" calcext:value-type="float">
            <text:p>-8.476</text:p>
          </table:table-cell>
          <table:table-cell office:value-type="float" office:value="6.65742678110958" calcext:value-type="float">
            <text:p>6.657</text:p>
          </table:table-cell>
          <table:table-cell office:value-type="float" office:value="42.2948188503617" calcext:value-type="float">
            <text:p>42.295</text:p>
          </table:table-cell>
          <table:table-cell office:value-type="float" office:value="7.41819560251751" calcext:value-type="float">
            <text:p>7.418</text:p>
          </table:table-cell>
          <table:table-cell office:value-type="float" office:value="42.5567725629022" calcext:value-type="float">
            <text:p>42.557</text:p>
          </table:table-cell>
          <table:table-cell office:value-type="float" office:value="24.8999333211789" calcext:value-type="float">
            <text:p>24.900</text:p>
          </table:table-cell>
          <table:table-cell office:value-type="float" office:value="-8.21388028030983" calcext:value-type="float">
            <text:p>-8.21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NDIRECT([.T35] &amp; [.V35])" office:value-type="float" office:value="-3.65498437932645" calcext:value-type="float">
            <text:p>-3.655</text:p>
          </table:table-cell>
          <table:table-cell table:formula="of:=INDIRECT([.U35] &amp; [.V35])" office:value-type="float" office:value="32.7020467324443" calcext:value-type="float">
            <text:p>32.702</text:p>
          </table:table-cell>
          <table:table-cell table:formula="of:=[.N31]" office:value-type="float" office:value="5.042" calcext:value-type="float">
            <text:p>5.042</text:p>
          </table:table-cell>
          <table:table-cell table:number-columns-repeated="5"/>
          <table:table-cell table:formula="of:=[.T31]" office:value-type="string" office:string-value="F" calcext:value-type="string">
            <text:p>F</text:p>
          </table:table-cell>
          <table:table-cell table:style-name="ce1" table:formula="of:=[.U31]" office:value-type="string" office:string-value="G" calcext:value-type="string">
            <text:p>G</text:p>
          </table:table-cell>
          <table:table-cell table:style-name="ce1" table:formula="of:=[.V33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.9208267714654" calcext:value-type="float">
            <text:p>24.921</text:p>
          </table:table-cell>
          <table:table-cell office:value-type="float" office:value="-8.27455926590423" calcext:value-type="float">
            <text:p>-8.275</text:p>
          </table:table-cell>
          <table:table-cell office:value-type="float" office:value="7.40576283077" calcext:value-type="float">
            <text:p>7.406</text:p>
          </table:table-cell>
          <table:table-cell office:value-type="float" office:value="42.592879953851" calcext:value-type="float">
            <text:p>42.593</text:p>
          </table:table-cell>
          <table:table-cell office:value-type="float" office:value="8.16653165217792" calcext:value-type="float">
            <text:p>8.167</text:p>
          </table:table-cell>
          <table:table-cell office:value-type="float" office:value="42.8548336663916" calcext:value-type="float">
            <text:p>42.855</text:p>
          </table:table-cell>
          <table:table-cell office:value-type="float" office:value="24.9076452771769" calcext:value-type="float">
            <text:p>24.908</text:p>
          </table:table-cell>
          <table:table-cell office:value-type="float" office:value="-8.23627742680746" calcext:value-type="float">
            <text:p>-8.23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NDIRECT([.T36] &amp; [.V36])" office:value-type="float" office:value="11.9933551730433" calcext:value-type="float">
            <text:p>11.993</text:p>
          </table:table-cell>
          <table:table-cell table:formula="of:=INDIRECT([.U36] &amp; [.V36])" office:value-type="float" office:value="-12.7440312131128" calcext:value-type="float">
            <text:p>-12.744</text:p>
          </table:table-cell>
          <table:table-cell table:formula="of:=[.N32]" office:value-type="float" office:value="5.042" calcext:value-type="float">
            <text:p>5.042</text:p>
          </table:table-cell>
          <table:table-cell table:number-columns-repeated="5"/>
          <table:table-cell table:formula="of:=[.T32]" office:value-type="string" office:string-value="B" calcext:value-type="string">
            <text:p>B</text:p>
          </table:table-cell>
          <table:table-cell table:style-name="ce1" table:formula="of:=[.U32]" office:value-type="string" office:string-value="C" calcext:value-type="string">
            <text:p>C</text:p>
          </table:table-cell>
          <table:table-cell table:style-name="ce1" table:formula="of:=[.V34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.6684140985848" calcext:value-type="float">
            <text:p>25.668</text:p>
          </table:table-cell>
          <table:table-cell office:value-type="float" office:value="-7.97432371426688" calcext:value-type="float">
            <text:p>-7.974</text:p>
          </table:table-cell>
          <table:table-cell office:value-type="float" office:value="8.16244608625839" calcext:value-type="float">
            <text:p>8.162</text:p>
          </table:table-cell>
          <table:table-cell office:value-type="float" office:value="42.8666990113766" calcext:value-type="float">
            <text:p>42.867</text:p>
          </table:table-cell>
          <table:table-cell office:value-type="float" office:value="8.9232149076663" calcext:value-type="float">
            <text:p>8.923</text:p>
          </table:table-cell>
          <table:table-cell office:value-type="float" office:value="43.1286527239172" calcext:value-type="float">
            <text:p>43.129</text:p>
          </table:table-cell>
          <table:table-cell office:value-type="float" office:value="25.6404170405549" calcext:value-type="float">
            <text:p>25.640</text:p>
          </table:table-cell>
          <table:table-cell office:value-type="float" office:value="-7.89301435379348" calcext:value-type="float">
            <text:p>-7.89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NDIRECT([.T37] &amp; [.V37])" office:value-type="float" office:value="12.7541239944512" calcext:value-type="float">
            <text:p>12.754</text:p>
          </table:table-cell>
          <table:table-cell table:formula="of:=INDIRECT([.U37] &amp; [.V37])" office:value-type="float" office:value="-12.4820775005722" calcext:value-type="float">
            <text:p>-12.482</text:p>
          </table:table-cell>
          <table:table-cell table:formula="of:=[.N33]" office:value-type="float" office:value="1.902" calcext:value-type="float">
            <text:p>1.902</text:p>
          </table:table-cell>
          <table:table-cell table:number-columns-repeated="5"/>
          <table:table-cell table:formula="of:=[.T33]" office:value-type="string" office:string-value="H" calcext:value-type="string">
            <text:p>H</text:p>
          </table:table-cell>
          <table:table-cell table:style-name="ce1" table:formula="of:=[.U33]" office:value-type="string" office:string-value="I" calcext:value-type="string">
            <text:p>I</text:p>
          </table:table-cell>
          <table:table-cell table:style-name="ce1" table:formula="of:=[.V35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6.4011858619628" calcext:value-type="float">
            <text:p>26.401</text:p>
          </table:table-cell>
          <table:table-cell office:value-type="float" office:value="-7.6310606412529" calcext:value-type="float">
            <text:p>-7.631</text:p>
          </table:table-cell>
          <table:table-cell office:value-type="float" office:value="8.91064439219909" calcext:value-type="float">
            <text:p>8.911</text:p>
          </table:table-cell>
          <table:table-cell office:value-type="float" office:value="43.165160151675" calcext:value-type="float">
            <text:p>43.165</text:p>
          </table:table-cell>
          <table:table-cell office:value-type="float" office:value="8.91437617952111" calcext:value-type="float">
            <text:p>8.914</text:p>
          </table:table-cell>
          <table:table-cell office:value-type="float" office:value="43.1543222543412" calcext:value-type="float">
            <text:p>43.154</text:p>
          </table:table-cell>
          <table:table-cell office:value-type="float" office:value="26.3605245599925" calcext:value-type="float">
            <text:p>26.361</text:p>
          </table:table-cell>
          <table:table-cell office:value-type="float" office:value="-7.51297164577009" calcext:value-type="float">
            <text:p>-7.51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INDIRECT([.T38] &amp; [.V38])" office:value-type="float" office:value="-3.30772932111682" calcext:value-type="float">
            <text:p>-3.308</text:p>
          </table:table-cell>
          <table:table-cell table:formula="of:=INDIRECT([.U38] &amp; [.V38])" office:value-type="float" office:value="34.164931614134" calcext:value-type="float">
            <text:p>34.165</text:p>
          </table:table-cell>
          <table:table-cell table:formula="of:=[.N34]" office:value-type="float" office:value="1.902" calcext:value-type="float">
            <text:p>1.902</text:p>
          </table:table-cell>
          <table:table-cell table:number-columns-repeated="5"/>
          <table:table-cell table:formula="of:=[.T34]" office:value-type="string" office:string-value="D" calcext:value-type="string">
            <text:p>D</text:p>
          </table:table-cell>
          <table:table-cell table:style-name="ce1" table:formula="of:=[.U34]" office:value-type="string" office:string-value="E" calcext:value-type="string">
            <text:p>E</text:p>
          </table:table-cell>
          <table:table-cell table:style-name="ce1" table:formula="of:=[.V36]+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7.1212933814004" calcext:value-type="float">
            <text:p>27.121</text:p>
          </table:table-cell>
          <table:table-cell office:value-type="float" office:value="-7.25101793322951" calcext:value-type="float">
            <text:p>-7.251</text:p>
          </table:table-cell>
          <table:table-cell office:value-type="float" office:value="9.67514500092904" calcext:value-type="float">
            <text:p>9.675</text:p>
          </table:table-cell>
          <table:table-cell office:value-type="float" office:value="43.4162759668818" calcext:value-type="float">
            <text:p>43.416</text:p>
          </table:table-cell>
          <table:table-cell office:value-type="float" office:value="9.6918040244494" calcext:value-type="float">
            <text:p>9.692</text:p>
          </table:table-cell>
          <table:table-cell office:value-type="float" office:value="43.3678946495625" calcext:value-type="float">
            <text:p>43.368</text:p>
          </table:table-cell>
          <table:table-cell office:value-type="float" office:value="27.0681236311903" calcext:value-type="float">
            <text:p>27.068</text:p>
          </table:table-cell>
          <table:table-cell office:value-type="float" office:value="-7.09660176630618" calcext:value-type="float">
            <text:p>-7.09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INDIRECT([.T39] &amp; [.V39])" office:value-type="float" office:value="-2.5469604997089" calcext:value-type="float">
            <text:p>-2.547</text:p>
          </table:table-cell>
          <table:table-cell table:formula="of:=INDIRECT([.U39] &amp; [.V39])" office:value-type="float" office:value="34.4268853266746" calcext:value-type="float">
            <text:p>34.427</text:p>
          </table:table-cell>
          <table:table-cell table:formula="of:=[.N35]" office:value-type="float" office:value="5.042" calcext:value-type="float">
            <text:p>5.042</text:p>
          </table:table-cell>
          <table:table-cell table:number-columns-repeated="5"/>
          <table:table-cell table:formula="of:=[.T35]" office:value-type="string" office:string-value="F" calcext:value-type="string">
            <text:p>F</text:p>
          </table:table-cell>
          <table:table-cell table:style-name="ce1" table:formula="of:=[.U35]" office:value-type="string" office:string-value="G" calcext:value-type="string">
            <text:p>G</text:p>
          </table:table-cell>
          <table:table-cell table:style-name="ce1" table:formula="of:=[.V37]+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7.8288924525982" calcext:value-type="float">
            <text:p>27.829</text:p>
          </table:table-cell>
          <table:table-cell office:value-type="float" office:value="-6.83464805376561" calcext:value-type="float">
            <text:p>-6.835</text:p>
          </table:table-cell>
          <table:table-cell office:value-type="float" office:value="10.4525728458573" calcext:value-type="float">
            <text:p>10.453</text:p>
          </table:table-cell>
          <table:table-cell office:value-type="float" office:value="43.6298483621031" calcext:value-type="float">
            <text:p>43.630</text:p>
          </table:table-cell>
          <table:table-cell office:value-type="float" office:value="10.489690335941" calcext:value-type="float">
            <text:p>10.490</text:p>
          </table:table-cell>
          <table:table-cell office:value-type="float" office:value="43.52205134365" calcext:value-type="float">
            <text:p>43.522</text:p>
          </table:table-cell>
          <table:table-cell office:value-type="float" office:value="27.8127022468378" calcext:value-type="float">
            <text:p>27.813</text:p>
          </table:table-cell>
          <table:table-cell office:value-type="float" office:value="-6.78762828208433" calcext:value-type="float">
            <text:p>-6.78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INDIRECT([.T40] &amp; [.V40])" office:value-type="float" office:value="13.5532532731489" calcext:value-type="float">
            <text:p>13.553</text:p>
          </table:table-cell>
          <table:table-cell table:formula="of:=INDIRECT([.U40] &amp; [.V40])" office:value-type="float" office:value="-12.3315306453652" calcext:value-type="float">
            <text:p>-12.332</text:p>
          </table:table-cell>
          <table:table-cell table:formula="of:=[.N36]" office:value-type="float" office:value="5.042" calcext:value-type="float">
            <text:p>5.042</text:p>
          </table:table-cell>
          <table:table-cell table:number-columns-repeated="5"/>
          <table:table-cell table:formula="of:=[.T36]" office:value-type="string" office:string-value="B" calcext:value-type="string">
            <text:p>B</text:p>
          </table:table-cell>
          <table:table-cell table:style-name="ce1" table:formula="of:=[.U36]" office:value-type="string" office:string-value="C" calcext:value-type="string">
            <text:p>C</text:p>
          </table:table-cell>
          <table:table-cell table:style-name="ce1" table:formula="of:=[.V38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8.5734710682457" calcext:value-type="float">
            <text:p>28.573</text:p>
          </table:table-cell>
          <table:table-cell office:value-type="float" office:value="-6.52567456954375" calcext:value-type="float">
            <text:p>-6.526</text:p>
          </table:table-cell>
          <table:table-cell office:value-type="float" office:value="11.2504591573489" calcext:value-type="float">
            <text:p>11.250</text:p>
          </table:table-cell>
          <table:table-cell office:value-type="float" office:value="43.7840050561906" calcext:value-type="float">
            <text:p>43.784</text:p>
          </table:table-cell>
          <table:table-cell office:value-type="float" office:value="11.3431322480416" calcext:value-type="float">
            <text:p>11.343</text:p>
          </table:table-cell>
          <table:table-cell office:value-type="float" office:value="43.5148628581332" calcext:value-type="float">
            <text:p>43.515</text:p>
          </table:table-cell>
          <table:table-cell office:value-type="float" office:value="28.5536428914439" calcext:value-type="float">
            <text:p>28.554</text:p>
          </table:table-cell>
          <table:table-cell office:value-type="float" office:value="-6.46808936279123" calcext:value-type="float">
            <text:p>-6.46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INDIRECT([.T41] &amp; [.V41])" office:value-type="float" office:value="14.3140220945569" calcext:value-type="float">
            <text:p>14.314</text:p>
          </table:table-cell>
          <table:table-cell table:formula="of:=INDIRECT([.U41] &amp; [.V41])" office:value-type="float" office:value="-12.0695769328246" calcext:value-type="float">
            <text:p>-12.070</text:p>
          </table:table-cell>
          <table:table-cell table:formula="of:=[.N37]" office:value-type="float" office:value="1.902" calcext:value-type="float">
            <text:p>1.902</text:p>
          </table:table-cell>
          <table:table-cell table:number-columns-repeated="5"/>
          <table:table-cell table:formula="of:=[.T37]" office:value-type="string" office:string-value="H" calcext:value-type="string">
            <text:p>H</text:p>
          </table:table-cell>
          <table:table-cell table:style-name="ce1" table:formula="of:=[.U37]" office:value-type="string" office:string-value="I" calcext:value-type="string">
            <text:p>I</text:p>
          </table:table-cell>
          <table:table-cell table:style-name="ce1" table:formula="of:=[.V39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9.3144117128518" calcext:value-type="float">
            <text:p>29.314</text:p>
          </table:table-cell>
          <table:table-cell office:value-type="float" office:value="-6.20613565025065" calcext:value-type="float">
            <text:p>-6.206</text:p>
          </table:table-cell>
          <table:table-cell office:value-type="float" office:value="12.1039010694495" calcext:value-type="float">
            <text:p>12.104</text:p>
          </table:table-cell>
          <table:table-cell office:value-type="float" office:value="43.7768165706738" calcext:value-type="float">
            <text:p>43.777</text:p>
          </table:table-cell>
          <table:table-cell office:value-type="float" office:value="12.1325962257786" calcext:value-type="float">
            <text:p>12.133</text:p>
          </table:table-cell>
          <table:table-cell office:value-type="float" office:value="43.6934797855262" calcext:value-type="float">
            <text:p>43.693</text:p>
          </table:table-cell>
          <table:table-cell office:value-type="float" office:value="29.2976908459096" calcext:value-type="float">
            <text:p>29.298</text:p>
          </table:table-cell>
          <table:table-cell office:value-type="float" office:value="-6.15757472659298" calcext:value-type="float">
            <text:p>-6.15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INDIRECT([.T42] &amp; [.V42])" office:value-type="float" office:value="-2.12090106638004" calcext:value-type="float">
            <text:p>-2.121</text:p>
          </table:table-cell>
          <table:table-cell table:formula="of:=INDIRECT([.U42] &amp; [.V42])" office:value-type="float" office:value="35.6609056849346" calcext:value-type="float">
            <text:p>35.661</text:p>
          </table:table-cell>
          <table:table-cell table:formula="of:=[.N38]" office:value-type="float" office:value="1.902" calcext:value-type="float">
            <text:p>1.902</text:p>
          </table:table-cell>
          <table:table-cell table:number-columns-repeated="5"/>
          <table:table-cell table:formula="of:=[.T38]" office:value-type="string" office:string-value="D" calcext:value-type="string">
            <text:p>D</text:p>
          </table:table-cell>
          <table:table-cell table:style-name="ce1" table:formula="of:=[.U38]" office:value-type="string" office:string-value="E" calcext:value-type="string">
            <text:p>E</text:p>
          </table:table-cell>
          <table:table-cell table:style-name="ce1" table:formula="of:=[.V40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.0584596673175" calcext:value-type="float">
            <text:p>30.058</text:p>
          </table:table-cell>
          <table:table-cell office:value-type="float" office:value="-5.89562101405241" calcext:value-type="float">
            <text:p>-5.896</text:p>
          </table:table-cell>
          <table:table-cell office:value-type="float" office:value="12.8933650471865" calcext:value-type="float">
            <text:p>12.893</text:p>
          </table:table-cell>
          <table:table-cell office:value-type="float" office:value="43.9554334980668" calcext:value-type="float">
            <text:p>43.955</text:p>
          </table:table-cell>
          <table:table-cell office:value-type="float" office:value="12.9073083199467" calcext:value-type="float">
            <text:p>12.907</text:p>
          </table:table-cell>
          <table:table-cell office:value-type="float" office:value="43.9149392936461" calcext:value-type="float">
            <text:p>43.915</text:p>
          </table:table-cell>
          <table:table-cell office:value-type="float" office:value="30.8192284887254" calcext:value-type="float">
            <text:p>30.819</text:p>
          </table:table-cell>
          <table:table-cell office:value-type="float" office:value="-5.63366730151182" calcext:value-type="float">
            <text:p>-5.63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NDIRECT([.T43] &amp; [.V43])" office:value-type="float" office:value="-1.36013224497214" calcext:value-type="float">
            <text:p>-1.360</text:p>
          </table:table-cell>
          <table:table-cell table:formula="of:=INDIRECT([.U43] &amp; [.V43])" office:value-type="float" office:value="35.9228593974752" calcext:value-type="float">
            <text:p>35.923</text:p>
          </table:table-cell>
          <table:table-cell table:formula="of:=[.N39]" office:value-type="float" office:value="5.042" calcext:value-type="float">
            <text:p>5.042</text:p>
          </table:table-cell>
          <table:table-cell table:number-columns-repeated="5"/>
          <table:table-cell table:formula="of:=[.T39]" office:value-type="string" office:string-value="F" calcext:value-type="string">
            <text:p>F</text:p>
          </table:table-cell>
          <table:table-cell table:style-name="ce1" table:formula="of:=[.U39]" office:value-type="string" office:string-value="G" calcext:value-type="string">
            <text:p>G</text:p>
          </table:table-cell>
          <table:table-cell table:style-name="ce1" table:formula="of:=[.V41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.8260778032165" calcext:value-type="float">
            <text:p>30.826</text:p>
          </table:table-cell>
          <table:table-cell office:value-type="float" office:value="-5.65355915516148" calcext:value-type="float">
            <text:p>-5.654</text:p>
          </table:table-cell>
          <table:table-cell office:value-type="float" office:value="13.6680771413546" calcext:value-type="float">
            <text:p>13.668</text:p>
          </table:table-cell>
          <table:table-cell office:value-type="float" office:value="44.1768930061867" calcext:value-type="float">
            <text:p>44.177</text:p>
          </table:table-cell>
          <table:table-cell office:value-type="float" office:value="13.7239386693998" calcext:value-type="float">
            <text:p>13.724</text:p>
          </table:table-cell>
          <table:table-cell office:value-type="float" office:value="44.0146593487945" calcext:value-type="float">
            <text:p>44.015</text:p>
          </table:table-cell>
          <table:table-cell office:value-type="float" office:value="30.8246131648775" calcext:value-type="float">
            <text:p>30.825</text:p>
          </table:table-cell>
          <table:table-cell office:value-type="float" office:value="-5.64930553656545" calcext:value-type="float">
            <text:p>-5.6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INDIRECT([.T44] &amp; [.V44])" office:value-type="float" office:value="15.0959698204472" calcext:value-type="float">
            <text:p>15.096</text:p>
          </table:table-cell>
          <table:table-cell table:formula="of:=INDIRECT([.U44] &amp; [.V44])" office:value-type="float" office:value="-11.8691312250593" calcext:value-type="float">
            <text:p>-11.869</text:p>
          </table:table-cell>
          <table:table-cell table:formula="of:=[.N40]" office:value-type="float" office:value="5.042" calcext:value-type="float">
            <text:p>5.042</text:p>
          </table:table-cell>
          <table:table-cell table:number-columns-repeated="5"/>
          <table:table-cell table:formula="of:=[.T40]" office:value-type="string" office:string-value="B" calcext:value-type="string">
            <text:p>B</text:p>
          </table:table-cell>
          <table:table-cell table:style-name="ce1" table:formula="of:=[.U40]" office:value-type="string" office:string-value="C" calcext:value-type="string">
            <text:p>C</text:p>
          </table:table-cell>
          <table:table-cell table:style-name="ce1" table:formula="of:=[.V42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1.5853819862854" calcext:value-type="float">
            <text:p>31.585</text:p>
          </table:table-cell>
          <table:table-cell office:value-type="float" office:value="-5.38735182402487" calcext:value-type="float">
            <text:p>-5.387</text:p>
          </table:table-cell>
          <table:table-cell office:value-type="float" office:value="14.4847074908077" calcext:value-type="float">
            <text:p>14.485</text:p>
          </table:table-cell>
          <table:table-cell office:value-type="float" office:value="44.2766130613351" calcext:value-type="float">
            <text:p>44.277</text:p>
          </table:table-cell>
          <table:table-cell office:value-type="float" office:value="14.5156020432902" calcext:value-type="float">
            <text:p>14.516</text:p>
          </table:table-cell>
          <table:table-cell office:value-type="float" office:value="44.1868887659545" calcext:value-type="float">
            <text:p>44.187</text:p>
          </table:table-cell>
          <table:table-cell office:value-type="float" office:value="32.3461508076933" calcext:value-type="float">
            <text:p>32.346</text:p>
          </table:table-cell>
          <table:table-cell office:value-type="float" office:value="-5.12539811148428" calcext:value-type="float">
            <text:p>-5.12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INDIRECT([.T45] &amp; [.V45])" office:value-type="float" office:value="15.8567386418552" calcext:value-type="float">
            <text:p>15.857</text:p>
          </table:table-cell>
          <table:table-cell table:formula="of:=INDIRECT([.U45] &amp; [.V45])" office:value-type="float" office:value="-11.6071775125187" calcext:value-type="float">
            <text:p>-11.607</text:p>
          </table:table-cell>
          <table:table-cell table:formula="of:=[.N41]" office:value-type="float" office:value="1.902" calcext:value-type="float">
            <text:p>1.902</text:p>
          </table:table-cell>
          <table:table-cell table:number-columns-repeated="5"/>
          <table:table-cell table:formula="of:=[.T41]" office:value-type="string" office:string-value="H" calcext:value-type="string">
            <text:p>H</text:p>
          </table:table-cell>
          <table:table-cell table:style-name="ce1" table:formula="of:=[.U41]" office:value-type="string" office:string-value="I" calcext:value-type="string">
            <text:p>I</text:p>
          </table:table-cell>
          <table:table-cell table:style-name="ce1" table:formula="of:=[.V43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.3843963712325" calcext:value-type="float">
            <text:p>32.384</text:p>
          </table:table-cell>
          <table:table-cell office:value-type="float" office:value="-5.23647129313748" calcext:value-type="float">
            <text:p>-5.236</text:p>
          </table:table-cell>
          <table:table-cell office:value-type="float" office:value="15.2763708646981" calcext:value-type="float">
            <text:p>15.276</text:p>
          </table:table-cell>
          <table:table-cell office:value-type="float" office:value="44.4488424784951" calcext:value-type="float">
            <text:p>44.449</text:p>
          </table:table-cell>
          <table:table-cell office:value-type="float" office:value="16.037139686106" calcext:value-type="float">
            <text:p>16.037</text:p>
          </table:table-cell>
          <table:table-cell office:value-type="float" office:value="44.7107961910356" calcext:value-type="float">
            <text:p>44.711</text:p>
          </table:table-cell>
          <table:table-cell office:value-type="float" office:value="32.3835459549971" calcext:value-type="float">
            <text:p>32.384</text:p>
          </table:table-cell>
          <table:table-cell office:value-type="float" office:value="-5.23400150505624" calcext:value-type="float">
            <text:p>-5.23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NDIRECT([.T46] &amp; [.V46])" office:value-type="float" office:value="-0.886288439495083" calcext:value-type="float">
            <text:p>-0.886</text:p>
          </table:table-cell>
          <table:table-cell table:formula="of:=INDIRECT([.U46] &amp; [.V46])" office:value-type="float" office:value="37.0181038623596" calcext:value-type="float">
            <text:p>37.018</text:p>
          </table:table-cell>
          <table:table-cell table:formula="of:=[.N42]" office:value-type="float" office:value="1.902" calcext:value-type="float">
            <text:p>1.902</text:p>
          </table:table-cell>
          <table:table-cell table:number-columns-repeated="5"/>
          <table:table-cell table:formula="of:=[.T42]" office:value-type="string" office:string-value="D" calcext:value-type="string">
            <text:p>D</text:p>
          </table:table-cell>
          <table:table-cell table:style-name="ce1" table:formula="of:=[.U42]" office:value-type="string" office:string-value="E" calcext:value-type="string">
            <text:p>E</text:p>
          </table:table-cell>
          <table:table-cell table:style-name="ce1" table:formula="of:=[.V44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3.144314776405" calcext:value-type="float">
            <text:p>33.144</text:p>
          </table:table-cell>
          <table:table-cell office:value-type="float" office:value="-4.97204779251566" calcext:value-type="float">
            <text:p>-4.972</text:p>
          </table:table-cell>
          <table:table-cell office:value-type="float" office:value="16.0258334721818" calcext:value-type="float">
            <text:p>16.026</text:p>
          </table:table-cell>
          <table:table-cell office:value-type="float" office:value="44.7436318204995" calcext:value-type="float">
            <text:p>44.744</text:p>
          </table:table-cell>
          <table:table-cell office:value-type="float" office:value="16.7866022935898" calcext:value-type="float">
            <text:p>16.787</text:p>
          </table:table-cell>
          <table:table-cell office:value-type="float" office:value="45.0055855330401" calcext:value-type="float">
            <text:p>45.006</text:p>
          </table:table-cell>
          <table:table-cell office:value-type="float" office:value="33.1354072837831" calcext:value-type="float">
            <text:p>33.135</text:p>
          </table:table-cell>
          <table:table-cell office:value-type="float" office:value="-4.94617855555008" calcext:value-type="float">
            <text:p>-4.94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INDIRECT([.T47] &amp; [.V47])" office:value-type="float" office:value="-0.125519618087166" calcext:value-type="float">
            <text:p>-0.126</text:p>
          </table:table-cell>
          <table:table-cell table:formula="of:=INDIRECT([.U47] &amp; [.V47])" office:value-type="float" office:value="37.2800575749001" calcext:value-type="float">
            <text:p>37.280</text:p>
          </table:table-cell>
          <table:table-cell table:formula="of:=[.N43]" office:value-type="float" office:value="5.042" calcext:value-type="float">
            <text:p>5.042</text:p>
          </table:table-cell>
          <table:table-cell table:number-columns-repeated="5"/>
          <table:table-cell table:formula="of:=[.T43]" office:value-type="string" office:string-value="F" calcext:value-type="string">
            <text:p>F</text:p>
          </table:table-cell>
          <table:table-cell table:style-name="ce1" table:formula="of:=[.U43]" office:value-type="string" office:string-value="G" calcext:value-type="string">
            <text:p>G</text:p>
          </table:table-cell>
          <table:table-cell table:style-name="ce1" table:formula="of:=[.V45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3.896176105191" calcext:value-type="float">
            <text:p>33.896</text:p>
          </table:table-cell>
          <table:table-cell office:value-type="float" office:value="-4.6842248430095" calcext:value-type="float">
            <text:p>-4.684</text:p>
          </table:table-cell>
          <table:table-cell office:value-type="float" office:value="16.7721043493528" calcext:value-type="float">
            <text:p>16.772</text:p>
          </table:table-cell>
          <table:table-cell office:value-type="float" office:value="45.047690620397" calcext:value-type="float">
            <text:p>45.048</text:p>
          </table:table-cell>
          <table:table-cell office:value-type="float" office:value="17.5328731707607" calcext:value-type="float">
            <text:p>17.533</text:p>
          </table:table-cell>
          <table:table-cell office:value-type="float" office:value="45.3096443329376" calcext:value-type="float">
            <text:p>45.310</text:p>
          </table:table-cell>
          <table:table-cell office:value-type="float" office:value="33.8875787455765" calcext:value-type="float">
            <text:p>33.888</text:p>
          </table:table-cell>
          <table:table-cell office:value-type="float" office:value="-4.65925629769792" calcext:value-type="float">
            <text:p>-4.65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INDIRECT([.T48] &amp; [.V48])" office:value-type="float" office:value="16.6332999422307" calcext:value-type="float">
            <text:p>16.633</text:p>
          </table:table-cell>
          <table:table-cell table:formula="of:=INDIRECT([.U48] &amp; [.V48])" office:value-type="float" office:value="-11.3910884891815" calcext:value-type="float">
            <text:p>-11.391</text:p>
          </table:table-cell>
          <table:table-cell table:formula="of:=[.N44]" office:value-type="float" office:value="5.042" calcext:value-type="float">
            <text:p>5.042</text:p>
          </table:table-cell>
          <table:table-cell table:number-columns-repeated="5"/>
          <table:table-cell table:formula="of:=[.T44]" office:value-type="string" office:string-value="B" calcext:value-type="string">
            <text:p>B</text:p>
          </table:table-cell>
          <table:table-cell table:style-name="ce1" table:formula="of:=[.U44]" office:value-type="string" office:string-value="C" calcext:value-type="string">
            <text:p>C</text:p>
          </table:table-cell>
          <table:table-cell table:style-name="ce1" table:formula="of:=[.V46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4.6483475669845" calcext:value-type="float">
            <text:p>34.648</text:p>
          </table:table-cell>
          <table:table-cell office:value-type="float" office:value="-4.39730258515733" calcext:value-type="float">
            <text:p>-4.397</text:p>
          </table:table-cell>
          <table:table-cell office:value-type="float" office:value="17.5183090096305" calcext:value-type="float">
            <text:p>17.518</text:p>
          </table:table-cell>
          <table:table-cell office:value-type="float" office:value="45.3519417281163" calcext:value-type="float">
            <text:p>45.352</text:p>
          </table:table-cell>
          <table:table-cell office:value-type="float" office:value="18.2790778310384" calcext:value-type="float">
            <text:p>18.279</text:p>
          </table:table-cell>
          <table:table-cell office:value-type="float" office:value="45.6138954406569" calcext:value-type="float">
            <text:p>45.614</text:p>
          </table:table-cell>
          <table:table-cell office:value-type="float" office:value="34.6280847222113" calcext:value-type="float">
            <text:p>34.628</text:p>
          </table:table-cell>
          <table:table-cell office:value-type="float" office:value="-4.3384550109545" calcext:value-type="float">
            <text:p>-4.33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INDIRECT([.T49] &amp; [.V49])" office:value-type="float" office:value="17.3940687636387" calcext:value-type="float">
            <text:p>17.394</text:p>
          </table:table-cell>
          <table:table-cell table:formula="of:=INDIRECT([.U49] &amp; [.V49])" office:value-type="float" office:value="-11.1291347766409" calcext:value-type="float">
            <text:p>-11.129</text:p>
          </table:table-cell>
          <table:table-cell table:formula="of:=[.N45]" office:value-type="float" office:value="1.902" calcext:value-type="float">
            <text:p>1.902</text:p>
          </table:table-cell>
          <table:table-cell table:number-columns-repeated="5"/>
          <table:table-cell table:formula="of:=[.T45]" office:value-type="string" office:string-value="H" calcext:value-type="string">
            <text:p>H</text:p>
          </table:table-cell>
          <table:table-cell table:style-name="ce1" table:formula="of:=[.U45]" office:value-type="string" office:string-value="I" calcext:value-type="string">
            <text:p>I</text:p>
          </table:table-cell>
          <table:table-cell table:style-name="ce1" table:formula="of:=[.V47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.3888535436192" calcext:value-type="float">
            <text:p>35.389</text:p>
          </table:table-cell>
          <table:table-cell office:value-type="float" office:value="-4.07650129841392" calcext:value-type="float">
            <text:p>-4.077</text:p>
          </table:table-cell>
          <table:table-cell office:value-type="float" office:value="18.2475472081792" calcext:value-type="float">
            <text:p>18.248</text:p>
          </table:table-cell>
          <table:table-cell office:value-type="float" office:value="45.7054670185444" calcext:value-type="float">
            <text:p>45.705</text:p>
          </table:table-cell>
          <table:table-cell office:value-type="float" office:value="19.0083160295871" calcext:value-type="float">
            <text:p>19.008</text:p>
          </table:table-cell>
          <table:table-cell office:value-type="float" office:value="45.967420731085" calcext:value-type="float">
            <text:p>45.967</text:p>
          </table:table-cell>
          <table:table-cell office:value-type="float" office:value="35.3651171619032" calcext:value-type="float">
            <text:p>35.365</text:p>
          </table:table-cell>
          <table:table-cell office:value-type="float" office:value="-4.0075658404376" calcext:value-type="float">
            <text:p>-4.00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INDIRECT([.T50] &amp; [.V50])" office:value-type="float" office:value="0.384919380847758" calcext:value-type="float">
            <text:p>0.385</text:p>
          </table:table-cell>
          <table:table-cell table:formula="of:=INDIRECT([.U50] &amp; [.V50])" office:value-type="float" office:value="38.2690218808735" calcext:value-type="float">
            <text:p>38.269</text:p>
          </table:table-cell>
          <table:table-cell table:formula="of:=[.N46]" office:value-type="float" office:value="1.902" calcext:value-type="float">
            <text:p>1.902</text:p>
          </table:table-cell>
          <table:table-cell table:number-columns-repeated="5"/>
          <table:table-cell table:formula="of:=[.T46]" office:value-type="string" office:string-value="D" calcext:value-type="string">
            <text:p>D</text:p>
          </table:table-cell>
          <table:table-cell table:style-name="ce1" table:formula="of:=[.U46]" office:value-type="string" office:string-value="E" calcext:value-type="string">
            <text:p>E</text:p>
          </table:table-cell>
          <table:table-cell table:style-name="ce1" table:formula="of:=[.V48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.1258859833111" calcext:value-type="float">
            <text:p>36.126</text:p>
          </table:table-cell>
          <table:table-cell office:value-type="float" office:value="-3.74561212789702" calcext:value-type="float">
            <text:p>-3.746</text:p>
          </table:table-cell>
          <table:table-cell office:value-type="float" office:value="18.9681966522925" calcext:value-type="float">
            <text:p>18.968</text:p>
          </table:table-cell>
          <table:table-cell office:value-type="float" office:value="46.0839358630296" calcext:value-type="float">
            <text:p>46.084</text:p>
          </table:table-cell>
          <table:table-cell office:value-type="float" office:value="19.7289654737004" calcext:value-type="float">
            <text:p>19.729</text:p>
          </table:table-cell>
          <table:table-cell office:value-type="float" office:value="46.3458895755702" calcext:value-type="float">
            <text:p>46.346</text:p>
          </table:table-cell>
          <table:table-cell office:value-type="float" office:value="36.1007111626696" calcext:value-type="float">
            <text:p>36.101</text:p>
          </table:table-cell>
          <table:table-cell office:value-type="float" office:value="-3.6724991399464" calcext:value-type="float">
            <text:p>-3.67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INDIRECT([.T51] &amp; [.V51])" office:value-type="float" office:value="1.14568820225567" calcext:value-type="float">
            <text:p>1.146</text:p>
          </table:table-cell>
          <table:table-cell table:formula="of:=INDIRECT([.U51] &amp; [.V51])" office:value-type="float" office:value="38.5309755934141" calcext:value-type="float">
            <text:p>38.531</text:p>
          </table:table-cell>
          <table:table-cell table:formula="of:=[.N47]" office:value-type="float" office:value="5.042" calcext:value-type="float">
            <text:p>5.042</text:p>
          </table:table-cell>
          <table:table-cell table:number-columns-repeated="5"/>
          <table:table-cell table:formula="of:=[.T47]" office:value-type="string" office:string-value="F" calcext:value-type="string">
            <text:p>F</text:p>
          </table:table-cell>
          <table:table-cell table:style-name="ce1" table:formula="of:=[.U47]" office:value-type="string" office:string-value="G" calcext:value-type="string">
            <text:p>G</text:p>
          </table:table-cell>
          <table:table-cell table:style-name="ce1" table:formula="of:=[.V49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.8614799840775" calcext:value-type="float">
            <text:p>36.861</text:p>
          </table:table-cell>
          <table:table-cell office:value-type="float" office:value="-3.41054542740582" calcext:value-type="float">
            <text:p>-3.411</text:p>
          </table:table-cell>
          <table:table-cell office:value-type="float" office:value="19.696632207099" calcext:value-type="float">
            <text:p>19.697</text:p>
          </table:table-cell>
          <table:table-cell office:value-type="float" office:value="46.4397922001449" calcext:value-type="float">
            <text:p>46.440</text:p>
          </table:table-cell>
          <table:table-cell office:value-type="float" office:value="19.7501423454015" calcext:value-type="float">
            <text:p>19.750</text:p>
          </table:table-cell>
          <table:table-cell office:value-type="float" office:value="46.284387474421" calcext:value-type="float">
            <text:p>46.284</text:p>
          </table:table-cell>
          <table:table-cell office:value-type="float" office:value="37.6222488054855" calcext:value-type="float">
            <text:p>37.622</text:p>
          </table:table-cell>
          <table:table-cell office:value-type="float" office:value="-3.14859171486524" calcext:value-type="float">
            <text:p>-3.14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INDIRECT([.T52] &amp; [.V52])" office:value-type="float" office:value="18.1547754107273" calcext:value-type="float">
            <text:p>18.155</text:p>
          </table:table-cell>
          <table:table-cell table:formula="of:=INDIRECT([.U52] &amp; [.V52])" office:value-type="float" office:value="-10.8670004967658" calcext:value-type="float">
            <text:p>-10.867</text:p>
          </table:table-cell>
          <table:table-cell table:formula="of:=[.N48]" office:value-type="float" office:value="5.042" calcext:value-type="float">
            <text:p>5.042</text:p>
          </table:table-cell>
          <table:table-cell table:number-columns-repeated="5"/>
          <table:table-cell table:formula="of:=[.T48]" office:value-type="string" office:string-value="B" calcext:value-type="string">
            <text:p>B</text:p>
          </table:table-cell>
          <table:table-cell table:style-name="ce1" table:formula="of:=[.U48]" office:value-type="string" office:string-value="C" calcext:value-type="string">
            <text:p>C</text:p>
          </table:table-cell>
          <table:table-cell table:style-name="ce1" table:formula="of:=[.V50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.6512571429394" calcext:value-type="float">
            <text:p>37.651</text:p>
          </table:table-cell>
          <table:table-cell office:value-type="float" office:value="-3.23283804404219" calcext:value-type="float">
            <text:p>-3.233</text:p>
          </table:table-cell>
          <table:table-cell office:value-type="float" office:value="20.5109111668094" calcext:value-type="float">
            <text:p>20.511</text:p>
          </table:table-cell>
          <table:table-cell office:value-type="float" office:value="46.5463411869616" calcext:value-type="float">
            <text:p>46.546</text:p>
          </table:table-cell>
          <table:table-cell office:value-type="float" office:value="20.5311045524503" calcext:value-type="float">
            <text:p>20.531</text:p>
          </table:table-cell>
          <table:table-cell office:value-type="float" office:value="46.4876953367262" calcext:value-type="float">
            <text:p>46.488</text:p>
          </table:table-cell>
          <table:table-cell office:value-type="float" office:value="38.4120259643473" calcext:value-type="float">
            <text:p>38.412</text:p>
          </table:table-cell>
          <table:table-cell office:value-type="float" office:value="-2.97088433150161" calcext:value-type="float">
            <text:p>-2.97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INDIRECT([.T53] &amp; [.V53])" office:value-type="float" office:value="18.1463392312248" calcext:value-type="float">
            <text:p>18.146</text:p>
          </table:table-cell>
          <table:table-cell table:formula="of:=INDIRECT([.U53] &amp; [.V53])" office:value-type="float" office:value="-10.8425000524887" calcext:value-type="float">
            <text:p>-10.843</text:p>
          </table:table-cell>
          <table:table-cell table:formula="of:=[.N49]" office:value-type="float" office:value="1.902" calcext:value-type="float">
            <text:p>1.902</text:p>
          </table:table-cell>
          <table:table-cell table:number-columns-repeated="5"/>
          <table:table-cell table:formula="of:=[.T49]" office:value-type="string" office:string-value="H" calcext:value-type="string">
            <text:p>H</text:p>
          </table:table-cell>
          <table:table-cell table:style-name="ce1" table:formula="of:=[.U49]" office:value-type="string" office:string-value="I" calcext:value-type="string">
            <text:p>I</text:p>
          </table:table-cell>
          <table:table-cell table:style-name="ce1" table:formula="of:=[.V51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8.4346462216475" calcext:value-type="float">
            <text:p>38.435</text:p>
          </table:table-cell>
          <table:table-cell office:value-type="float" office:value="-3.03657832880856" calcext:value-type="float">
            <text:p>-3.037</text:p>
          </table:table-cell>
          <table:table-cell office:value-type="float" office:value="21.2918733738582" calcext:value-type="float">
            <text:p>21.292</text:p>
          </table:table-cell>
          <table:table-cell office:value-type="float" office:value="46.7496490492668" calcext:value-type="float">
            <text:p>46.750</text:p>
          </table:table-cell>
          <table:table-cell office:value-type="float" office:value="22.0526421952661" calcext:value-type="float">
            <text:p>22.053</text:p>
          </table:table-cell>
          <table:table-cell office:value-type="float" office:value="47.0116027618073" calcext:value-type="float">
            <text:p>47.012</text:p>
          </table:table-cell>
          <table:table-cell office:value-type="float" office:value="38.4200718617365" calcext:value-type="float">
            <text:p>38.420</text:p>
          </table:table-cell>
          <table:table-cell office:value-type="float" office:value="-2.99425131422002" calcext:value-type="float">
            <text:p>-2.99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INDIRECT([.T54] &amp; [.V54])" office:value-type="float" office:value="1.71367209199227" calcext:value-type="float">
            <text:p>1.714</text:p>
          </table:table-cell>
          <table:table-cell table:formula="of:=INDIRECT([.U54] &amp; [.V54])" office:value-type="float" office:value="39.3528174015665" calcext:value-type="float">
            <text:p>39.353</text:p>
          </table:table-cell>
          <table:table-cell table:formula="of:=[.N50]" office:value-type="float" office:value="1.902" calcext:value-type="float">
            <text:p>1.902</text:p>
          </table:table-cell>
          <table:table-cell table:number-columns-repeated="5"/>
          <table:table-cell table:formula="of:=[.T50]" office:value-type="string" office:string-value="D" calcext:value-type="string">
            <text:p>D</text:p>
          </table:table-cell>
          <table:table-cell table:style-name="ce1" table:formula="of:=[.U50]" office:value-type="string" office:string-value="E" calcext:value-type="string">
            <text:p>E</text:p>
          </table:table-cell>
          <table:table-cell table:style-name="ce1" table:formula="of:=[.V52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.1808406831444" calcext:value-type="float">
            <text:p>39.181</text:p>
          </table:table-cell>
          <table:table-cell office:value-type="float" office:value="-2.73229760167945" calcext:value-type="float">
            <text:p>-2.732</text:p>
          </table:table-cell>
          <table:table-cell office:value-type="float" office:value="22.047191066537" calcext:value-type="float">
            <text:p>22.047</text:p>
          </table:table-cell>
          <table:table-cell office:value-type="float" office:value="47.027433989158" calcext:value-type="float">
            <text:p>47.027</text:p>
          </table:table-cell>
          <table:table-cell office:value-type="float" office:value="22.160572255515" calcext:value-type="float">
            <text:p>22.161</text:p>
          </table:table-cell>
          <table:table-cell office:value-type="float" office:value="46.6981511068042" calcext:value-type="float">
            <text:p>46.698</text:p>
          </table:table-cell>
          <table:table-cell office:value-type="float" office:value="39.1412825356456" calcext:value-type="float">
            <text:p>39.141</text:p>
          </table:table-cell>
          <table:table-cell office:value-type="float" office:value="-2.61741239941265" calcext:value-type="float">
            <text:p>-2.61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INDIRECT([.T55] &amp; [.V55])" office:value-type="float" office:value="2.47444091340019" calcext:value-type="float">
            <text:p>2.474</text:p>
          </table:table-cell>
          <table:table-cell table:formula="of:=INDIRECT([.U55] &amp; [.V55])" office:value-type="float" office:value="39.6147711141071" calcext:value-type="float">
            <text:p>39.615</text:p>
          </table:table-cell>
          <table:table-cell table:formula="of:=[.N51]" office:value-type="float" office:value="5.042" calcext:value-type="float">
            <text:p>5.042</text:p>
          </table:table-cell>
          <table:table-cell table:number-columns-repeated="5"/>
          <table:table-cell table:formula="of:=[.T51]" office:value-type="string" office:string-value="F" calcext:value-type="string">
            <text:p>F</text:p>
          </table:table-cell>
          <table:table-cell table:style-name="ce1" table:formula="of:=[.U51]" office:value-type="string" office:string-value="G" calcext:value-type="string">
            <text:p>G</text:p>
          </table:table-cell>
          <table:table-cell table:style-name="ce1" table:formula="of:=[.V53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.9020513570535" calcext:value-type="float">
            <text:p>39.902</text:p>
          </table:table-cell>
          <table:table-cell office:value-type="float" office:value="-2.35545868687206" calcext:value-type="float">
            <text:p>-2.355</text:p>
          </table:table-cell>
          <table:table-cell office:value-type="float" office:value="22.9213410769229" calcext:value-type="float">
            <text:p>22.921</text:p>
          </table:table-cell>
          <table:table-cell office:value-type="float" office:value="46.9601048193448" calcext:value-type="float">
            <text:p>46.960</text:p>
          </table:table-cell>
          <table:table-cell office:value-type="float" office:value="23.2282298551822" calcext:value-type="float">
            <text:p>23.228</text:p>
          </table:table-cell>
          <table:table-cell office:value-type="float" office:value="46.0688350912877" calcext:value-type="float">
            <text:p>46.069</text:p>
          </table:table-cell>
          <table:table-cell office:value-type="float" office:value="39.3157492715963" calcext:value-type="float">
            <text:p>39.316</text:p>
          </table:table-cell>
          <table:table-cell office:value-type="float" office:value="-0.652713792683082" calcext:value-type="float">
            <text:p>-0.65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INDIRECT([.T56] &amp; [.V56])" office:value-type="float" office:value="19.6566503788147" calcext:value-type="float">
            <text:p>19.657</text:p>
          </table:table-cell>
          <table:table-cell table:formula="of:=INDIRECT([.U56] &amp; [.V56])" office:value-type="float" office:value="-10.2859885178544" calcext:value-type="float">
            <text:p>-10.286</text:p>
          </table:table-cell>
          <table:table-cell table:formula="of:=[.N52]" office:value-type="float" office:value="5.042" calcext:value-type="float">
            <text:p>5.042</text:p>
          </table:table-cell>
          <table:table-cell table:number-columns-repeated="5"/>
          <table:table-cell table:formula="of:=[.T52]" office:value-type="string" office:string-value="B" calcext:value-type="string">
            <text:p>B</text:p>
          </table:table-cell>
          <table:table-cell table:style-name="ce1" table:formula="of:=[.U52]" office:value-type="string" office:string-value="C" calcext:value-type="string">
            <text:p>C</text:p>
          </table:table-cell>
          <table:table-cell table:style-name="ce1" table:formula="of:=[.V54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.0765180930042" calcext:value-type="float">
            <text:p>40.077</text:p>
          </table:table-cell>
          <table:table-cell office:value-type="float" office:value="-0.390760080142504" calcext:value-type="float">
            <text:p>-0.391</text:p>
          </table:table-cell>
          <table:table-cell office:value-type="float" office:value="23.9889986765901" calcext:value-type="float">
            <text:p>23.989</text:p>
          </table:table-cell>
          <table:table-cell office:value-type="float" office:value="46.3307888038283" calcext:value-type="float">
            <text:p>46.331</text:p>
          </table:table-cell>
          <table:table-cell office:value-type="float" office:value="24.6282626716896" calcext:value-type="float">
            <text:p>24.628</text:p>
          </table:table-cell>
          <table:table-cell office:value-type="float" office:value="44.4742313555536" calcext:value-type="float">
            <text:p>44.474</text:p>
          </table:table-cell>
          <table:table-cell office:value-type="float" office:value="39.457169157743" calcext:value-type="float">
            <text:p>39.457</text:p>
          </table:table-cell>
          <table:table-cell office:value-type="float" office:value="1.40795983471983" calcext:value-type="float">
            <text:p>1.40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NDIRECT([.T57] &amp; [.V57])" office:value-type="float" office:value="20.4174192002227" calcext:value-type="float">
            <text:p>20.417</text:p>
          </table:table-cell>
          <table:table-cell table:formula="of:=INDIRECT([.U57] &amp; [.V57])" office:value-type="float" office:value="-10.0240348053138" calcext:value-type="float">
            <text:p>-10.024</text:p>
          </table:table-cell>
          <table:table-cell table:formula="of:=[.N53]" office:value-type="float" office:value="1.902" calcext:value-type="float">
            <text:p>1.902</text:p>
          </table:table-cell>
          <table:table-cell table:number-columns-repeated="5"/>
          <table:table-cell table:formula="of:=[.T53]" office:value-type="string" office:string-value="H" calcext:value-type="string">
            <text:p>H</text:p>
          </table:table-cell>
          <table:table-cell table:style-name="ce1" table:formula="of:=[.U53]" office:value-type="string" office:string-value="I" calcext:value-type="string">
            <text:p>I</text:p>
          </table:table-cell>
          <table:table-cell table:style-name="ce1" table:formula="of:=[.V55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.217937979151" calcext:value-type="float">
            <text:p>40.218</text:p>
          </table:table-cell>
          <table:table-cell office:value-type="float" office:value="1.66991354726042" calcext:value-type="float">
            <text:p>1.670</text:p>
          </table:table-cell>
          <table:table-cell office:value-type="float" office:value="25.3890314930976" calcext:value-type="float">
            <text:p>25.389</text:p>
          </table:table-cell>
          <table:table-cell office:value-type="float" office:value="44.7361850680942" calcext:value-type="float">
            <text:p>44.736</text:p>
          </table:table-cell>
          <table:table-cell office:value-type="float" office:value="25.8201526494794" calcext:value-type="float">
            <text:p>25.820</text:p>
          </table:table-cell>
          <table:table-cell office:value-type="float" office:value="43.4841183161339" calcext:value-type="float">
            <text:p>43.484</text:p>
          </table:table-cell>
          <table:table-cell office:value-type="float" office:value="39.8433909023736" calcext:value-type="float">
            <text:p>39.843</text:p>
          </table:table-cell>
          <table:table-cell office:value-type="float" office:value="2.75767724183901" calcext:value-type="float">
            <text:p>2.75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INDIRECT([.T58] &amp; [.V58])" office:value-type="float" office:value="3.06838749336129" calcext:value-type="float">
            <text:p>3.068</text:p>
          </table:table-cell>
          <table:table-cell table:formula="of:=INDIRECT([.U58] &amp; [.V58])" office:value-type="float" office:value="40.3612117948958" calcext:value-type="float">
            <text:p>40.361</text:p>
          </table:table-cell>
          <table:table-cell table:formula="of:=[.N54]" office:value-type="float" office:value="1.902" calcext:value-type="float">
            <text:p>1.902</text:p>
          </table:table-cell>
          <table:table-cell table:number-columns-repeated="5"/>
          <table:table-cell table:formula="of:=[.T54]" office:value-type="string" office:string-value="D" calcext:value-type="string">
            <text:p>D</text:p>
          </table:table-cell>
          <table:table-cell table:style-name="ce1" table:formula="of:=[.U54]" office:value-type="string" office:string-value="E" calcext:value-type="string">
            <text:p>E</text:p>
          </table:table-cell>
          <table:table-cell table:style-name="ce1" table:formula="of:=[.V56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0.6041597237815" calcext:value-type="float">
            <text:p>40.604</text:p>
          </table:table-cell>
          <table:table-cell office:value-type="float" office:value="3.01963095437959" calcext:value-type="float">
            <text:p>3.020</text:p>
          </table:table-cell>
          <table:table-cell office:value-type="float" office:value="26.5809214708873" calcext:value-type="float">
            <text:p>26.581</text:p>
          </table:table-cell>
          <table:table-cell office:value-type="float" office:value="43.7460720286744" calcext:value-type="float">
            <text:p>43.746</text:p>
          </table:table-cell>
          <table:table-cell office:value-type="float" office:value="26.7984008710719" calcext:value-type="float">
            <text:p>26.798</text:p>
          </table:table-cell>
          <table:table-cell office:value-type="float" office:value="43.114465988988" calcext:value-type="float">
            <text:p>43.114</text:p>
          </table:table-cell>
          <table:table-cell office:value-type="float" office:value="40.3546335782624" calcext:value-type="float">
            <text:p>40.355</text:p>
          </table:table-cell>
          <table:table-cell office:value-type="float" office:value="3.74430750046074" calcext:value-type="float">
            <text:p>3.74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INDIRECT([.T59] &amp; [.V59])" office:value-type="float" office:value="3.82915631476922" calcext:value-type="float">
            <text:p>3.829</text:p>
          </table:table-cell>
          <table:table-cell table:formula="of:=INDIRECT([.U59] &amp; [.V59])" office:value-type="float" office:value="40.6231655074364" calcext:value-type="float">
            <text:p>40.623</text:p>
          </table:table-cell>
          <table:table-cell table:formula="of:=[.N55]" office:value-type="float" office:value="5.042" calcext:value-type="float">
            <text:p>5.042</text:p>
          </table:table-cell>
          <table:table-cell table:number-columns-repeated="5"/>
          <table:table-cell table:formula="of:=[.T55]" office:value-type="string" office:string-value="F" calcext:value-type="string">
            <text:p>F</text:p>
          </table:table-cell>
          <table:table-cell table:style-name="ce1" table:formula="of:=[.U55]" office:value-type="string" office:string-value="G" calcext:value-type="string">
            <text:p>G</text:p>
          </table:table-cell>
          <table:table-cell table:style-name="ce1" table:formula="of:=[.V57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1.1154023996703" calcext:value-type="float">
            <text:p>41.115</text:p>
          </table:table-cell>
          <table:table-cell office:value-type="float" office:value="4.00626121300132" calcext:value-type="float">
            <text:p>4.006</text:p>
          </table:table-cell>
          <table:table-cell office:value-type="float" office:value="27.5591696924798" calcext:value-type="float">
            <text:p>27.559</text:p>
          </table:table-cell>
          <table:table-cell office:value-type="float" office:value="43.3764197015286" calcext:value-type="float">
            <text:p>43.376</text:p>
          </table:table-cell>
          <table:table-cell office:value-type="float" office:value="27.8437814375667" calcext:value-type="float">
            <text:p>27.844</text:p>
          </table:table-cell>
          <table:table-cell office:value-type="float" office:value="42.5498471755329" calcext:value-type="float">
            <text:p>42.550</text:p>
          </table:table-cell>
          <table:table-cell office:value-type="float" office:value="40.9488398969885" calcext:value-type="float">
            <text:p>40.949</text:p>
          </table:table-cell>
          <table:table-cell office:value-type="float" office:value="4.48999384510257" calcext:value-type="float">
            <text:p>4.49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INDIRECT([.T60] &amp; [.V60])" office:value-type="float" office:value="21.1736054847446" calcext:value-type="float">
            <text:p>21.174</text:p>
          </table:table-cell>
          <table:table-cell table:formula="of:=INDIRECT([.U60] &amp; [.V60])" office:value-type="float" office:value="-9.74877243930151" calcext:value-type="float">
            <text:p>-9.749</text:p>
          </table:table-cell>
          <table:table-cell table:formula="of:=[.N56]" office:value-type="float" office:value="5.042" calcext:value-type="float">
            <text:p>5.042</text:p>
          </table:table-cell>
          <table:table-cell table:number-columns-repeated="5"/>
          <table:table-cell table:formula="of:=[.T56]" office:value-type="string" office:string-value="B" calcext:value-type="string">
            <text:p>B</text:p>
          </table:table-cell>
          <table:table-cell table:style-name="ce1" table:formula="of:=[.U56]" office:value-type="string" office:string-value="C" calcext:value-type="string">
            <text:p>C</text:p>
          </table:table-cell>
          <table:table-cell table:style-name="ce1" table:formula="of:=[.V58]+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1.7096087183965" calcext:value-type="float">
            <text:p>41.710</text:p>
          </table:table-cell>
          <table:table-cell office:value-type="float" office:value="4.75194755764315" calcext:value-type="float">
            <text:p>4.752</text:p>
          </table:table-cell>
          <table:table-cell office:value-type="float" office:value="28.6045502589747" calcext:value-type="float">
            <text:p>28.605</text:p>
          </table:table-cell>
          <table:table-cell office:value-type="float" office:value="42.8118008880735" calcext:value-type="float">
            <text:p>42.812</text:p>
          </table:table-cell>
          <table:table-cell office:value-type="float" office:value="28.8421393115629" calcext:value-type="float">
            <text:p>28.842</text:p>
          </table:table-cell>
          <table:table-cell office:value-type="float" office:value="42.12179217713" calcext:value-type="float">
            <text:p>42.122</text:p>
          </table:table-cell>
          <table:table-cell office:value-type="float" office:value="41.5275874338055" calcext:value-type="float">
            <text:p>41.528</text:p>
          </table:table-cell>
          <table:table-cell office:value-type="float" office:value="5.28057575232072" calcext:value-type="float">
            <text:p>5.28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NDIRECT([.T61] &amp; [.V61])" office:value-type="float" office:value="21.1657939888135" calcext:value-type="float">
            <text:p>21.166</text:p>
          </table:table-cell>
          <table:table-cell table:formula="of:=INDIRECT([.U61] &amp; [.V61])" office:value-type="float" office:value="-9.72608620784767" calcext:value-type="float">
            <text:p>-9.726</text:p>
          </table:table-cell>
          <table:table-cell table:formula="of:=[.N57]" office:value-type="float" office:value="1.902" calcext:value-type="float">
            <text:p>1.902</text:p>
          </table:table-cell>
          <table:table-cell table:number-columns-repeated="5"/>
          <table:table-cell table:formula="of:=[.T57]" office:value-type="string" office:string-value="H" calcext:value-type="string">
            <text:p>H</text:p>
          </table:table-cell>
          <table:table-cell table:style-name="ce1" table:formula="of:=[.U57]" office:value-type="string" office:string-value="I" calcext:value-type="string">
            <text:p>I</text:p>
          </table:table-cell>
          <table:table-cell table:style-name="ce1" table:formula="of:=[.V59]+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2.2883562552134" calcext:value-type="float">
            <text:p>42.288</text:p>
          </table:table-cell>
          <table:table-cell office:value-type="float" office:value="5.5425294648613" calcext:value-type="float">
            <text:p>5.543</text:p>
          </table:table-cell>
          <table:table-cell office:value-type="float" office:value="29.6029081329708" calcext:value-type="float">
            <text:p>29.603</text:p>
          </table:table-cell>
          <table:table-cell office:value-type="float" office:value="42.3837458896706" calcext:value-type="float">
            <text:p>42.384</text:p>
          </table:table-cell>
          <table:table-cell office:value-type="float" office:value="41.2563174078127" calcext:value-type="float">
            <text:p>41.256</text:p>
          </table:table-cell>
          <table:table-cell office:value-type="float" office:value="8.53978791166641" calcext:value-type="float">
            <text:p>8.540</text:p>
          </table:table-cell>
          <table:table-cell office:value-type="float" office:value="41.6073620917266" calcext:value-type="float">
            <text:p>41.607</text:p>
          </table:table-cell>
          <table:table-cell office:value-type="float" office:value="7.52028012209359" calcext:value-type="float">
            <text:p>7.52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NDIRECT([.T62] &amp; [.V62])" office:value-type="float" office:value="4.46877127667751" calcext:value-type="float">
            <text:p>4.469</text:p>
          </table:table-cell>
          <table:table-cell table:formula="of:=INDIRECT([.U62] &amp; [.V62])" office:value-type="float" office:value="41.2369755766081" calcext:value-type="float">
            <text:p>41.237</text:p>
          </table:table-cell>
          <table:table-cell table:formula="of:=[.N58]" office:value-type="float" office:value="1.902" calcext:value-type="float">
            <text:p>1.902</text:p>
          </table:table-cell>
          <table:table-cell table:number-columns-repeated="5"/>
          <table:table-cell table:formula="of:=[.T58]" office:value-type="string" office:string-value="D" calcext:value-type="string">
            <text:p>D</text:p>
          </table:table-cell>
          <table:table-cell table:style-name="ce1" table:formula="of:=[.U58]" office:value-type="string" office:string-value="E" calcext:value-type="string">
            <text:p>E</text:p>
          </table:table-cell>
          <table:table-cell table:style-name="ce1" table:formula="of:=[.V60]+1"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INDIRECT([.T63] &amp; [.V63])" office:value-type="float" office:value="5.22954009808543" calcext:value-type="float">
            <text:p>5.230</text:p>
          </table:table-cell>
          <table:table-cell table:formula="of:=INDIRECT([.U63] &amp; [.V63])" office:value-type="float" office:value="41.4989292891487" calcext:value-type="float">
            <text:p>41.499</text:p>
          </table:table-cell>
          <table:table-cell table:formula="of:=[.N59]" office:value-type="float" office:value="5.042" calcext:value-type="float">
            <text:p>5.042</text:p>
          </table:table-cell>
          <table:table-cell table:number-columns-repeated="5"/>
          <table:table-cell table:formula="of:=[.T59]" office:value-type="string" office:string-value="F" calcext:value-type="string">
            <text:p>F</text:p>
          </table:table-cell>
          <table:table-cell table:style-name="ce1" table:formula="of:=[.U59]" office:value-type="string" office:string-value="G" calcext:value-type="string">
            <text:p>G</text:p>
          </table:table-cell>
          <table:table-cell table:style-name="ce1" table:formula="of:=[.V61]+1"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INDIRECT([.T64] &amp; [.V64])" office:value-type="float" office:value="22.6846672250373" calcext:value-type="float">
            <text:p>22.685</text:p>
          </table:table-cell>
          <table:table-cell table:formula="of:=INDIRECT([.U64] &amp; [.V64])" office:value-type="float" office:value="-9.19444078415931" calcext:value-type="float">
            <text:p>-9.194</text:p>
          </table:table-cell>
          <table:table-cell table:formula="of:=[.N60]" office:value-type="float" office:value="5.042" calcext:value-type="float">
            <text:p>5.042</text:p>
          </table:table-cell>
          <table:table-cell table:number-columns-repeated="5"/>
          <table:table-cell table:formula="of:=[.T60]" office:value-type="string" office:string-value="B" calcext:value-type="string">
            <text:p>B</text:p>
          </table:table-cell>
          <table:table-cell table:style-name="ce1" table:formula="of:=[.U60]" office:value-type="string" office:string-value="C" calcext:value-type="string">
            <text:p>C</text:p>
          </table:table-cell>
          <table:table-cell table:style-name="ce1" table:formula="of:=[.V62]+1"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INDIRECT([.T65] &amp; [.V65])" office:value-type="float" office:value="22.652415691914" calcext:value-type="float">
            <text:p>22.652</text:p>
          </table:table-cell>
          <table:table-cell table:formula="of:=INDIRECT([.U65] &amp; [.V65])" office:value-type="float" office:value="-9.1007755308408" calcext:value-type="float">
            <text:p>-9.101</text:p>
          </table:table-cell>
          <table:table-cell table:formula="of:=[.N61]" office:value-type="float" office:value="1.902" calcext:value-type="float">
            <text:p>1.902</text:p>
          </table:table-cell>
          <table:table-cell table:number-columns-repeated="5"/>
          <table:table-cell table:formula="of:=[.T61]" office:value-type="string" office:string-value="H" calcext:value-type="string">
            <text:p>H</text:p>
          </table:table-cell>
          <table:table-cell table:style-name="ce1" table:formula="of:=[.U61]" office:value-type="string" office:string-value="I" calcext:value-type="string">
            <text:p>I</text:p>
          </table:table-cell>
          <table:table-cell table:style-name="ce1" table:formula="of:=[.V63]+1"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INDIRECT([.T66] &amp; [.V66])" office:value-type="float" office:value="5.90779898606252" calcext:value-type="float">
            <text:p>5.908</text:p>
          </table:table-cell>
          <table:table-cell table:formula="of:=INDIRECT([.U66] &amp; [.V66])" office:value-type="float" office:value="42.0005092478754" calcext:value-type="float">
            <text:p>42.001</text:p>
          </table:table-cell>
          <table:table-cell table:formula="of:=[.N62]" office:value-type="float" office:value="1.902" calcext:value-type="float">
            <text:p>1.902</text:p>
          </table:table-cell>
          <table:table-cell table:number-columns-repeated="5"/>
          <table:table-cell table:formula="of:=[.T62]" office:value-type="string" office:string-value="D" calcext:value-type="string">
            <text:p>D</text:p>
          </table:table-cell>
          <table:table-cell table:style-name="ce1" table:formula="of:=[.U62]" office:value-type="string" office:string-value="E" calcext:value-type="string">
            <text:p>E</text:p>
          </table:table-cell>
          <table:table-cell table:style-name="ce1" table:formula="of:=[.V64]+1"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INDIRECT([.T67] &amp; [.V67])" office:value-type="float" office:value="6.66856780747044" calcext:value-type="float">
            <text:p>6.669</text:p>
          </table:table-cell>
          <table:table-cell table:formula="of:=INDIRECT([.U67] &amp; [.V67])" office:value-type="float" office:value="42.262462960416" calcext:value-type="float">
            <text:p>42.262</text:p>
          </table:table-cell>
          <table:table-cell table:formula="of:=[.N63]" office:value-type="float" office:value="5.042" calcext:value-type="float">
            <text:p>5.042</text:p>
          </table:table-cell>
          <table:table-cell table:number-columns-repeated="5"/>
          <table:table-cell table:formula="of:=[.T63]" office:value-type="string" office:string-value="F" calcext:value-type="string">
            <text:p>F</text:p>
          </table:table-cell>
          <table:table-cell table:style-name="ce1" table:formula="of:=[.U63]" office:value-type="string" office:string-value="G" calcext:value-type="string">
            <text:p>G</text:p>
          </table:table-cell>
          <table:table-cell table:style-name="ce1" table:formula="of:=[.V65]+1"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INDIRECT([.T68] &amp; [.V68])" office:value-type="float" office:value="24.1391644997709" calcext:value-type="float">
            <text:p>24.139</text:p>
          </table:table-cell>
          <table:table-cell table:formula="of:=INDIRECT([.U68] &amp; [.V68])" office:value-type="float" office:value="-8.47583399285042" calcext:value-type="float">
            <text:p>-8.476</text:p>
          </table:table-cell>
          <table:table-cell table:formula="of:=[.N64]" office:value-type="float" office:value="5.042" calcext:value-type="float">
            <text:p>5.042</text:p>
          </table:table-cell>
          <table:table-cell table:number-columns-repeated="5"/>
          <table:table-cell table:formula="of:=[.T64]" office:value-type="string" office:string-value="B" calcext:value-type="string">
            <text:p>B</text:p>
          </table:table-cell>
          <table:table-cell table:style-name="ce1" table:formula="of:=[.U64]" office:value-type="string" office:string-value="C" calcext:value-type="string">
            <text:p>C</text:p>
          </table:table-cell>
          <table:table-cell table:style-name="ce1" table:formula="of:=[.V66]+1"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INDIRECT([.T69] &amp; [.V69])" office:value-type="float" office:value="24.8999333211789" calcext:value-type="float">
            <text:p>24.900</text:p>
          </table:table-cell>
          <table:table-cell table:formula="of:=INDIRECT([.U69] &amp; [.V69])" office:value-type="float" office:value="-8.21388028030983" calcext:value-type="float">
            <text:p>-8.214</text:p>
          </table:table-cell>
          <table:table-cell table:formula="of:=[.N65]" office:value-type="float" office:value="1.902" calcext:value-type="float">
            <text:p>1.902</text:p>
          </table:table-cell>
          <table:table-cell table:number-columns-repeated="5"/>
          <table:table-cell table:formula="of:=[.T65]" office:value-type="string" office:string-value="H" calcext:value-type="string">
            <text:p>H</text:p>
          </table:table-cell>
          <table:table-cell table:style-name="ce1" table:formula="of:=[.U65]" office:value-type="string" office:string-value="I" calcext:value-type="string">
            <text:p>I</text:p>
          </table:table-cell>
          <table:table-cell table:style-name="ce1" table:formula="of:=[.V67]+1"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INDIRECT([.T70] &amp; [.V70])" office:value-type="float" office:value="7.40576283077" calcext:value-type="float">
            <text:p>7.406</text:p>
          </table:table-cell>
          <table:table-cell table:formula="of:=INDIRECT([.U70] &amp; [.V70])" office:value-type="float" office:value="42.592879953851" calcext:value-type="float">
            <text:p>42.593</text:p>
          </table:table-cell>
          <table:table-cell table:formula="of:=[.N66]" office:value-type="float" office:value="1.902" calcext:value-type="float">
            <text:p>1.902</text:p>
          </table:table-cell>
          <table:table-cell table:number-columns-repeated="5"/>
          <table:table-cell table:formula="of:=[.T66]" office:value-type="string" office:string-value="D" calcext:value-type="string">
            <text:p>D</text:p>
          </table:table-cell>
          <table:table-cell table:style-name="ce1" table:formula="of:=[.U66]" office:value-type="string" office:string-value="E" calcext:value-type="string">
            <text:p>E</text:p>
          </table:table-cell>
          <table:table-cell table:style-name="ce1" table:formula="of:=[.V68]+1" office:value-type="float" office:value="36" calcext:value-type="float">
            <text:p>36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INDIRECT([.T71] &amp; [.V71])" office:value-type="float" office:value="8.16653165217792" calcext:value-type="float">
            <text:p>8.167</text:p>
          </table:table-cell>
          <table:table-cell table:formula="of:=INDIRECT([.U71] &amp; [.V71])" office:value-type="float" office:value="42.8548336663916" calcext:value-type="float">
            <text:p>42.855</text:p>
          </table:table-cell>
          <table:table-cell table:formula="of:=[.N67]" office:value-type="float" office:value="5.042" calcext:value-type="float">
            <text:p>5.042</text:p>
          </table:table-cell>
          <table:table-cell table:number-columns-repeated="5"/>
          <table:table-cell table:formula="of:=[.T67]" office:value-type="string" office:string-value="F" calcext:value-type="string">
            <text:p>F</text:p>
          </table:table-cell>
          <table:table-cell table:style-name="ce1" table:formula="of:=[.U67]" office:value-type="string" office:string-value="G" calcext:value-type="string">
            <text:p>G</text:p>
          </table:table-cell>
          <table:table-cell table:style-name="ce1" table:formula="of:=[.V69]+1" office:value-type="float" office:value="36" calcext:value-type="float">
            <text:p>36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INDIRECT([.T72] &amp; [.V72])" office:value-type="float" office:value="25.6684140985848" calcext:value-type="float">
            <text:p>25.668</text:p>
          </table:table-cell>
          <table:table-cell table:formula="of:=INDIRECT([.U72] &amp; [.V72])" office:value-type="float" office:value="-7.97432371426688" calcext:value-type="float">
            <text:p>-7.974</text:p>
          </table:table-cell>
          <table:table-cell table:formula="of:=[.N68]" office:value-type="float" office:value="5.042" calcext:value-type="float">
            <text:p>5.042</text:p>
          </table:table-cell>
          <table:table-cell table:number-columns-repeated="5"/>
          <table:table-cell table:formula="of:=[.T68]" office:value-type="string" office:string-value="B" calcext:value-type="string">
            <text:p>B</text:p>
          </table:table-cell>
          <table:table-cell table:style-name="ce1" table:formula="of:=[.U68]" office:value-type="string" office:string-value="C" calcext:value-type="string">
            <text:p>C</text:p>
          </table:table-cell>
          <table:table-cell table:style-name="ce1" table:formula="of:=[.V70]+1" office:value-type="float" office:value="37" calcext:value-type="float">
            <text:p>37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INDIRECT([.T73] &amp; [.V73])" office:value-type="float" office:value="25.6404170405549" calcext:value-type="float">
            <text:p>25.640</text:p>
          </table:table-cell>
          <table:table-cell table:formula="of:=INDIRECT([.U73] &amp; [.V73])" office:value-type="float" office:value="-7.89301435379348" calcext:value-type="float">
            <text:p>-7.893</text:p>
          </table:table-cell>
          <table:table-cell table:formula="of:=[.N69]" office:value-type="float" office:value="1.902" calcext:value-type="float">
            <text:p>1.902</text:p>
          </table:table-cell>
          <table:table-cell table:number-columns-repeated="5"/>
          <table:table-cell table:formula="of:=[.T69]" office:value-type="string" office:string-value="H" calcext:value-type="string">
            <text:p>H</text:p>
          </table:table-cell>
          <table:table-cell table:style-name="ce1" table:formula="of:=[.U69]" office:value-type="string" office:string-value="I" calcext:value-type="string">
            <text:p>I</text:p>
          </table:table-cell>
          <table:table-cell table:style-name="ce1" table:formula="of:=[.V71]+1" office:value-type="float" office:value="37" calcext:value-type="float">
            <text:p>37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INDIRECT([.T74] &amp; [.V74])" office:value-type="float" office:value="8.91064439219909" calcext:value-type="float">
            <text:p>8.911</text:p>
          </table:table-cell>
          <table:table-cell table:formula="of:=INDIRECT([.U74] &amp; [.V74])" office:value-type="float" office:value="43.165160151675" calcext:value-type="float">
            <text:p>43.165</text:p>
          </table:table-cell>
          <table:table-cell table:formula="of:=[.N70]" office:value-type="float" office:value="1.902" calcext:value-type="float">
            <text:p>1.902</text:p>
          </table:table-cell>
          <table:table-cell table:number-columns-repeated="5"/>
          <table:table-cell table:formula="of:=[.T70]" office:value-type="string" office:string-value="D" calcext:value-type="string">
            <text:p>D</text:p>
          </table:table-cell>
          <table:table-cell table:style-name="ce1" table:formula="of:=[.U70]" office:value-type="string" office:string-value="E" calcext:value-type="string">
            <text:p>E</text:p>
          </table:table-cell>
          <table:table-cell table:style-name="ce1" table:formula="of:=[.V72]+1"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INDIRECT([.T75] &amp; [.V75])" office:value-type="float" office:value="8.91437617952111" calcext:value-type="float">
            <text:p>8.914</text:p>
          </table:table-cell>
          <table:table-cell table:formula="of:=INDIRECT([.U75] &amp; [.V75])" office:value-type="float" office:value="43.1543222543412" calcext:value-type="float">
            <text:p>43.154</text:p>
          </table:table-cell>
          <table:table-cell table:formula="of:=[.N71]" office:value-type="float" office:value="5.042" calcext:value-type="float">
            <text:p>5.042</text:p>
          </table:table-cell>
          <table:table-cell table:number-columns-repeated="5"/>
          <table:table-cell table:formula="of:=[.T71]" office:value-type="string" office:string-value="F" calcext:value-type="string">
            <text:p>F</text:p>
          </table:table-cell>
          <table:table-cell table:style-name="ce1" table:formula="of:=[.U71]" office:value-type="string" office:string-value="G" calcext:value-type="string">
            <text:p>G</text:p>
          </table:table-cell>
          <table:table-cell table:style-name="ce1" table:formula="of:=[.V73]+1"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INDIRECT([.T76] &amp; [.V76])" office:value-type="float" office:value="27.1212933814004" calcext:value-type="float">
            <text:p>27.121</text:p>
          </table:table-cell>
          <table:table-cell table:formula="of:=INDIRECT([.U76] &amp; [.V76])" office:value-type="float" office:value="-7.25101793322951" calcext:value-type="float">
            <text:p>-7.251</text:p>
          </table:table-cell>
          <table:table-cell table:formula="of:=[.N72]" office:value-type="float" office:value="5.042" calcext:value-type="float">
            <text:p>5.042</text:p>
          </table:table-cell>
          <table:table-cell table:number-columns-repeated="5"/>
          <table:table-cell table:formula="of:=[.T72]" office:value-type="string" office:string-value="B" calcext:value-type="string">
            <text:p>B</text:p>
          </table:table-cell>
          <table:table-cell table:style-name="ce1" table:formula="of:=[.U72]" office:value-type="string" office:string-value="C" calcext:value-type="string">
            <text:p>C</text:p>
          </table:table-cell>
          <table:table-cell table:style-name="ce1" table:formula="of:=[.V74]+1" office:value-type="float" office:value="39" calcext:value-type="float">
            <text:p>39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INDIRECT([.T77] &amp; [.V77])" office:value-type="float" office:value="27.0681236311903" calcext:value-type="float">
            <text:p>27.068</text:p>
          </table:table-cell>
          <table:table-cell table:formula="of:=INDIRECT([.U77] &amp; [.V77])" office:value-type="float" office:value="-7.09660176630618" calcext:value-type="float">
            <text:p>-7.097</text:p>
          </table:table-cell>
          <table:table-cell table:formula="of:=[.N73]" office:value-type="float" office:value="1.902" calcext:value-type="float">
            <text:p>1.902</text:p>
          </table:table-cell>
          <table:table-cell table:number-columns-repeated="5"/>
          <table:table-cell table:formula="of:=[.T73]" office:value-type="string" office:string-value="H" calcext:value-type="string">
            <text:p>H</text:p>
          </table:table-cell>
          <table:table-cell table:style-name="ce1" table:formula="of:=[.U73]" office:value-type="string" office:string-value="I" calcext:value-type="string">
            <text:p>I</text:p>
          </table:table-cell>
          <table:table-cell table:style-name="ce1" table:formula="of:=[.V75]+1" office:value-type="float" office:value="39" calcext:value-type="float">
            <text:p>39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INDIRECT([.T78] &amp; [.V78])" office:value-type="float" office:value="10.4525728458573" calcext:value-type="float">
            <text:p>10.453</text:p>
          </table:table-cell>
          <table:table-cell table:formula="of:=INDIRECT([.U78] &amp; [.V78])" office:value-type="float" office:value="43.6298483621031" calcext:value-type="float">
            <text:p>43.630</text:p>
          </table:table-cell>
          <table:table-cell table:formula="of:=[.N74]" office:value-type="float" office:value="1.902" calcext:value-type="float">
            <text:p>1.902</text:p>
          </table:table-cell>
          <table:table-cell table:number-columns-repeated="5"/>
          <table:table-cell table:formula="of:=[.T74]" office:value-type="string" office:string-value="D" calcext:value-type="string">
            <text:p>D</text:p>
          </table:table-cell>
          <table:table-cell table:style-name="ce1" table:formula="of:=[.U74]" office:value-type="string" office:string-value="E" calcext:value-type="string">
            <text:p>E</text:p>
          </table:table-cell>
          <table:table-cell table:style-name="ce1" table:formula="of:=[.V76]+1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INDIRECT([.T79] &amp; [.V79])" office:value-type="float" office:value="10.489690335941" calcext:value-type="float">
            <text:p>10.490</text:p>
          </table:table-cell>
          <table:table-cell table:formula="of:=INDIRECT([.U79] &amp; [.V79])" office:value-type="float" office:value="43.52205134365" calcext:value-type="float">
            <text:p>43.522</text:p>
          </table:table-cell>
          <table:table-cell table:formula="of:=[.N75]" office:value-type="float" office:value="5.042" calcext:value-type="float">
            <text:p>5.042</text:p>
          </table:table-cell>
          <table:table-cell table:number-columns-repeated="5"/>
          <table:table-cell table:formula="of:=[.T75]" office:value-type="string" office:string-value="F" calcext:value-type="string">
            <text:p>F</text:p>
          </table:table-cell>
          <table:table-cell table:style-name="ce1" table:formula="of:=[.U75]" office:value-type="string" office:string-value="G" calcext:value-type="string">
            <text:p>G</text:p>
          </table:table-cell>
          <table:table-cell table:style-name="ce1" table:formula="of:=[.V77]+1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INDIRECT([.T80] &amp; [.V80])" office:value-type="float" office:value="28.5734710682457" calcext:value-type="float">
            <text:p>28.573</text:p>
          </table:table-cell>
          <table:table-cell table:formula="of:=INDIRECT([.U80] &amp; [.V80])" office:value-type="float" office:value="-6.52567456954375" calcext:value-type="float">
            <text:p>-6.526</text:p>
          </table:table-cell>
          <table:table-cell table:formula="of:=[.N76]" office:value-type="float" office:value="5.042" calcext:value-type="float">
            <text:p>5.042</text:p>
          </table:table-cell>
          <table:table-cell table:number-columns-repeated="5"/>
          <table:table-cell table:formula="of:=[.T76]" office:value-type="string" office:string-value="B" calcext:value-type="string">
            <text:p>B</text:p>
          </table:table-cell>
          <table:table-cell table:style-name="ce1" table:formula="of:=[.U76]" office:value-type="string" office:string-value="C" calcext:value-type="string">
            <text:p>C</text:p>
          </table:table-cell>
          <table:table-cell table:style-name="ce1" table:formula="of:=[.V78]+1"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INDIRECT([.T81] &amp; [.V81])" office:value-type="float" office:value="28.5536428914439" calcext:value-type="float">
            <text:p>28.554</text:p>
          </table:table-cell>
          <table:table-cell table:formula="of:=INDIRECT([.U81] &amp; [.V81])" office:value-type="float" office:value="-6.46808936279123" calcext:value-type="float">
            <text:p>-6.468</text:p>
          </table:table-cell>
          <table:table-cell table:formula="of:=[.N77]" office:value-type="float" office:value="1.902" calcext:value-type="float">
            <text:p>1.902</text:p>
          </table:table-cell>
          <table:table-cell table:number-columns-repeated="5"/>
          <table:table-cell table:formula="of:=[.T77]" office:value-type="string" office:string-value="H" calcext:value-type="string">
            <text:p>H</text:p>
          </table:table-cell>
          <table:table-cell table:style-name="ce1" table:formula="of:=[.U77]" office:value-type="string" office:string-value="I" calcext:value-type="string">
            <text:p>I</text:p>
          </table:table-cell>
          <table:table-cell table:style-name="ce1" table:formula="of:=[.V79]+1"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INDIRECT([.T82] &amp; [.V82])" office:value-type="float" office:value="12.1039010694495" calcext:value-type="float">
            <text:p>12.104</text:p>
          </table:table-cell>
          <table:table-cell table:formula="of:=INDIRECT([.U82] &amp; [.V82])" office:value-type="float" office:value="43.7768165706738" calcext:value-type="float">
            <text:p>43.777</text:p>
          </table:table-cell>
          <table:table-cell table:formula="of:=[.N78]" office:value-type="float" office:value="1.902" calcext:value-type="float">
            <text:p>1.902</text:p>
          </table:table-cell>
          <table:table-cell table:number-columns-repeated="5"/>
          <table:table-cell table:formula="of:=[.T78]" office:value-type="string" office:string-value="D" calcext:value-type="string">
            <text:p>D</text:p>
          </table:table-cell>
          <table:table-cell table:style-name="ce1" table:formula="of:=[.U78]" office:value-type="string" office:string-value="E" calcext:value-type="string">
            <text:p>E</text:p>
          </table:table-cell>
          <table:table-cell table:style-name="ce1" table:formula="of:=[.V80]+1" office:value-type="float" office:value="42" calcext:value-type="float">
            <text:p>42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INDIRECT([.T83] &amp; [.V83])" office:value-type="float" office:value="12.1325962257786" calcext:value-type="float">
            <text:p>12.133</text:p>
          </table:table-cell>
          <table:table-cell table:formula="of:=INDIRECT([.U83] &amp; [.V83])" office:value-type="float" office:value="43.6934797855262" calcext:value-type="float">
            <text:p>43.693</text:p>
          </table:table-cell>
          <table:table-cell table:formula="of:=[.N79]" office:value-type="float" office:value="5.042" calcext:value-type="float">
            <text:p>5.042</text:p>
          </table:table-cell>
          <table:table-cell table:number-columns-repeated="5"/>
          <table:table-cell table:formula="of:=[.T79]" office:value-type="string" office:string-value="F" calcext:value-type="string">
            <text:p>F</text:p>
          </table:table-cell>
          <table:table-cell table:style-name="ce1" table:formula="of:=[.U79]" office:value-type="string" office:string-value="G" calcext:value-type="string">
            <text:p>G</text:p>
          </table:table-cell>
          <table:table-cell table:style-name="ce1" table:formula="of:=[.V81]+1" office:value-type="float" office:value="42" calcext:value-type="float">
            <text:p>42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INDIRECT([.T84] &amp; [.V84])" office:value-type="float" office:value="30.0584596673175" calcext:value-type="float">
            <text:p>30.058</text:p>
          </table:table-cell>
          <table:table-cell table:formula="of:=INDIRECT([.U84] &amp; [.V84])" office:value-type="float" office:value="-5.89562101405241" calcext:value-type="float">
            <text:p>-5.896</text:p>
          </table:table-cell>
          <table:table-cell table:formula="of:=[.N80]" office:value-type="float" office:value="5.042" calcext:value-type="float">
            <text:p>5.042</text:p>
          </table:table-cell>
          <table:table-cell table:number-columns-repeated="5"/>
          <table:table-cell table:formula="of:=[.T80]" office:value-type="string" office:string-value="B" calcext:value-type="string">
            <text:p>B</text:p>
          </table:table-cell>
          <table:table-cell table:style-name="ce1" table:formula="of:=[.U80]" office:value-type="string" office:string-value="C" calcext:value-type="string">
            <text:p>C</text:p>
          </table:table-cell>
          <table:table-cell table:style-name="ce1" table:formula="of:=[.V82]+1"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INDIRECT([.T85] &amp; [.V85])" office:value-type="float" office:value="30.8192284887254" calcext:value-type="float">
            <text:p>30.819</text:p>
          </table:table-cell>
          <table:table-cell table:formula="of:=INDIRECT([.U85] &amp; [.V85])" office:value-type="float" office:value="-5.63366730151182" calcext:value-type="float">
            <text:p>-5.634</text:p>
          </table:table-cell>
          <table:table-cell table:formula="of:=[.N81]" office:value-type="float" office:value="1.902" calcext:value-type="float">
            <text:p>1.902</text:p>
          </table:table-cell>
          <table:table-cell table:number-columns-repeated="5"/>
          <table:table-cell table:formula="of:=[.T81]" office:value-type="string" office:string-value="H" calcext:value-type="string">
            <text:p>H</text:p>
          </table:table-cell>
          <table:table-cell table:style-name="ce1" table:formula="of:=[.U81]" office:value-type="string" office:string-value="I" calcext:value-type="string">
            <text:p>I</text:p>
          </table:table-cell>
          <table:table-cell table:style-name="ce1" table:formula="of:=[.V83]+1"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INDIRECT([.T86] &amp; [.V86])" office:value-type="float" office:value="13.6680771413546" calcext:value-type="float">
            <text:p>13.668</text:p>
          </table:table-cell>
          <table:table-cell table:formula="of:=INDIRECT([.U86] &amp; [.V86])" office:value-type="float" office:value="44.1768930061867" calcext:value-type="float">
            <text:p>44.177</text:p>
          </table:table-cell>
          <table:table-cell table:formula="of:=[.N82]" office:value-type="float" office:value="1.902" calcext:value-type="float">
            <text:p>1.902</text:p>
          </table:table-cell>
          <table:table-cell table:number-columns-repeated="5"/>
          <table:table-cell table:formula="of:=[.T82]" office:value-type="string" office:string-value="D" calcext:value-type="string">
            <text:p>D</text:p>
          </table:table-cell>
          <table:table-cell table:style-name="ce1" table:formula="of:=[.U82]" office:value-type="string" office:string-value="E" calcext:value-type="string">
            <text:p>E</text:p>
          </table:table-cell>
          <table:table-cell table:style-name="ce1" table:formula="of:=[.V84]+1"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INDIRECT([.T87] &amp; [.V87])" office:value-type="float" office:value="13.7239386693998" calcext:value-type="float">
            <text:p>13.724</text:p>
          </table:table-cell>
          <table:table-cell table:formula="of:=INDIRECT([.U87] &amp; [.V87])" office:value-type="float" office:value="44.0146593487945" calcext:value-type="float">
            <text:p>44.015</text:p>
          </table:table-cell>
          <table:table-cell table:formula="of:=[.N83]" office:value-type="float" office:value="5.042" calcext:value-type="float">
            <text:p>5.042</text:p>
          </table:table-cell>
          <table:table-cell table:number-columns-repeated="5"/>
          <table:table-cell table:formula="of:=[.T83]" office:value-type="string" office:string-value="F" calcext:value-type="string">
            <text:p>F</text:p>
          </table:table-cell>
          <table:table-cell table:style-name="ce1" table:formula="of:=[.U83]" office:value-type="string" office:string-value="G" calcext:value-type="string">
            <text:p>G</text:p>
          </table:table-cell>
          <table:table-cell table:style-name="ce1" table:formula="of:=[.V85]+1"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INDIRECT([.T88] &amp; [.V88])" office:value-type="float" office:value="31.5853819862854" calcext:value-type="float">
            <text:p>31.585</text:p>
          </table:table-cell>
          <table:table-cell table:formula="of:=INDIRECT([.U88] &amp; [.V88])" office:value-type="float" office:value="-5.38735182402487" calcext:value-type="float">
            <text:p>-5.387</text:p>
          </table:table-cell>
          <table:table-cell table:formula="of:=[.N84]" office:value-type="float" office:value="5.042" calcext:value-type="float">
            <text:p>5.042</text:p>
          </table:table-cell>
          <table:table-cell table:number-columns-repeated="5"/>
          <table:table-cell table:formula="of:=[.T84]" office:value-type="string" office:string-value="B" calcext:value-type="string">
            <text:p>B</text:p>
          </table:table-cell>
          <table:table-cell table:style-name="ce1" table:formula="of:=[.U84]" office:value-type="string" office:string-value="C" calcext:value-type="string">
            <text:p>C</text:p>
          </table:table-cell>
          <table:table-cell table:style-name="ce1" table:formula="of:=[.V86]+1"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INDIRECT([.T89] &amp; [.V89])" office:value-type="float" office:value="32.3461508076933" calcext:value-type="float">
            <text:p>32.346</text:p>
          </table:table-cell>
          <table:table-cell table:formula="of:=INDIRECT([.U89] &amp; [.V89])" office:value-type="float" office:value="-5.12539811148428" calcext:value-type="float">
            <text:p>-5.125</text:p>
          </table:table-cell>
          <table:table-cell table:formula="of:=[.N85]" office:value-type="float" office:value="1.902" calcext:value-type="float">
            <text:p>1.902</text:p>
          </table:table-cell>
          <table:table-cell table:number-columns-repeated="5"/>
          <table:table-cell table:formula="of:=[.T85]" office:value-type="string" office:string-value="H" calcext:value-type="string">
            <text:p>H</text:p>
          </table:table-cell>
          <table:table-cell table:style-name="ce1" table:formula="of:=[.U85]" office:value-type="string" office:string-value="I" calcext:value-type="string">
            <text:p>I</text:p>
          </table:table-cell>
          <table:table-cell table:style-name="ce1" table:formula="of:=[.V87]+1"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INDIRECT([.T90] &amp; [.V90])" office:value-type="float" office:value="15.2763708646981" calcext:value-type="float">
            <text:p>15.276</text:p>
          </table:table-cell>
          <table:table-cell table:formula="of:=INDIRECT([.U90] &amp; [.V90])" office:value-type="float" office:value="44.4488424784951" calcext:value-type="float">
            <text:p>44.449</text:p>
          </table:table-cell>
          <table:table-cell table:formula="of:=[.N86]" office:value-type="float" office:value="1.902" calcext:value-type="float">
            <text:p>1.902</text:p>
          </table:table-cell>
          <table:table-cell table:number-columns-repeated="5"/>
          <table:table-cell table:formula="of:=[.T86]" office:value-type="string" office:string-value="D" calcext:value-type="string">
            <text:p>D</text:p>
          </table:table-cell>
          <table:table-cell table:style-name="ce1" table:formula="of:=[.U86]" office:value-type="string" office:string-value="E" calcext:value-type="string">
            <text:p>E</text:p>
          </table:table-cell>
          <table:table-cell table:style-name="ce1" table:formula="of:=[.V88]+1"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INDIRECT([.T91] &amp; [.V91])" office:value-type="float" office:value="16.037139686106" calcext:value-type="float">
            <text:p>16.037</text:p>
          </table:table-cell>
          <table:table-cell table:formula="of:=INDIRECT([.U91] &amp; [.V91])" office:value-type="float" office:value="44.7107961910356" calcext:value-type="float">
            <text:p>44.711</text:p>
          </table:table-cell>
          <table:table-cell table:formula="of:=[.N87]" office:value-type="float" office:value="5.042" calcext:value-type="float">
            <text:p>5.042</text:p>
          </table:table-cell>
          <table:table-cell table:number-columns-repeated="5"/>
          <table:table-cell table:formula="of:=[.T87]" office:value-type="string" office:string-value="F" calcext:value-type="string">
            <text:p>F</text:p>
          </table:table-cell>
          <table:table-cell table:style-name="ce1" table:formula="of:=[.U87]" office:value-type="string" office:string-value="G" calcext:value-type="string">
            <text:p>G</text:p>
          </table:table-cell>
          <table:table-cell table:style-name="ce1" table:formula="of:=[.V89]+1"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INDIRECT([.T92] &amp; [.V92])" office:value-type="float" office:value="33.144314776405" calcext:value-type="float">
            <text:p>33.144</text:p>
          </table:table-cell>
          <table:table-cell table:formula="of:=INDIRECT([.U92] &amp; [.V92])" office:value-type="float" office:value="-4.97204779251566" calcext:value-type="float">
            <text:p>-4.972</text:p>
          </table:table-cell>
          <table:table-cell table:formula="of:=[.N88]" office:value-type="float" office:value="5.042" calcext:value-type="float">
            <text:p>5.042</text:p>
          </table:table-cell>
          <table:table-cell table:number-columns-repeated="5"/>
          <table:table-cell table:formula="of:=[.T88]" office:value-type="string" office:string-value="B" calcext:value-type="string">
            <text:p>B</text:p>
          </table:table-cell>
          <table:table-cell table:style-name="ce1" table:formula="of:=[.U88]" office:value-type="string" office:string-value="C" calcext:value-type="string">
            <text:p>C</text:p>
          </table:table-cell>
          <table:table-cell table:style-name="ce1" table:formula="of:=[.V90]+1" office:value-type="float" office:value="47" calcext:value-type="float">
            <text:p>47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INDIRECT([.T93] &amp; [.V93])" office:value-type="float" office:value="33.1354072837831" calcext:value-type="float">
            <text:p>33.135</text:p>
          </table:table-cell>
          <table:table-cell table:formula="of:=INDIRECT([.U93] &amp; [.V93])" office:value-type="float" office:value="-4.94617855555008" calcext:value-type="float">
            <text:p>-4.946</text:p>
          </table:table-cell>
          <table:table-cell table:formula="of:=[.N89]" office:value-type="float" office:value="1.902" calcext:value-type="float">
            <text:p>1.902</text:p>
          </table:table-cell>
          <table:table-cell table:number-columns-repeated="5"/>
          <table:table-cell table:formula="of:=[.T89]" office:value-type="string" office:string-value="H" calcext:value-type="string">
            <text:p>H</text:p>
          </table:table-cell>
          <table:table-cell table:style-name="ce1" table:formula="of:=[.U89]" office:value-type="string" office:string-value="I" calcext:value-type="string">
            <text:p>I</text:p>
          </table:table-cell>
          <table:table-cell table:style-name="ce1" table:formula="of:=[.V91]+1" office:value-type="float" office:value="47" calcext:value-type="float">
            <text:p>47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INDIRECT([.T94] &amp; [.V94])" office:value-type="float" office:value="16.7721043493528" calcext:value-type="float">
            <text:p>16.772</text:p>
          </table:table-cell>
          <table:table-cell table:formula="of:=INDIRECT([.U94] &amp; [.V94])" office:value-type="float" office:value="45.047690620397" calcext:value-type="float">
            <text:p>45.048</text:p>
          </table:table-cell>
          <table:table-cell table:formula="of:=[.N90]" office:value-type="float" office:value="1.902" calcext:value-type="float">
            <text:p>1.902</text:p>
          </table:table-cell>
          <table:table-cell table:number-columns-repeated="5"/>
          <table:table-cell table:formula="of:=[.T90]" office:value-type="string" office:string-value="D" calcext:value-type="string">
            <text:p>D</text:p>
          </table:table-cell>
          <table:table-cell table:style-name="ce1" table:formula="of:=[.U90]" office:value-type="string" office:string-value="E" calcext:value-type="string">
            <text:p>E</text:p>
          </table:table-cell>
          <table:table-cell table:style-name="ce1" table:formula="of:=[.V92]+1" office:value-type="float" office:value="48" calcext:value-type="float">
            <text:p>48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INDIRECT([.T95] &amp; [.V95])" office:value-type="float" office:value="17.5328731707607" calcext:value-type="float">
            <text:p>17.533</text:p>
          </table:table-cell>
          <table:table-cell table:formula="of:=INDIRECT([.U95] &amp; [.V95])" office:value-type="float" office:value="45.3096443329376" calcext:value-type="float">
            <text:p>45.310</text:p>
          </table:table-cell>
          <table:table-cell table:formula="of:=[.N91]" office:value-type="float" office:value="5.042" calcext:value-type="float">
            <text:p>5.042</text:p>
          </table:table-cell>
          <table:table-cell table:number-columns-repeated="5"/>
          <table:table-cell table:formula="of:=[.T91]" office:value-type="string" office:string-value="F" calcext:value-type="string">
            <text:p>F</text:p>
          </table:table-cell>
          <table:table-cell table:style-name="ce1" table:formula="of:=[.U91]" office:value-type="string" office:string-value="G" calcext:value-type="string">
            <text:p>G</text:p>
          </table:table-cell>
          <table:table-cell table:style-name="ce1" table:formula="of:=[.V93]+1" office:value-type="float" office:value="48" calcext:value-type="float">
            <text:p>48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INDIRECT([.T96] &amp; [.V96])" office:value-type="float" office:value="34.6483475669845" calcext:value-type="float">
            <text:p>34.648</text:p>
          </table:table-cell>
          <table:table-cell table:formula="of:=INDIRECT([.U96] &amp; [.V96])" office:value-type="float" office:value="-4.39730258515733" calcext:value-type="float">
            <text:p>-4.397</text:p>
          </table:table-cell>
          <table:table-cell table:formula="of:=[.N92]" office:value-type="float" office:value="5.042" calcext:value-type="float">
            <text:p>5.042</text:p>
          </table:table-cell>
          <table:table-cell table:number-columns-repeated="5"/>
          <table:table-cell table:formula="of:=[.T92]" office:value-type="string" office:string-value="B" calcext:value-type="string">
            <text:p>B</text:p>
          </table:table-cell>
          <table:table-cell table:style-name="ce1" table:formula="of:=[.U92]" office:value-type="string" office:string-value="C" calcext:value-type="string">
            <text:p>C</text:p>
          </table:table-cell>
          <table:table-cell table:style-name="ce1" table:formula="of:=[.V94]+1" office:value-type="float" office:value="49" calcext:value-type="float">
            <text:p>49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INDIRECT([.T97] &amp; [.V97])" office:value-type="float" office:value="34.6280847222113" calcext:value-type="float">
            <text:p>34.628</text:p>
          </table:table-cell>
          <table:table-cell table:formula="of:=INDIRECT([.U97] &amp; [.V97])" office:value-type="float" office:value="-4.3384550109545" calcext:value-type="float">
            <text:p>-4.338</text:p>
          </table:table-cell>
          <table:table-cell table:formula="of:=[.N93]" office:value-type="float" office:value="1.902" calcext:value-type="float">
            <text:p>1.902</text:p>
          </table:table-cell>
          <table:table-cell table:number-columns-repeated="5"/>
          <table:table-cell table:formula="of:=[.T93]" office:value-type="string" office:string-value="H" calcext:value-type="string">
            <text:p>H</text:p>
          </table:table-cell>
          <table:table-cell table:style-name="ce1" table:formula="of:=[.U93]" office:value-type="string" office:string-value="I" calcext:value-type="string">
            <text:p>I</text:p>
          </table:table-cell>
          <table:table-cell table:style-name="ce1" table:formula="of:=[.V95]+1" office:value-type="float" office:value="49" calcext:value-type="float">
            <text:p>49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INDIRECT([.T98] &amp; [.V98])" office:value-type="float" office:value="18.2475472081792" calcext:value-type="float">
            <text:p>18.248</text:p>
          </table:table-cell>
          <table:table-cell table:formula="of:=INDIRECT([.U98] &amp; [.V98])" office:value-type="float" office:value="45.7054670185444" calcext:value-type="float">
            <text:p>45.705</text:p>
          </table:table-cell>
          <table:table-cell table:formula="of:=[.N94]" office:value-type="float" office:value="1.902" calcext:value-type="float">
            <text:p>1.902</text:p>
          </table:table-cell>
          <table:table-cell table:number-columns-repeated="5"/>
          <table:table-cell table:formula="of:=[.T94]" office:value-type="string" office:string-value="D" calcext:value-type="string">
            <text:p>D</text:p>
          </table:table-cell>
          <table:table-cell table:style-name="ce1" table:formula="of:=[.U94]" office:value-type="string" office:string-value="E" calcext:value-type="string">
            <text:p>E</text:p>
          </table:table-cell>
          <table:table-cell table:style-name="ce1" table:formula="of:=[.V96]+1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INDIRECT([.T99] &amp; [.V99])" office:value-type="float" office:value="19.0083160295871" calcext:value-type="float">
            <text:p>19.008</text:p>
          </table:table-cell>
          <table:table-cell table:formula="of:=INDIRECT([.U99] &amp; [.V99])" office:value-type="float" office:value="45.967420731085" calcext:value-type="float">
            <text:p>45.967</text:p>
          </table:table-cell>
          <table:table-cell table:formula="of:=[.N95]" office:value-type="float" office:value="5.042" calcext:value-type="float">
            <text:p>5.042</text:p>
          </table:table-cell>
          <table:table-cell table:number-columns-repeated="5"/>
          <table:table-cell table:formula="of:=[.T95]" office:value-type="string" office:string-value="F" calcext:value-type="string">
            <text:p>F</text:p>
          </table:table-cell>
          <table:table-cell table:style-name="ce1" table:formula="of:=[.U95]" office:value-type="string" office:string-value="G" calcext:value-type="string">
            <text:p>G</text:p>
          </table:table-cell>
          <table:table-cell table:style-name="ce1" table:formula="of:=[.V97]+1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INDIRECT([.T100] &amp; [.V100])" office:value-type="float" office:value="36.1258859833111" calcext:value-type="float">
            <text:p>36.126</text:p>
          </table:table-cell>
          <table:table-cell table:formula="of:=INDIRECT([.U100] &amp; [.V100])" office:value-type="float" office:value="-3.74561212789702" calcext:value-type="float">
            <text:p>-3.746</text:p>
          </table:table-cell>
          <table:table-cell table:formula="of:=[.N96]" office:value-type="float" office:value="5.042" calcext:value-type="float">
            <text:p>5.042</text:p>
          </table:table-cell>
          <table:table-cell table:number-columns-repeated="5"/>
          <table:table-cell table:formula="of:=[.T96]" office:value-type="string" office:string-value="B" calcext:value-type="string">
            <text:p>B</text:p>
          </table:table-cell>
          <table:table-cell table:style-name="ce1" table:formula="of:=[.U96]" office:value-type="string" office:string-value="C" calcext:value-type="string">
            <text:p>C</text:p>
          </table:table-cell>
          <table:table-cell table:style-name="ce1" table:formula="of:=[.V98]+1"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INDIRECT([.T101] &amp; [.V101])" office:value-type="float" office:value="36.1007111626696" calcext:value-type="float">
            <text:p>36.101</text:p>
          </table:table-cell>
          <table:table-cell table:formula="of:=INDIRECT([.U101] &amp; [.V101])" office:value-type="float" office:value="-3.6724991399464" calcext:value-type="float">
            <text:p>-3.672</text:p>
          </table:table-cell>
          <table:table-cell table:formula="of:=[.N97]" office:value-type="float" office:value="1.902" calcext:value-type="float">
            <text:p>1.902</text:p>
          </table:table-cell>
          <table:table-cell table:number-columns-repeated="5"/>
          <table:table-cell table:formula="of:=[.T97]" office:value-type="string" office:string-value="H" calcext:value-type="string">
            <text:p>H</text:p>
          </table:table-cell>
          <table:table-cell table:style-name="ce1" table:formula="of:=[.U97]" office:value-type="string" office:string-value="I" calcext:value-type="string">
            <text:p>I</text:p>
          </table:table-cell>
          <table:table-cell table:style-name="ce1" table:formula="of:=[.V99]+1"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INDIRECT([.T102] &amp; [.V102])" office:value-type="float" office:value="19.696632207099" calcext:value-type="float">
            <text:p>19.697</text:p>
          </table:table-cell>
          <table:table-cell table:formula="of:=INDIRECT([.U102] &amp; [.V102])" office:value-type="float" office:value="46.4397922001449" calcext:value-type="float">
            <text:p>46.440</text:p>
          </table:table-cell>
          <table:table-cell table:formula="of:=[.N98]" office:value-type="float" office:value="1.902" calcext:value-type="float">
            <text:p>1.902</text:p>
          </table:table-cell>
          <table:table-cell table:number-columns-repeated="5"/>
          <table:table-cell table:formula="of:=[.T98]" office:value-type="string" office:string-value="D" calcext:value-type="string">
            <text:p>D</text:p>
          </table:table-cell>
          <table:table-cell table:style-name="ce1" table:formula="of:=[.U98]" office:value-type="string" office:string-value="E" calcext:value-type="string">
            <text:p>E</text:p>
          </table:table-cell>
          <table:table-cell table:style-name="ce1" table:formula="of:=[.V100]+1" office:value-type="float" office:value="52" calcext:value-type="float">
            <text:p>52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INDIRECT([.T103] &amp; [.V103])" office:value-type="float" office:value="19.7501423454015" calcext:value-type="float">
            <text:p>19.750</text:p>
          </table:table-cell>
          <table:table-cell table:formula="of:=INDIRECT([.U103] &amp; [.V103])" office:value-type="float" office:value="46.284387474421" calcext:value-type="float">
            <text:p>46.284</text:p>
          </table:table-cell>
          <table:table-cell table:formula="of:=[.N99]" office:value-type="float" office:value="5.042" calcext:value-type="float">
            <text:p>5.042</text:p>
          </table:table-cell>
          <table:table-cell table:number-columns-repeated="5"/>
          <table:table-cell table:formula="of:=[.T99]" office:value-type="string" office:string-value="F" calcext:value-type="string">
            <text:p>F</text:p>
          </table:table-cell>
          <table:table-cell table:style-name="ce1" table:formula="of:=[.U99]" office:value-type="string" office:string-value="G" calcext:value-type="string">
            <text:p>G</text:p>
          </table:table-cell>
          <table:table-cell table:style-name="ce1" table:formula="of:=[.V101]+1" office:value-type="float" office:value="52" calcext:value-type="float">
            <text:p>52</text:p>
          </table:table-cell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INDIRECT([.T104] &amp; [.V104])" office:value-type="float" office:value="37.6512571429394" calcext:value-type="float">
            <text:p>37.651</text:p>
          </table:table-cell>
          <table:table-cell table:formula="of:=INDIRECT([.U104] &amp; [.V104])" office:value-type="float" office:value="-3.23283804404219" calcext:value-type="float">
            <text:p>-3.233</text:p>
          </table:table-cell>
          <table:table-cell table:formula="of:=[.N100]" office:value-type="float" office:value="5.042" calcext:value-type="float">
            <text:p>5.042</text:p>
          </table:table-cell>
          <table:table-cell table:number-columns-repeated="5"/>
          <table:table-cell table:formula="of:=[.T100]" office:value-type="string" office:string-value="B" calcext:value-type="string">
            <text:p>B</text:p>
          </table:table-cell>
          <table:table-cell table:style-name="ce1" table:formula="of:=[.U100]" office:value-type="string" office:string-value="C" calcext:value-type="string">
            <text:p>C</text:p>
          </table:table-cell>
          <table:table-cell table:style-name="ce1" table:formula="of:=[.V102]+1" office:value-type="float" office:value="53" calcext:value-type="float">
            <text:p>53</text:p>
          </table:table-cell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INDIRECT([.T105] &amp; [.V105])" office:value-type="float" office:value="38.4120259643473" calcext:value-type="float">
            <text:p>38.412</text:p>
          </table:table-cell>
          <table:table-cell table:formula="of:=INDIRECT([.U105] &amp; [.V105])" office:value-type="float" office:value="-2.97088433150161" calcext:value-type="float">
            <text:p>-2.971</text:p>
          </table:table-cell>
          <table:table-cell table:formula="of:=[.N101]" office:value-type="float" office:value="1.902" calcext:value-type="float">
            <text:p>1.902</text:p>
          </table:table-cell>
          <table:table-cell table:number-columns-repeated="5"/>
          <table:table-cell table:formula="of:=[.T101]" office:value-type="string" office:string-value="H" calcext:value-type="string">
            <text:p>H</text:p>
          </table:table-cell>
          <table:table-cell table:style-name="ce1" table:formula="of:=[.U101]" office:value-type="string" office:string-value="I" calcext:value-type="string">
            <text:p>I</text:p>
          </table:table-cell>
          <table:table-cell table:style-name="ce1" table:formula="of:=[.V103]+1" office:value-type="float" office:value="53" calcext:value-type="float">
            <text:p>53</text:p>
          </table:table-cell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INDIRECT([.T106] &amp; [.V106])" office:value-type="float" office:value="21.2918733738582" calcext:value-type="float">
            <text:p>21.292</text:p>
          </table:table-cell>
          <table:table-cell table:formula="of:=INDIRECT([.U106] &amp; [.V106])" office:value-type="float" office:value="46.7496490492668" calcext:value-type="float">
            <text:p>46.750</text:p>
          </table:table-cell>
          <table:table-cell table:formula="of:=[.N102]" office:value-type="float" office:value="1.902" calcext:value-type="float">
            <text:p>1.902</text:p>
          </table:table-cell>
          <table:table-cell table:number-columns-repeated="5"/>
          <table:table-cell table:formula="of:=[.T102]" office:value-type="string" office:string-value="D" calcext:value-type="string">
            <text:p>D</text:p>
          </table:table-cell>
          <table:table-cell table:style-name="ce1" table:formula="of:=[.U102]" office:value-type="string" office:string-value="E" calcext:value-type="string">
            <text:p>E</text:p>
          </table:table-cell>
          <table:table-cell table:style-name="ce1" table:formula="of:=[.V104]+1"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INDIRECT([.T107] &amp; [.V107])" office:value-type="float" office:value="22.0526421952661" calcext:value-type="float">
            <text:p>22.053</text:p>
          </table:table-cell>
          <table:table-cell table:formula="of:=INDIRECT([.U107] &amp; [.V107])" office:value-type="float" office:value="47.0116027618073" calcext:value-type="float">
            <text:p>47.012</text:p>
          </table:table-cell>
          <table:table-cell table:formula="of:=[.N103]" office:value-type="float" office:value="5.042" calcext:value-type="float">
            <text:p>5.042</text:p>
          </table:table-cell>
          <table:table-cell table:number-columns-repeated="5"/>
          <table:table-cell table:formula="of:=[.T103]" office:value-type="string" office:string-value="F" calcext:value-type="string">
            <text:p>F</text:p>
          </table:table-cell>
          <table:table-cell table:style-name="ce1" table:formula="of:=[.U103]" office:value-type="string" office:string-value="G" calcext:value-type="string">
            <text:p>G</text:p>
          </table:table-cell>
          <table:table-cell table:style-name="ce1" table:formula="of:=[.V105]+1"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INDIRECT([.T108] &amp; [.V108])" office:value-type="float" office:value="39.1808406831444" calcext:value-type="float">
            <text:p>39.181</text:p>
          </table:table-cell>
          <table:table-cell table:formula="of:=INDIRECT([.U108] &amp; [.V108])" office:value-type="float" office:value="-2.73229760167945" calcext:value-type="float">
            <text:p>-2.732</text:p>
          </table:table-cell>
          <table:table-cell table:formula="of:=[.N104]" office:value-type="float" office:value="5.042" calcext:value-type="float">
            <text:p>5.042</text:p>
          </table:table-cell>
          <table:table-cell table:number-columns-repeated="5"/>
          <table:table-cell table:formula="of:=[.T104]" office:value-type="string" office:string-value="B" calcext:value-type="string">
            <text:p>B</text:p>
          </table:table-cell>
          <table:table-cell table:style-name="ce1" table:formula="of:=[.U104]" office:value-type="string" office:string-value="C" calcext:value-type="string">
            <text:p>C</text:p>
          </table:table-cell>
          <table:table-cell table:style-name="ce1" table:formula="of:=[.V106]+1"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INDIRECT([.T109] &amp; [.V109])" office:value-type="float" office:value="39.1412825356456" calcext:value-type="float">
            <text:p>39.141</text:p>
          </table:table-cell>
          <table:table-cell table:formula="of:=INDIRECT([.U109] &amp; [.V109])" office:value-type="float" office:value="-2.61741239941265" calcext:value-type="float">
            <text:p>-2.617</text:p>
          </table:table-cell>
          <table:table-cell table:formula="of:=[.N105]" office:value-type="float" office:value="1.902" calcext:value-type="float">
            <text:p>1.902</text:p>
          </table:table-cell>
          <table:table-cell table:number-columns-repeated="5"/>
          <table:table-cell table:formula="of:=[.T105]" office:value-type="string" office:string-value="H" calcext:value-type="string">
            <text:p>H</text:p>
          </table:table-cell>
          <table:table-cell table:style-name="ce1" table:formula="of:=[.U105]" office:value-type="string" office:string-value="I" calcext:value-type="string">
            <text:p>I</text:p>
          </table:table-cell>
          <table:table-cell table:style-name="ce1" table:formula="of:=[.V107]+1"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INDIRECT([.T110] &amp; [.V110])" office:value-type="float" office:value="22.9213410769229" calcext:value-type="float">
            <text:p>22.921</text:p>
          </table:table-cell>
          <table:table-cell table:formula="of:=INDIRECT([.U110] &amp; [.V110])" office:value-type="float" office:value="46.9601048193448" calcext:value-type="float">
            <text:p>46.960</text:p>
          </table:table-cell>
          <table:table-cell table:formula="of:=[.N106]" office:value-type="float" office:value="1.902" calcext:value-type="float">
            <text:p>1.902</text:p>
          </table:table-cell>
          <table:table-cell table:number-columns-repeated="5"/>
          <table:table-cell table:formula="of:=[.T106]" office:value-type="string" office:string-value="D" calcext:value-type="string">
            <text:p>D</text:p>
          </table:table-cell>
          <table:table-cell table:style-name="ce1" table:formula="of:=[.U106]" office:value-type="string" office:string-value="E" calcext:value-type="string">
            <text:p>E</text:p>
          </table:table-cell>
          <table:table-cell table:style-name="ce1" table:formula="of:=[.V108]+1"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INDIRECT([.T111] &amp; [.V111])" office:value-type="float" office:value="23.2282298551822" calcext:value-type="float">
            <text:p>23.228</text:p>
          </table:table-cell>
          <table:table-cell table:formula="of:=INDIRECT([.U111] &amp; [.V111])" office:value-type="float" office:value="46.0688350912877" calcext:value-type="float">
            <text:p>46.069</text:p>
          </table:table-cell>
          <table:table-cell table:formula="of:=[.N107]" office:value-type="float" office:value="5.042" calcext:value-type="float">
            <text:p>5.042</text:p>
          </table:table-cell>
          <table:table-cell table:number-columns-repeated="5"/>
          <table:table-cell table:formula="of:=[.T107]" office:value-type="string" office:string-value="F" calcext:value-type="string">
            <text:p>F</text:p>
          </table:table-cell>
          <table:table-cell table:style-name="ce1" table:formula="of:=[.U107]" office:value-type="string" office:string-value="G" calcext:value-type="string">
            <text:p>G</text:p>
          </table:table-cell>
          <table:table-cell table:style-name="ce1" table:formula="of:=[.V109]+1"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INDIRECT([.T112] &amp; [.V112])" office:value-type="float" office:value="40.0765180930042" calcext:value-type="float">
            <text:p>40.077</text:p>
          </table:table-cell>
          <table:table-cell table:formula="of:=INDIRECT([.U112] &amp; [.V112])" office:value-type="float" office:value="-0.390760080142504" calcext:value-type="float">
            <text:p>-0.391</text:p>
          </table:table-cell>
          <table:table-cell table:formula="of:=[.N108]" office:value-type="float" office:value="5.042" calcext:value-type="float">
            <text:p>5.042</text:p>
          </table:table-cell>
          <table:table-cell table:number-columns-repeated="5"/>
          <table:table-cell table:formula="of:=[.T108]" office:value-type="string" office:string-value="B" calcext:value-type="string">
            <text:p>B</text:p>
          </table:table-cell>
          <table:table-cell table:style-name="ce1" table:formula="of:=[.U108]" office:value-type="string" office:string-value="C" calcext:value-type="string">
            <text:p>C</text:p>
          </table:table-cell>
          <table:table-cell table:style-name="ce1" table:formula="of:=[.V110]+1"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INDIRECT([.T113] &amp; [.V113])" office:value-type="float" office:value="39.457169157743" calcext:value-type="float">
            <text:p>39.457</text:p>
          </table:table-cell>
          <table:table-cell table:formula="of:=INDIRECT([.U113] &amp; [.V113])" office:value-type="float" office:value="1.40795983471983" calcext:value-type="float">
            <text:p>1.408</text:p>
          </table:table-cell>
          <table:table-cell table:formula="of:=[.N109]" office:value-type="float" office:value="1.902" calcext:value-type="float">
            <text:p>1.902</text:p>
          </table:table-cell>
          <table:table-cell table:number-columns-repeated="5"/>
          <table:table-cell table:formula="of:=[.T109]" office:value-type="string" office:string-value="H" calcext:value-type="string">
            <text:p>H</text:p>
          </table:table-cell>
          <table:table-cell table:style-name="ce1" table:formula="of:=[.U109]" office:value-type="string" office:string-value="I" calcext:value-type="string">
            <text:p>I</text:p>
          </table:table-cell>
          <table:table-cell table:style-name="ce1" table:formula="of:=[.V111]+1"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INDIRECT([.T114] &amp; [.V114])" office:value-type="float" office:value="25.3890314930976" calcext:value-type="float">
            <text:p>25.389</text:p>
          </table:table-cell>
          <table:table-cell table:formula="of:=INDIRECT([.U114] &amp; [.V114])" office:value-type="float" office:value="44.7361850680942" calcext:value-type="float">
            <text:p>44.736</text:p>
          </table:table-cell>
          <table:table-cell table:formula="of:=[.N110]" office:value-type="float" office:value="1.902" calcext:value-type="float">
            <text:p>1.902</text:p>
          </table:table-cell>
          <table:table-cell table:number-columns-repeated="5"/>
          <table:table-cell table:formula="of:=[.T110]" office:value-type="string" office:string-value="D" calcext:value-type="string">
            <text:p>D</text:p>
          </table:table-cell>
          <table:table-cell table:style-name="ce1" table:formula="of:=[.U110]" office:value-type="string" office:string-value="E" calcext:value-type="string">
            <text:p>E</text:p>
          </table:table-cell>
          <table:table-cell table:style-name="ce1" table:formula="of:=[.V112]+1" office:value-type="float" office:value="58" calcext:value-type="float">
            <text:p>58</text:p>
          </table:table-cell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INDIRECT([.T115] &amp; [.V115])" office:value-type="float" office:value="25.8201526494794" calcext:value-type="float">
            <text:p>25.820</text:p>
          </table:table-cell>
          <table:table-cell table:formula="of:=INDIRECT([.U115] &amp; [.V115])" office:value-type="float" office:value="43.4841183161339" calcext:value-type="float">
            <text:p>43.484</text:p>
          </table:table-cell>
          <table:table-cell table:formula="of:=[.N111]" office:value-type="float" office:value="5.042" calcext:value-type="float">
            <text:p>5.042</text:p>
          </table:table-cell>
          <table:table-cell table:number-columns-repeated="5"/>
          <table:table-cell table:formula="of:=[.T111]" office:value-type="string" office:string-value="F" calcext:value-type="string">
            <text:p>F</text:p>
          </table:table-cell>
          <table:table-cell table:style-name="ce1" table:formula="of:=[.U111]" office:value-type="string" office:string-value="G" calcext:value-type="string">
            <text:p>G</text:p>
          </table:table-cell>
          <table:table-cell table:style-name="ce1" table:formula="of:=[.V113]+1" office:value-type="float" office:value="58" calcext:value-type="float">
            <text:p>58</text:p>
          </table:table-cell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INDIRECT([.T116] &amp; [.V116])" office:value-type="float" office:value="40.6041597237815" calcext:value-type="float">
            <text:p>40.604</text:p>
          </table:table-cell>
          <table:table-cell table:formula="of:=INDIRECT([.U116] &amp; [.V116])" office:value-type="float" office:value="3.01963095437959" calcext:value-type="float">
            <text:p>3.020</text:p>
          </table:table-cell>
          <table:table-cell table:formula="of:=[.N112]" office:value-type="float" office:value="5.042" calcext:value-type="float">
            <text:p>5.042</text:p>
          </table:table-cell>
          <table:table-cell table:number-columns-repeated="5"/>
          <table:table-cell table:formula="of:=[.T112]" office:value-type="string" office:string-value="B" calcext:value-type="string">
            <text:p>B</text:p>
          </table:table-cell>
          <table:table-cell table:style-name="ce1" table:formula="of:=[.U112]" office:value-type="string" office:string-value="C" calcext:value-type="string">
            <text:p>C</text:p>
          </table:table-cell>
          <table:table-cell table:style-name="ce1" table:formula="of:=[.V114]+1"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INDIRECT([.T117] &amp; [.V117])" office:value-type="float" office:value="40.3546335782624" calcext:value-type="float">
            <text:p>40.355</text:p>
          </table:table-cell>
          <table:table-cell table:formula="of:=INDIRECT([.U117] &amp; [.V117])" office:value-type="float" office:value="3.74430750046074" calcext:value-type="float">
            <text:p>3.744</text:p>
          </table:table-cell>
          <table:table-cell table:formula="of:=[.N113]" office:value-type="float" office:value="1.902" calcext:value-type="float">
            <text:p>1.902</text:p>
          </table:table-cell>
          <table:table-cell table:number-columns-repeated="5"/>
          <table:table-cell table:formula="of:=[.T113]" office:value-type="string" office:string-value="H" calcext:value-type="string">
            <text:p>H</text:p>
          </table:table-cell>
          <table:table-cell table:style-name="ce1" table:formula="of:=[.U113]" office:value-type="string" office:string-value="I" calcext:value-type="string">
            <text:p>I</text:p>
          </table:table-cell>
          <table:table-cell table:style-name="ce1" table:formula="of:=[.V115]+1"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INDIRECT([.T118] &amp; [.V118])" office:value-type="float" office:value="27.5591696924798" calcext:value-type="float">
            <text:p>27.559</text:p>
          </table:table-cell>
          <table:table-cell table:formula="of:=INDIRECT([.U118] &amp; [.V118])" office:value-type="float" office:value="43.3764197015286" calcext:value-type="float">
            <text:p>43.376</text:p>
          </table:table-cell>
          <table:table-cell table:formula="of:=[.N114]" office:value-type="float" office:value="1.902" calcext:value-type="float">
            <text:p>1.902</text:p>
          </table:table-cell>
          <table:table-cell table:number-columns-repeated="5"/>
          <table:table-cell table:formula="of:=[.T114]" office:value-type="string" office:string-value="D" calcext:value-type="string">
            <text:p>D</text:p>
          </table:table-cell>
          <table:table-cell table:style-name="ce1" table:formula="of:=[.U114]" office:value-type="string" office:string-value="E" calcext:value-type="string">
            <text:p>E</text:p>
          </table:table-cell>
          <table:table-cell table:style-name="ce1" table:formula="of:=[.V116]+1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INDIRECT([.T119] &amp; [.V119])" office:value-type="float" office:value="27.8437814375667" calcext:value-type="float">
            <text:p>27.844</text:p>
          </table:table-cell>
          <table:table-cell table:formula="of:=INDIRECT([.U119] &amp; [.V119])" office:value-type="float" office:value="42.5498471755329" calcext:value-type="float">
            <text:p>42.550</text:p>
          </table:table-cell>
          <table:table-cell table:formula="of:=[.N115]" office:value-type="float" office:value="5.042" calcext:value-type="float">
            <text:p>5.042</text:p>
          </table:table-cell>
          <table:table-cell table:number-columns-repeated="5"/>
          <table:table-cell table:formula="of:=[.T115]" office:value-type="string" office:string-value="F" calcext:value-type="string">
            <text:p>F</text:p>
          </table:table-cell>
          <table:table-cell table:style-name="ce1" table:formula="of:=[.U115]" office:value-type="string" office:string-value="G" calcext:value-type="string">
            <text:p>G</text:p>
          </table:table-cell>
          <table:table-cell table:style-name="ce1" table:formula="of:=[.V117]+1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INDIRECT([.T120] &amp; [.V120])" office:value-type="float" office:value="41.7096087183965" calcext:value-type="float">
            <text:p>41.710</text:p>
          </table:table-cell>
          <table:table-cell table:formula="of:=INDIRECT([.U120] &amp; [.V120])" office:value-type="float" office:value="4.75194755764315" calcext:value-type="float">
            <text:p>4.752</text:p>
          </table:table-cell>
          <table:table-cell table:formula="of:=[.N116]" office:value-type="float" office:value="5.042" calcext:value-type="float">
            <text:p>5.042</text:p>
          </table:table-cell>
          <table:table-cell table:number-columns-repeated="5"/>
          <table:table-cell table:formula="of:=[.T116]" office:value-type="string" office:string-value="B" calcext:value-type="string">
            <text:p>B</text:p>
          </table:table-cell>
          <table:table-cell table:style-name="ce1" table:formula="of:=[.U116]" office:value-type="string" office:string-value="C" calcext:value-type="string">
            <text:p>C</text:p>
          </table:table-cell>
          <table:table-cell table:style-name="ce1" table:formula="of:=[.V118]+1"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INDIRECT([.T121] &amp; [.V121])" office:value-type="float" office:value="41.5275874338055" calcext:value-type="float">
            <text:p>41.528</text:p>
          </table:table-cell>
          <table:table-cell table:formula="of:=INDIRECT([.U121] &amp; [.V121])" office:value-type="float" office:value="5.28057575232072" calcext:value-type="float">
            <text:p>5.281</text:p>
          </table:table-cell>
          <table:table-cell table:formula="of:=[.N117]" office:value-type="float" office:value="1.902" calcext:value-type="float">
            <text:p>1.902</text:p>
          </table:table-cell>
          <table:table-cell table:number-columns-repeated="5"/>
          <table:table-cell table:formula="of:=[.T117]" office:value-type="string" office:string-value="H" calcext:value-type="string">
            <text:p>H</text:p>
          </table:table-cell>
          <table:table-cell table:style-name="ce1" table:formula="of:=[.U117]" office:value-type="string" office:string-value="I" calcext:value-type="string">
            <text:p>I</text:p>
          </table:table-cell>
          <table:table-cell table:style-name="ce1" table:formula="of:=[.V119]+1"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INDIRECT([.T122] &amp; [.V122])" office:value-type="float" office:value="29.6029081329708" calcext:value-type="float">
            <text:p>29.603</text:p>
          </table:table-cell>
          <table:table-cell table:formula="of:=INDIRECT([.U122] &amp; [.V122])" office:value-type="float" office:value="42.3837458896706" calcext:value-type="float">
            <text:p>42.384</text:p>
          </table:table-cell>
          <table:table-cell table:formula="of:=[.N118]" office:value-type="float" office:value="1.902" calcext:value-type="float">
            <text:p>1.902</text:p>
          </table:table-cell>
          <table:table-cell table:number-columns-repeated="5"/>
          <table:table-cell table:formula="of:=[.T118]" office:value-type="string" office:string-value="D" calcext:value-type="string">
            <text:p>D</text:p>
          </table:table-cell>
          <table:table-cell table:style-name="ce1" table:formula="of:=[.U118]" office:value-type="string" office:string-value="E" calcext:value-type="string">
            <text:p>E</text:p>
          </table:table-cell>
          <table:table-cell table:style-name="ce1" table:formula="of:=[.V120]+1"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INDIRECT([.T123] &amp; [.V123])" office:value-type="float" office:value="41.2563174078127" calcext:value-type="float">
            <text:p>41.256</text:p>
          </table:table-cell>
          <table:table-cell table:formula="of:=INDIRECT([.U123] &amp; [.V123])" office:value-type="float" office:value="8.53978791166641" calcext:value-type="float">
            <text:p>8.540</text:p>
          </table:table-cell>
          <table:table-cell table:formula="of:=[.N119]" office:value-type="float" office:value="5.042" calcext:value-type="float">
            <text:p>5.042</text:p>
          </table:table-cell>
          <table:table-cell table:number-columns-repeated="5"/>
          <table:table-cell table:formula="of:=[.T119]" office:value-type="string" office:string-value="F" calcext:value-type="string">
            <text:p>F</text:p>
          </table:table-cell>
          <table:table-cell table:style-name="ce1" table:formula="of:=[.U119]" office:value-type="string" office:string-value="G" calcext:value-type="string">
            <text:p>G</text:p>
          </table:table-cell>
          <table:table-cell table:style-name="ce1" table:formula="of:=[.V121]+1"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INDIRECT([.T124] &amp; [.V124])" office:value-type="float" office:value="0" calcext:value-type="float">
            <text:p>0.000</text:p>
          </table:table-cell>
          <table:table-cell table:formula="of:=INDIRECT([.U124] &amp; [.V124])" office:value-type="float" office:value="0" calcext:value-type="float">
            <text:p>0.000</text:p>
          </table:table-cell>
          <table:table-cell table:formula="of:=[.N120]" office:value-type="float" office:value="5.042" calcext:value-type="float">
            <text:p>5.042</text:p>
          </table:table-cell>
          <table:table-cell table:number-columns-repeated="5"/>
          <table:table-cell table:formula="of:=[.T120]" office:value-type="string" office:string-value="B" calcext:value-type="string">
            <text:p>B</text:p>
          </table:table-cell>
          <table:table-cell table:style-name="ce1" table:formula="of:=[.U120]" office:value-type="string" office:string-value="C" calcext:value-type="string">
            <text:p>C</text:p>
          </table:table-cell>
          <table:table-cell table:style-name="ce1" table:formula="of:=[.V122]+1"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INDIRECT([.T125] &amp; [.V125])" office:value-type="float" office:value="0" calcext:value-type="float">
            <text:p>0.000</text:p>
          </table:table-cell>
          <table:table-cell table:formula="of:=INDIRECT([.U125] &amp; [.V125])" office:value-type="float" office:value="0" calcext:value-type="float">
            <text:p>0.000</text:p>
          </table:table-cell>
          <table:table-cell table:formula="of:=[.N121]" office:value-type="float" office:value="1.902" calcext:value-type="float">
            <text:p>1.902</text:p>
          </table:table-cell>
          <table:table-cell table:number-columns-repeated="5"/>
          <table:table-cell table:formula="of:=[.T121]" office:value-type="string" office:string-value="H" calcext:value-type="string">
            <text:p>H</text:p>
          </table:table-cell>
          <table:table-cell table:style-name="ce1" table:formula="of:=[.U121]" office:value-type="string" office:string-value="I" calcext:value-type="string">
            <text:p>I</text:p>
          </table:table-cell>
          <table:table-cell table:style-name="ce1" table:formula="of:=[.V123]+1"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INDIRECT([.T126] &amp; [.V126])" office:value-type="float" office:value="0" calcext:value-type="float">
            <text:p>0.000</text:p>
          </table:table-cell>
          <table:table-cell table:formula="of:=INDIRECT([.U126] &amp; [.V126])" office:value-type="float" office:value="0" calcext:value-type="float">
            <text:p>0.000</text:p>
          </table:table-cell>
          <table:table-cell table:formula="of:=[.N122]" office:value-type="float" office:value="1.902" calcext:value-type="float">
            <text:p>1.902</text:p>
          </table:table-cell>
          <table:table-cell table:number-columns-repeated="5"/>
          <table:table-cell table:formula="of:=[.T122]" office:value-type="string" office:string-value="D" calcext:value-type="string">
            <text:p>D</text:p>
          </table:table-cell>
          <table:table-cell table:style-name="ce1" table:formula="of:=[.U122]" office:value-type="string" office:string-value="E" calcext:value-type="string">
            <text:p>E</text:p>
          </table:table-cell>
          <table:table-cell table:style-name="ce1" table:formula="of:=[.V124]+1"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INDIRECT([.T127] &amp; [.V127])" office:value-type="float" office:value="0" calcext:value-type="float">
            <text:p>0.000</text:p>
          </table:table-cell>
          <table:table-cell table:formula="of:=INDIRECT([.U127] &amp; [.V127])" office:value-type="float" office:value="0" calcext:value-type="float">
            <text:p>0.000</text:p>
          </table:table-cell>
          <table:table-cell table:formula="of:=[.N123]" office:value-type="float" office:value="5.042" calcext:value-type="float">
            <text:p>5.042</text:p>
          </table:table-cell>
          <table:table-cell table:number-columns-repeated="5"/>
          <table:table-cell table:formula="of:=[.T123]" office:value-type="string" office:string-value="F" calcext:value-type="string">
            <text:p>F</text:p>
          </table:table-cell>
          <table:table-cell table:style-name="ce1" table:formula="of:=[.U123]" office:value-type="string" office:string-value="G" calcext:value-type="string">
            <text:p>G</text:p>
          </table:table-cell>
          <table:table-cell table:style-name="ce1" table:formula="of:=[.V125]+1"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INDIRECT([.T128] &amp; [.V128])" office:value-type="float" office:value="0" calcext:value-type="float">
            <text:p>0.000</text:p>
          </table:table-cell>
          <table:table-cell table:formula="of:=INDIRECT([.U128] &amp; [.V128])" office:value-type="float" office:value="0" calcext:value-type="float">
            <text:p>0.000</text:p>
          </table:table-cell>
          <table:table-cell table:formula="of:=[.N124]" office:value-type="float" office:value="5.042" calcext:value-type="float">
            <text:p>5.042</text:p>
          </table:table-cell>
          <table:table-cell table:number-columns-repeated="5"/>
          <table:table-cell table:formula="of:=[.T124]" office:value-type="string" office:string-value="B" calcext:value-type="string">
            <text:p>B</text:p>
          </table:table-cell>
          <table:table-cell table:style-name="ce1" table:formula="of:=[.U124]" office:value-type="string" office:string-value="C" calcext:value-type="string">
            <text:p>C</text:p>
          </table:table-cell>
          <table:table-cell table:style-name="ce1" table:formula="of:=[.V126]+1" office:value-type="float" office:value="65" calcext:value-type="float">
            <text:p>65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INDIRECT([.T129] &amp; [.V129])" office:value-type="float" office:value="0" calcext:value-type="float">
            <text:p>0.000</text:p>
          </table:table-cell>
          <table:table-cell table:formula="of:=INDIRECT([.U129] &amp; [.V129])" office:value-type="float" office:value="0" calcext:value-type="float">
            <text:p>0.000</text:p>
          </table:table-cell>
          <table:table-cell table:formula="of:=[.N125]" office:value-type="float" office:value="1.902" calcext:value-type="float">
            <text:p>1.902</text:p>
          </table:table-cell>
          <table:table-cell table:number-columns-repeated="5"/>
          <table:table-cell table:formula="of:=[.T125]" office:value-type="string" office:string-value="H" calcext:value-type="string">
            <text:p>H</text:p>
          </table:table-cell>
          <table:table-cell table:style-name="ce1" table:formula="of:=[.U125]" office:value-type="string" office:string-value="I" calcext:value-type="string">
            <text:p>I</text:p>
          </table:table-cell>
          <table:table-cell table:style-name="ce1" table:formula="of:=[.V127]+1" office:value-type="float" office:value="65" calcext:value-type="float">
            <text:p>65</text:p>
          </table:table-cell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INDIRECT([.T130] &amp; [.V130])" office:value-type="float" office:value="0" calcext:value-type="float">
            <text:p>0.000</text:p>
          </table:table-cell>
          <table:table-cell table:formula="of:=INDIRECT([.U130] &amp; [.V130])" office:value-type="float" office:value="0" calcext:value-type="float">
            <text:p>0.000</text:p>
          </table:table-cell>
          <table:table-cell table:formula="of:=[.N126]" office:value-type="float" office:value="1.902" calcext:value-type="float">
            <text:p>1.902</text:p>
          </table:table-cell>
          <table:table-cell table:number-columns-repeated="5"/>
          <table:table-cell table:formula="of:=[.T126]" office:value-type="string" office:string-value="D" calcext:value-type="string">
            <text:p>D</text:p>
          </table:table-cell>
          <table:table-cell table:style-name="ce1" table:formula="of:=[.U126]" office:value-type="string" office:string-value="E" calcext:value-type="string">
            <text:p>E</text:p>
          </table:table-cell>
          <table:table-cell table:style-name="ce1" table:formula="of:=[.V128]+1" office:value-type="float" office:value="66" calcext:value-type="float">
            <text:p>66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INDIRECT([.T131] &amp; [.V131])" office:value-type="float" office:value="0" calcext:value-type="float">
            <text:p>0.000</text:p>
          </table:table-cell>
          <table:table-cell table:formula="of:=INDIRECT([.U131] &amp; [.V131])" office:value-type="float" office:value="0" calcext:value-type="float">
            <text:p>0.000</text:p>
          </table:table-cell>
          <table:table-cell table:formula="of:=[.N127]" office:value-type="float" office:value="5.042" calcext:value-type="float">
            <text:p>5.042</text:p>
          </table:table-cell>
          <table:table-cell table:number-columns-repeated="5"/>
          <table:table-cell table:formula="of:=[.T127]" office:value-type="string" office:string-value="F" calcext:value-type="string">
            <text:p>F</text:p>
          </table:table-cell>
          <table:table-cell table:style-name="ce1" table:formula="of:=[.U127]" office:value-type="string" office:string-value="G" calcext:value-type="string">
            <text:p>G</text:p>
          </table:table-cell>
          <table:table-cell table:style-name="ce1" table:formula="of:=[.V129]+1" office:value-type="float" office:value="66" calcext:value-type="float">
            <text:p>66</text:p>
          </table:table-cell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INDIRECT([.T132] &amp; [.V132])" office:value-type="float" office:value="0" calcext:value-type="float">
            <text:p>0.000</text:p>
          </table:table-cell>
          <table:table-cell table:formula="of:=INDIRECT([.U132] &amp; [.V132])" office:value-type="float" office:value="0" calcext:value-type="float">
            <text:p>0.000</text:p>
          </table:table-cell>
          <table:table-cell table:formula="of:=[.N128]" office:value-type="float" office:value="5.042" calcext:value-type="float">
            <text:p>5.042</text:p>
          </table:table-cell>
          <table:table-cell table:number-columns-repeated="5"/>
          <table:table-cell table:formula="of:=[.T128]" office:value-type="string" office:string-value="B" calcext:value-type="string">
            <text:p>B</text:p>
          </table:table-cell>
          <table:table-cell table:style-name="ce1" table:formula="of:=[.U128]" office:value-type="string" office:string-value="C" calcext:value-type="string">
            <text:p>C</text:p>
          </table:table-cell>
          <table:table-cell table:style-name="ce1" table:formula="of:=[.V130]+1"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INDIRECT([.T133] &amp; [.V133])" office:value-type="float" office:value="0" calcext:value-type="float">
            <text:p>0.000</text:p>
          </table:table-cell>
          <table:table-cell table:formula="of:=INDIRECT([.U133] &amp; [.V133])" office:value-type="float" office:value="0" calcext:value-type="float">
            <text:p>0.000</text:p>
          </table:table-cell>
          <table:table-cell table:formula="of:=[.N129]" office:value-type="float" office:value="1.902" calcext:value-type="float">
            <text:p>1.902</text:p>
          </table:table-cell>
          <table:table-cell table:number-columns-repeated="5"/>
          <table:table-cell table:formula="of:=[.T129]" office:value-type="string" office:string-value="H" calcext:value-type="string">
            <text:p>H</text:p>
          </table:table-cell>
          <table:table-cell table:style-name="ce1" table:formula="of:=[.U129]" office:value-type="string" office:string-value="I" calcext:value-type="string">
            <text:p>I</text:p>
          </table:table-cell>
          <table:table-cell table:style-name="ce1" table:formula="of:=[.V131]+1"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INDIRECT([.T134] &amp; [.V134])" office:value-type="float" office:value="0" calcext:value-type="float">
            <text:p>0.000</text:p>
          </table:table-cell>
          <table:table-cell table:formula="of:=INDIRECT([.U134] &amp; [.V134])" office:value-type="float" office:value="0" calcext:value-type="float">
            <text:p>0.000</text:p>
          </table:table-cell>
          <table:table-cell table:formula="of:=[.N130]" office:value-type="float" office:value="1.902" calcext:value-type="float">
            <text:p>1.902</text:p>
          </table:table-cell>
          <table:table-cell table:number-columns-repeated="5"/>
          <table:table-cell table:formula="of:=[.T130]" office:value-type="string" office:string-value="D" calcext:value-type="string">
            <text:p>D</text:p>
          </table:table-cell>
          <table:table-cell table:style-name="ce1" table:formula="of:=[.U130]" office:value-type="string" office:string-value="E" calcext:value-type="string">
            <text:p>E</text:p>
          </table:table-cell>
          <table:table-cell table:style-name="ce1" table:formula="of:=[.V132]+1" office:value-type="float" office:value="68" calcext:value-type="float">
            <text:p>68</text:p>
          </table:table-cell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INDIRECT([.T135] &amp; [.V135])" office:value-type="float" office:value="0" calcext:value-type="float">
            <text:p>0.000</text:p>
          </table:table-cell>
          <table:table-cell table:formula="of:=INDIRECT([.U135] &amp; [.V135])" office:value-type="float" office:value="0" calcext:value-type="float">
            <text:p>0.000</text:p>
          </table:table-cell>
          <table:table-cell table:formula="of:=[.N131]" office:value-type="float" office:value="5.042" calcext:value-type="float">
            <text:p>5.042</text:p>
          </table:table-cell>
          <table:table-cell table:number-columns-repeated="5"/>
          <table:table-cell table:formula="of:=[.T131]" office:value-type="string" office:string-value="F" calcext:value-type="string">
            <text:p>F</text:p>
          </table:table-cell>
          <table:table-cell table:style-name="ce1" table:formula="of:=[.U131]" office:value-type="string" office:string-value="G" calcext:value-type="string">
            <text:p>G</text:p>
          </table:table-cell>
          <table:table-cell table:style-name="ce1" table:formula="of:=[.V133]+1" office:value-type="float" office:value="68" calcext:value-type="float">
            <text:p>68</text:p>
          </table:table-cell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INDIRECT([.T136] &amp; [.V136])" office:value-type="float" office:value="0" calcext:value-type="float">
            <text:p>0.000</text:p>
          </table:table-cell>
          <table:table-cell table:formula="of:=INDIRECT([.U136] &amp; [.V136])" office:value-type="float" office:value="0" calcext:value-type="float">
            <text:p>0.000</text:p>
          </table:table-cell>
          <table:table-cell table:formula="of:=[.N132]" office:value-type="float" office:value="5.042" calcext:value-type="float">
            <text:p>5.042</text:p>
          </table:table-cell>
          <table:table-cell table:number-columns-repeated="5"/>
          <table:table-cell table:formula="of:=[.T132]" office:value-type="string" office:string-value="B" calcext:value-type="string">
            <text:p>B</text:p>
          </table:table-cell>
          <table:table-cell table:style-name="ce1" table:formula="of:=[.U132]" office:value-type="string" office:string-value="C" calcext:value-type="string">
            <text:p>C</text:p>
          </table:table-cell>
          <table:table-cell table:style-name="ce1" table:formula="of:=[.V134]+1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INDIRECT([.T137] &amp; [.V137])" office:value-type="float" office:value="0" calcext:value-type="float">
            <text:p>0.000</text:p>
          </table:table-cell>
          <table:table-cell table:formula="of:=INDIRECT([.U137] &amp; [.V137])" office:value-type="float" office:value="0" calcext:value-type="float">
            <text:p>0.000</text:p>
          </table:table-cell>
          <table:table-cell table:formula="of:=[.N133]" office:value-type="float" office:value="1.902" calcext:value-type="float">
            <text:p>1.902</text:p>
          </table:table-cell>
          <table:table-cell table:number-columns-repeated="5"/>
          <table:table-cell table:formula="of:=[.T133]" office:value-type="string" office:string-value="H" calcext:value-type="string">
            <text:p>H</text:p>
          </table:table-cell>
          <table:table-cell table:style-name="ce1" table:formula="of:=[.U133]" office:value-type="string" office:string-value="I" calcext:value-type="string">
            <text:p>I</text:p>
          </table:table-cell>
          <table:table-cell table:style-name="ce1" table:formula="of:=[.V135]+1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INDIRECT([.T138] &amp; [.V138])" office:value-type="float" office:value="0" calcext:value-type="float">
            <text:p>0.000</text:p>
          </table:table-cell>
          <table:table-cell table:formula="of:=INDIRECT([.U138] &amp; [.V138])" office:value-type="float" office:value="0" calcext:value-type="float">
            <text:p>0.000</text:p>
          </table:table-cell>
          <table:table-cell table:formula="of:=[.N134]" office:value-type="float" office:value="1.902" calcext:value-type="float">
            <text:p>1.902</text:p>
          </table:table-cell>
          <table:table-cell table:number-columns-repeated="5"/>
          <table:table-cell table:formula="of:=[.T134]" office:value-type="string" office:string-value="D" calcext:value-type="string">
            <text:p>D</text:p>
          </table:table-cell>
          <table:table-cell table:style-name="ce1" table:formula="of:=[.U134]" office:value-type="string" office:string-value="E" calcext:value-type="string">
            <text:p>E</text:p>
          </table:table-cell>
          <table:table-cell table:style-name="ce1" table:formula="of:=[.V136]+1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INDIRECT([.T139] &amp; [.V139])" office:value-type="float" office:value="0" calcext:value-type="float">
            <text:p>0.000</text:p>
          </table:table-cell>
          <table:table-cell table:formula="of:=INDIRECT([.U139] &amp; [.V139])" office:value-type="float" office:value="0" calcext:value-type="float">
            <text:p>0.000</text:p>
          </table:table-cell>
          <table:table-cell table:formula="of:=[.N135]" office:value-type="float" office:value="5.042" calcext:value-type="float">
            <text:p>5.042</text:p>
          </table:table-cell>
          <table:table-cell table:number-columns-repeated="5"/>
          <table:table-cell table:formula="of:=[.T135]" office:value-type="string" office:string-value="F" calcext:value-type="string">
            <text:p>F</text:p>
          </table:table-cell>
          <table:table-cell table:style-name="ce1" table:formula="of:=[.U135]" office:value-type="string" office:string-value="G" calcext:value-type="string">
            <text:p>G</text:p>
          </table:table-cell>
          <table:table-cell table:style-name="ce1" table:formula="of:=[.V137]+1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INDIRECT([.T140] &amp; [.V140])" office:value-type="float" office:value="0" calcext:value-type="float">
            <text:p>0.000</text:p>
          </table:table-cell>
          <table:table-cell table:formula="of:=INDIRECT([.U140] &amp; [.V140])" office:value-type="float" office:value="0" calcext:value-type="float">
            <text:p>0.000</text:p>
          </table:table-cell>
          <table:table-cell table:formula="of:=[.N136]" office:value-type="float" office:value="5.042" calcext:value-type="float">
            <text:p>5.042</text:p>
          </table:table-cell>
          <table:table-cell table:number-columns-repeated="5"/>
          <table:table-cell table:formula="of:=[.T136]" office:value-type="string" office:string-value="B" calcext:value-type="string">
            <text:p>B</text:p>
          </table:table-cell>
          <table:table-cell table:style-name="ce1" table:formula="of:=[.U136]" office:value-type="string" office:string-value="C" calcext:value-type="string">
            <text:p>C</text:p>
          </table:table-cell>
          <table:table-cell table:style-name="ce1" table:formula="of:=[.V138]+1"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INDIRECT([.T141] &amp; [.V141])" office:value-type="float" office:value="0" calcext:value-type="float">
            <text:p>0.000</text:p>
          </table:table-cell>
          <table:table-cell table:formula="of:=INDIRECT([.U141] &amp; [.V141])" office:value-type="float" office:value="0" calcext:value-type="float">
            <text:p>0.000</text:p>
          </table:table-cell>
          <table:table-cell table:formula="of:=[.N137]" office:value-type="float" office:value="1.902" calcext:value-type="float">
            <text:p>1.902</text:p>
          </table:table-cell>
          <table:table-cell table:number-columns-repeated="5"/>
          <table:table-cell table:formula="of:=[.T137]" office:value-type="string" office:string-value="H" calcext:value-type="string">
            <text:p>H</text:p>
          </table:table-cell>
          <table:table-cell table:style-name="ce1" table:formula="of:=[.U137]" office:value-type="string" office:string-value="I" calcext:value-type="string">
            <text:p>I</text:p>
          </table:table-cell>
          <table:table-cell table:style-name="ce1" table:formula="of:=[.V139]+1"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INDIRECT([.T142] &amp; [.V142])" office:value-type="float" office:value="0" calcext:value-type="float">
            <text:p>0.000</text:p>
          </table:table-cell>
          <table:table-cell table:formula="of:=INDIRECT([.U142] &amp; [.V142])" office:value-type="float" office:value="0" calcext:value-type="float">
            <text:p>0.000</text:p>
          </table:table-cell>
          <table:table-cell table:formula="of:=[.N138]" office:value-type="float" office:value="1.902" calcext:value-type="float">
            <text:p>1.902</text:p>
          </table:table-cell>
          <table:table-cell table:number-columns-repeated="5"/>
          <table:table-cell table:formula="of:=[.T138]" office:value-type="string" office:string-value="D" calcext:value-type="string">
            <text:p>D</text:p>
          </table:table-cell>
          <table:table-cell table:style-name="ce1" table:formula="of:=[.U138]" office:value-type="string" office:string-value="E" calcext:value-type="string">
            <text:p>E</text:p>
          </table:table-cell>
          <table:table-cell table:style-name="ce1" table:formula="of:=[.V140]+1" office:value-type="float" office:value="72" calcext:value-type="float">
            <text:p>72</text:p>
          </table:table-cell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INDIRECT([.T143] &amp; [.V143])" office:value-type="float" office:value="0" calcext:value-type="float">
            <text:p>0.000</text:p>
          </table:table-cell>
          <table:table-cell table:formula="of:=INDIRECT([.U143] &amp; [.V143])" office:value-type="float" office:value="0" calcext:value-type="float">
            <text:p>0.000</text:p>
          </table:table-cell>
          <table:table-cell table:formula="of:=[.N139]" office:value-type="float" office:value="5.042" calcext:value-type="float">
            <text:p>5.042</text:p>
          </table:table-cell>
          <table:table-cell table:number-columns-repeated="5"/>
          <table:table-cell table:formula="of:=[.T139]" office:value-type="string" office:string-value="F" calcext:value-type="string">
            <text:p>F</text:p>
          </table:table-cell>
          <table:table-cell table:style-name="ce1" table:formula="of:=[.U139]" office:value-type="string" office:string-value="G" calcext:value-type="string">
            <text:p>G</text:p>
          </table:table-cell>
          <table:table-cell table:style-name="ce1" table:formula="of:=[.V141]+1" office:value-type="float" office:value="72" calcext:value-type="float">
            <text:p>72</text:p>
          </table:table-cell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INDIRECT([.T144] &amp; [.V144])" office:value-type="float" office:value="0" calcext:value-type="float">
            <text:p>0.000</text:p>
          </table:table-cell>
          <table:table-cell table:formula="of:=INDIRECT([.U144] &amp; [.V144])" office:value-type="float" office:value="0" calcext:value-type="float">
            <text:p>0.000</text:p>
          </table:table-cell>
          <table:table-cell table:formula="of:=[.N140]" office:value-type="float" office:value="5.042" calcext:value-type="float">
            <text:p>5.042</text:p>
          </table:table-cell>
          <table:table-cell table:number-columns-repeated="5"/>
          <table:table-cell table:formula="of:=[.T140]" office:value-type="string" office:string-value="B" calcext:value-type="string">
            <text:p>B</text:p>
          </table:table-cell>
          <table:table-cell table:style-name="ce1" table:formula="of:=[.U140]" office:value-type="string" office:string-value="C" calcext:value-type="string">
            <text:p>C</text:p>
          </table:table-cell>
          <table:table-cell table:style-name="ce1" table:formula="of:=[.V142]+1" office:value-type="float" office:value="73" calcext:value-type="float">
            <text:p>73</text:p>
          </table:table-cell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INDIRECT([.T145] &amp; [.V145])" office:value-type="float" office:value="0" calcext:value-type="float">
            <text:p>0.000</text:p>
          </table:table-cell>
          <table:table-cell table:formula="of:=INDIRECT([.U145] &amp; [.V145])" office:value-type="float" office:value="0" calcext:value-type="float">
            <text:p>0.000</text:p>
          </table:table-cell>
          <table:table-cell table:formula="of:=[.N141]" office:value-type="float" office:value="1.902" calcext:value-type="float">
            <text:p>1.902</text:p>
          </table:table-cell>
          <table:table-cell table:number-columns-repeated="5"/>
          <table:table-cell table:formula="of:=[.T141]" office:value-type="string" office:string-value="H" calcext:value-type="string">
            <text:p>H</text:p>
          </table:table-cell>
          <table:table-cell table:style-name="ce1" table:formula="of:=[.U141]" office:value-type="string" office:string-value="I" calcext:value-type="string">
            <text:p>I</text:p>
          </table:table-cell>
          <table:table-cell table:style-name="ce1" table:formula="of:=[.V143]+1" office:value-type="float" office:value="73" calcext:value-type="float">
            <text:p>73</text:p>
          </table:table-cell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INDIRECT([.T146] &amp; [.V146])" office:value-type="float" office:value="0" calcext:value-type="float">
            <text:p>0.000</text:p>
          </table:table-cell>
          <table:table-cell table:formula="of:=INDIRECT([.U146] &amp; [.V146])" office:value-type="float" office:value="0" calcext:value-type="float">
            <text:p>0.000</text:p>
          </table:table-cell>
          <table:table-cell table:formula="of:=[.N142]" office:value-type="float" office:value="1.902" calcext:value-type="float">
            <text:p>1.902</text:p>
          </table:table-cell>
          <table:table-cell table:number-columns-repeated="5"/>
          <table:table-cell table:formula="of:=[.T142]" office:value-type="string" office:string-value="D" calcext:value-type="string">
            <text:p>D</text:p>
          </table:table-cell>
          <table:table-cell table:style-name="ce1" table:formula="of:=[.U142]" office:value-type="string" office:string-value="E" calcext:value-type="string">
            <text:p>E</text:p>
          </table:table-cell>
          <table:table-cell table:style-name="ce1" table:formula="of:=[.V144]+1"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INDIRECT([.T147] &amp; [.V147])" office:value-type="float" office:value="0" calcext:value-type="float">
            <text:p>0.000</text:p>
          </table:table-cell>
          <table:table-cell table:formula="of:=INDIRECT([.U147] &amp; [.V147])" office:value-type="float" office:value="0" calcext:value-type="float">
            <text:p>0.000</text:p>
          </table:table-cell>
          <table:table-cell table:formula="of:=[.N143]" office:value-type="float" office:value="5.042" calcext:value-type="float">
            <text:p>5.042</text:p>
          </table:table-cell>
          <table:table-cell table:number-columns-repeated="5"/>
          <table:table-cell table:formula="of:=[.T143]" office:value-type="string" office:string-value="F" calcext:value-type="string">
            <text:p>F</text:p>
          </table:table-cell>
          <table:table-cell table:style-name="ce1" table:formula="of:=[.U143]" office:value-type="string" office:string-value="G" calcext:value-type="string">
            <text:p>G</text:p>
          </table:table-cell>
          <table:table-cell table:style-name="ce1" table:formula="of:=[.V145]+1"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INDIRECT([.T148] &amp; [.V148])" office:value-type="float" office:value="0" calcext:value-type="float">
            <text:p>0.000</text:p>
          </table:table-cell>
          <table:table-cell table:formula="of:=INDIRECT([.U148] &amp; [.V148])" office:value-type="float" office:value="0" calcext:value-type="float">
            <text:p>0.000</text:p>
          </table:table-cell>
          <table:table-cell table:formula="of:=[.N144]" office:value-type="float" office:value="5.042" calcext:value-type="float">
            <text:p>5.042</text:p>
          </table:table-cell>
          <table:table-cell table:number-columns-repeated="5"/>
          <table:table-cell table:formula="of:=[.T144]" office:value-type="string" office:string-value="B" calcext:value-type="string">
            <text:p>B</text:p>
          </table:table-cell>
          <table:table-cell table:style-name="ce1" table:formula="of:=[.U144]" office:value-type="string" office:string-value="C" calcext:value-type="string">
            <text:p>C</text:p>
          </table:table-cell>
          <table:table-cell table:style-name="ce1" table:formula="of:=[.V146]+1"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INDIRECT([.T149] &amp; [.V149])" office:value-type="float" office:value="0" calcext:value-type="float">
            <text:p>0.000</text:p>
          </table:table-cell>
          <table:table-cell table:formula="of:=INDIRECT([.U149] &amp; [.V149])" office:value-type="float" office:value="0" calcext:value-type="float">
            <text:p>0.000</text:p>
          </table:table-cell>
          <table:table-cell table:formula="of:=[.N145]" office:value-type="float" office:value="1.902" calcext:value-type="float">
            <text:p>1.902</text:p>
          </table:table-cell>
          <table:table-cell table:number-columns-repeated="5"/>
          <table:table-cell table:formula="of:=[.T145]" office:value-type="string" office:string-value="H" calcext:value-type="string">
            <text:p>H</text:p>
          </table:table-cell>
          <table:table-cell table:style-name="ce1" table:formula="of:=[.U145]" office:value-type="string" office:string-value="I" calcext:value-type="string">
            <text:p>I</text:p>
          </table:table-cell>
          <table:table-cell table:style-name="ce1" table:formula="of:=[.V147]+1"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INDIRECT([.T150] &amp; [.V150])" office:value-type="float" office:value="0" calcext:value-type="float">
            <text:p>0.000</text:p>
          </table:table-cell>
          <table:table-cell table:formula="of:=INDIRECT([.U150] &amp; [.V150])" office:value-type="float" office:value="0" calcext:value-type="float">
            <text:p>0.000</text:p>
          </table:table-cell>
          <table:table-cell table:formula="of:=[.N146]" office:value-type="float" office:value="1.902" calcext:value-type="float">
            <text:p>1.902</text:p>
          </table:table-cell>
          <table:table-cell table:number-columns-repeated="5"/>
          <table:table-cell table:formula="of:=[.T146]" office:value-type="string" office:string-value="D" calcext:value-type="string">
            <text:p>D</text:p>
          </table:table-cell>
          <table:table-cell table:style-name="ce1" table:formula="of:=[.U146]" office:value-type="string" office:string-value="E" calcext:value-type="string">
            <text:p>E</text:p>
          </table:table-cell>
          <table:table-cell table:style-name="ce1" table:formula="of:=[.V148]+1"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INDIRECT([.T151] &amp; [.V151])" office:value-type="float" office:value="0" calcext:value-type="float">
            <text:p>0.000</text:p>
          </table:table-cell>
          <table:table-cell table:formula="of:=INDIRECT([.U151] &amp; [.V151])" office:value-type="float" office:value="0" calcext:value-type="float">
            <text:p>0.000</text:p>
          </table:table-cell>
          <table:table-cell table:formula="of:=[.N147]" office:value-type="float" office:value="5.042" calcext:value-type="float">
            <text:p>5.042</text:p>
          </table:table-cell>
          <table:table-cell table:number-columns-repeated="5"/>
          <table:table-cell table:formula="of:=[.T147]" office:value-type="string" office:string-value="F" calcext:value-type="string">
            <text:p>F</text:p>
          </table:table-cell>
          <table:table-cell table:style-name="ce1" table:formula="of:=[.U147]" office:value-type="string" office:string-value="G" calcext:value-type="string">
            <text:p>G</text:p>
          </table:table-cell>
          <table:table-cell table:style-name="ce1" table:formula="of:=[.V149]+1"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INDIRECT([.T152] &amp; [.V152])" office:value-type="float" office:value="0" calcext:value-type="float">
            <text:p>0.000</text:p>
          </table:table-cell>
          <table:table-cell table:formula="of:=INDIRECT([.U152] &amp; [.V152])" office:value-type="float" office:value="0" calcext:value-type="float">
            <text:p>0.000</text:p>
          </table:table-cell>
          <table:table-cell table:formula="of:=[.N148]" office:value-type="float" office:value="5.042" calcext:value-type="float">
            <text:p>5.042</text:p>
          </table:table-cell>
          <table:table-cell table:number-columns-repeated="5"/>
          <table:table-cell table:formula="of:=[.T148]" office:value-type="string" office:string-value="B" calcext:value-type="string">
            <text:p>B</text:p>
          </table:table-cell>
          <table:table-cell table:style-name="ce1" table:formula="of:=[.U148]" office:value-type="string" office:string-value="C" calcext:value-type="string">
            <text:p>C</text:p>
          </table:table-cell>
          <table:table-cell table:style-name="ce1" table:formula="of:=[.V150]+1" office:value-type="float" office:value="77" calcext:value-type="float">
            <text:p>77</text:p>
          </table:table-cell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INDIRECT([.T153] &amp; [.V153])" office:value-type="float" office:value="0" calcext:value-type="float">
            <text:p>0.000</text:p>
          </table:table-cell>
          <table:table-cell table:formula="of:=INDIRECT([.U153] &amp; [.V153])" office:value-type="float" office:value="0" calcext:value-type="float">
            <text:p>0.000</text:p>
          </table:table-cell>
          <table:table-cell table:formula="of:=[.N149]" office:value-type="float" office:value="1.902" calcext:value-type="float">
            <text:p>1.902</text:p>
          </table:table-cell>
          <table:table-cell table:number-columns-repeated="5"/>
          <table:table-cell table:formula="of:=[.T149]" office:value-type="string" office:string-value="H" calcext:value-type="string">
            <text:p>H</text:p>
          </table:table-cell>
          <table:table-cell table:style-name="ce1" table:formula="of:=[.U149]" office:value-type="string" office:string-value="I" calcext:value-type="string">
            <text:p>I</text:p>
          </table:table-cell>
          <table:table-cell table:style-name="ce1" table:formula="of:=[.V151]+1" office:value-type="float" office:value="77" calcext:value-type="float">
            <text:p>77</text:p>
          </table:table-cell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INDIRECT([.T154] &amp; [.V154])" office:value-type="float" office:value="0" calcext:value-type="float">
            <text:p>0.000</text:p>
          </table:table-cell>
          <table:table-cell table:formula="of:=INDIRECT([.U154] &amp; [.V154])" office:value-type="float" office:value="0" calcext:value-type="float">
            <text:p>0.000</text:p>
          </table:table-cell>
          <table:table-cell table:formula="of:=[.N150]" office:value-type="float" office:value="1.902" calcext:value-type="float">
            <text:p>1.902</text:p>
          </table:table-cell>
          <table:table-cell table:number-columns-repeated="5"/>
          <table:table-cell table:formula="of:=[.T150]" office:value-type="string" office:string-value="D" calcext:value-type="string">
            <text:p>D</text:p>
          </table:table-cell>
          <table:table-cell table:style-name="ce1" table:formula="of:=[.U150]" office:value-type="string" office:string-value="E" calcext:value-type="string">
            <text:p>E</text:p>
          </table:table-cell>
          <table:table-cell table:style-name="ce1" table:formula="of:=[.V152]+1"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INDIRECT([.T155] &amp; [.V155])" office:value-type="float" office:value="0" calcext:value-type="float">
            <text:p>0.000</text:p>
          </table:table-cell>
          <table:table-cell table:formula="of:=INDIRECT([.U155] &amp; [.V155])" office:value-type="float" office:value="0" calcext:value-type="float">
            <text:p>0.000</text:p>
          </table:table-cell>
          <table:table-cell table:formula="of:=[.N151]" office:value-type="float" office:value="5.042" calcext:value-type="float">
            <text:p>5.042</text:p>
          </table:table-cell>
          <table:table-cell table:number-columns-repeated="5"/>
          <table:table-cell table:formula="of:=[.T151]" office:value-type="string" office:string-value="F" calcext:value-type="string">
            <text:p>F</text:p>
          </table:table-cell>
          <table:table-cell table:style-name="ce1" table:formula="of:=[.U151]" office:value-type="string" office:string-value="G" calcext:value-type="string">
            <text:p>G</text:p>
          </table:table-cell>
          <table:table-cell table:style-name="ce1" table:formula="of:=[.V153]+1"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INDIRECT([.T156] &amp; [.V156])" office:value-type="float" office:value="0" calcext:value-type="float">
            <text:p>0.000</text:p>
          </table:table-cell>
          <table:table-cell table:formula="of:=INDIRECT([.U156] &amp; [.V156])" office:value-type="float" office:value="0" calcext:value-type="float">
            <text:p>0.000</text:p>
          </table:table-cell>
          <table:table-cell table:formula="of:=[.N152]" office:value-type="float" office:value="5.042" calcext:value-type="float">
            <text:p>5.042</text:p>
          </table:table-cell>
          <table:table-cell table:number-columns-repeated="5"/>
          <table:table-cell table:formula="of:=[.T152]" office:value-type="string" office:string-value="B" calcext:value-type="string">
            <text:p>B</text:p>
          </table:table-cell>
          <table:table-cell table:style-name="ce1" table:formula="of:=[.U152]" office:value-type="string" office:string-value="C" calcext:value-type="string">
            <text:p>C</text:p>
          </table:table-cell>
          <table:table-cell table:style-name="ce1" table:formula="of:=[.V154]+1"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INDIRECT([.T157] &amp; [.V157])" office:value-type="float" office:value="0" calcext:value-type="float">
            <text:p>0.000</text:p>
          </table:table-cell>
          <table:table-cell table:formula="of:=INDIRECT([.U157] &amp; [.V157])" office:value-type="float" office:value="0" calcext:value-type="float">
            <text:p>0.000</text:p>
          </table:table-cell>
          <table:table-cell table:formula="of:=[.N153]" office:value-type="float" office:value="1.902" calcext:value-type="float">
            <text:p>1.902</text:p>
          </table:table-cell>
          <table:table-cell table:number-columns-repeated="5"/>
          <table:table-cell table:formula="of:=[.T153]" office:value-type="string" office:string-value="H" calcext:value-type="string">
            <text:p>H</text:p>
          </table:table-cell>
          <table:table-cell table:style-name="ce1" table:formula="of:=[.U153]" office:value-type="string" office:string-value="I" calcext:value-type="string">
            <text:p>I</text:p>
          </table:table-cell>
          <table:table-cell table:style-name="ce1" table:formula="of:=[.V155]+1"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INDIRECT([.T158] &amp; [.V158])" office:value-type="float" office:value="0" calcext:value-type="float">
            <text:p>0.000</text:p>
          </table:table-cell>
          <table:table-cell table:formula="of:=INDIRECT([.U158] &amp; [.V158])" office:value-type="float" office:value="0" calcext:value-type="float">
            <text:p>0.000</text:p>
          </table:table-cell>
          <table:table-cell table:formula="of:=[.N154]" office:value-type="float" office:value="1.902" calcext:value-type="float">
            <text:p>1.902</text:p>
          </table:table-cell>
          <table:table-cell table:number-columns-repeated="5"/>
          <table:table-cell table:formula="of:=[.T154]" office:value-type="string" office:string-value="D" calcext:value-type="string">
            <text:p>D</text:p>
          </table:table-cell>
          <table:table-cell table:style-name="ce1" table:formula="of:=[.U154]" office:value-type="string" office:string-value="E" calcext:value-type="string">
            <text:p>E</text:p>
          </table:table-cell>
          <table:table-cell table:style-name="ce1" table:formula="of:=[.V156]+1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INDIRECT([.T159] &amp; [.V159])" office:value-type="float" office:value="0" calcext:value-type="float">
            <text:p>0.000</text:p>
          </table:table-cell>
          <table:table-cell table:formula="of:=INDIRECT([.U159] &amp; [.V159])" office:value-type="float" office:value="0" calcext:value-type="float">
            <text:p>0.000</text:p>
          </table:table-cell>
          <table:table-cell table:formula="of:=[.N155]" office:value-type="float" office:value="5.042" calcext:value-type="float">
            <text:p>5.042</text:p>
          </table:table-cell>
          <table:table-cell table:number-columns-repeated="5"/>
          <table:table-cell table:formula="of:=[.T155]" office:value-type="string" office:string-value="F" calcext:value-type="string">
            <text:p>F</text:p>
          </table:table-cell>
          <table:table-cell table:style-name="ce1" table:formula="of:=[.U155]" office:value-type="string" office:string-value="G" calcext:value-type="string">
            <text:p>G</text:p>
          </table:table-cell>
          <table:table-cell table:style-name="ce1" table:formula="of:=[.V157]+1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INDIRECT([.T160] &amp; [.V160])" office:value-type="float" office:value="0" calcext:value-type="float">
            <text:p>0.000</text:p>
          </table:table-cell>
          <table:table-cell table:formula="of:=INDIRECT([.U160] &amp; [.V160])" office:value-type="float" office:value="0" calcext:value-type="float">
            <text:p>0.000</text:p>
          </table:table-cell>
          <table:table-cell table:formula="of:=[.N156]" office:value-type="float" office:value="5.042" calcext:value-type="float">
            <text:p>5.042</text:p>
          </table:table-cell>
          <table:table-cell table:number-columns-repeated="5"/>
          <table:table-cell table:formula="of:=[.T156]" office:value-type="string" office:string-value="B" calcext:value-type="string">
            <text:p>B</text:p>
          </table:table-cell>
          <table:table-cell table:style-name="ce1" table:formula="of:=[.U156]" office:value-type="string" office:string-value="C" calcext:value-type="string">
            <text:p>C</text:p>
          </table:table-cell>
          <table:table-cell table:style-name="ce1" table:formula="of:=[.V158]+1"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INDIRECT([.T161] &amp; [.V161])" office:value-type="float" office:value="0" calcext:value-type="float">
            <text:p>0.000</text:p>
          </table:table-cell>
          <table:table-cell table:formula="of:=INDIRECT([.U161] &amp; [.V161])" office:value-type="float" office:value="0" calcext:value-type="float">
            <text:p>0.000</text:p>
          </table:table-cell>
          <table:table-cell table:formula="of:=[.N157]" office:value-type="float" office:value="1.902" calcext:value-type="float">
            <text:p>1.902</text:p>
          </table:table-cell>
          <table:table-cell table:number-columns-repeated="5"/>
          <table:table-cell table:formula="of:=[.T157]" office:value-type="string" office:string-value="H" calcext:value-type="string">
            <text:p>H</text:p>
          </table:table-cell>
          <table:table-cell table:style-name="ce1" table:formula="of:=[.U157]" office:value-type="string" office:string-value="I" calcext:value-type="string">
            <text:p>I</text:p>
          </table:table-cell>
          <table:table-cell table:style-name="ce1" table:formula="of:=[.V159]+1"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INDIRECT([.T162] &amp; [.V162])" office:value-type="float" office:value="0" calcext:value-type="float">
            <text:p>0.000</text:p>
          </table:table-cell>
          <table:table-cell table:formula="of:=INDIRECT([.U162] &amp; [.V162])" office:value-type="float" office:value="0" calcext:value-type="float">
            <text:p>0.000</text:p>
          </table:table-cell>
          <table:table-cell table:formula="of:=[.N158]" office:value-type="float" office:value="1.902" calcext:value-type="float">
            <text:p>1.902</text:p>
          </table:table-cell>
          <table:table-cell table:number-columns-repeated="5"/>
          <table:table-cell table:formula="of:=[.T158]" office:value-type="string" office:string-value="D" calcext:value-type="string">
            <text:p>D</text:p>
          </table:table-cell>
          <table:table-cell table:style-name="ce1" table:formula="of:=[.U158]" office:value-type="string" office:string-value="E" calcext:value-type="string">
            <text:p>E</text:p>
          </table:table-cell>
          <table:table-cell table:style-name="ce1" table:formula="of:=[.V160]+1"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INDIRECT([.T163] &amp; [.V163])" office:value-type="float" office:value="0" calcext:value-type="float">
            <text:p>0.000</text:p>
          </table:table-cell>
          <table:table-cell table:formula="of:=INDIRECT([.U163] &amp; [.V163])" office:value-type="float" office:value="0" calcext:value-type="float">
            <text:p>0.000</text:p>
          </table:table-cell>
          <table:table-cell table:formula="of:=[.N159]" office:value-type="float" office:value="5.042" calcext:value-type="float">
            <text:p>5.042</text:p>
          </table:table-cell>
          <table:table-cell table:number-columns-repeated="5"/>
          <table:table-cell table:formula="of:=[.T159]" office:value-type="string" office:string-value="F" calcext:value-type="string">
            <text:p>F</text:p>
          </table:table-cell>
          <table:table-cell table:style-name="ce1" table:formula="of:=[.U159]" office:value-type="string" office:string-value="G" calcext:value-type="string">
            <text:p>G</text:p>
          </table:table-cell>
          <table:table-cell table:style-name="ce1" table:formula="of:=[.V161]+1"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INDIRECT([.T164] &amp; [.V164])" office:value-type="float" office:value="0" calcext:value-type="float">
            <text:p>0.000</text:p>
          </table:table-cell>
          <table:table-cell table:formula="of:=INDIRECT([.U164] &amp; [.V164])" office:value-type="float" office:value="0" calcext:value-type="float">
            <text:p>0.000</text:p>
          </table:table-cell>
          <table:table-cell table:formula="of:=[.N160]" office:value-type="float" office:value="5.042" calcext:value-type="float">
            <text:p>5.042</text:p>
          </table:table-cell>
          <table:table-cell table:number-columns-repeated="5"/>
          <table:table-cell table:formula="of:=[.T160]" office:value-type="string" office:string-value="B" calcext:value-type="string">
            <text:p>B</text:p>
          </table:table-cell>
          <table:table-cell table:style-name="ce1" table:formula="of:=[.U160]" office:value-type="string" office:string-value="C" calcext:value-type="string">
            <text:p>C</text:p>
          </table:table-cell>
          <table:table-cell table:style-name="ce1" table:formula="of:=[.V162]+1"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INDIRECT([.T165] &amp; [.V165])" office:value-type="float" office:value="0" calcext:value-type="float">
            <text:p>0.000</text:p>
          </table:table-cell>
          <table:table-cell table:formula="of:=INDIRECT([.U165] &amp; [.V165])" office:value-type="float" office:value="0" calcext:value-type="float">
            <text:p>0.000</text:p>
          </table:table-cell>
          <table:table-cell table:formula="of:=[.N161]" office:value-type="float" office:value="1.902" calcext:value-type="float">
            <text:p>1.902</text:p>
          </table:table-cell>
          <table:table-cell table:number-columns-repeated="5"/>
          <table:table-cell table:formula="of:=[.T161]" office:value-type="string" office:string-value="H" calcext:value-type="string">
            <text:p>H</text:p>
          </table:table-cell>
          <table:table-cell table:style-name="ce1" table:formula="of:=[.U161]" office:value-type="string" office:string-value="I" calcext:value-type="string">
            <text:p>I</text:p>
          </table:table-cell>
          <table:table-cell table:style-name="ce1" table:formula="of:=[.V163]+1"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INDIRECT([.T166] &amp; [.V166])" office:value-type="float" office:value="0" calcext:value-type="float">
            <text:p>0.000</text:p>
          </table:table-cell>
          <table:table-cell table:formula="of:=INDIRECT([.U166] &amp; [.V166])" office:value-type="float" office:value="0" calcext:value-type="float">
            <text:p>0.000</text:p>
          </table:table-cell>
          <table:table-cell table:formula="of:=[.N162]" office:value-type="float" office:value="1.902" calcext:value-type="float">
            <text:p>1.902</text:p>
          </table:table-cell>
          <table:table-cell table:number-columns-repeated="5"/>
          <table:table-cell table:formula="of:=[.T162]" office:value-type="string" office:string-value="D" calcext:value-type="string">
            <text:p>D</text:p>
          </table:table-cell>
          <table:table-cell table:style-name="ce1" table:formula="of:=[.U162]" office:value-type="string" office:string-value="E" calcext:value-type="string">
            <text:p>E</text:p>
          </table:table-cell>
          <table:table-cell table:style-name="ce1" table:formula="of:=[.V164]+1" office:value-type="float" office:value="84" calcext:value-type="float">
            <text:p>84</text:p>
          </table:table-cell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INDIRECT([.T167] &amp; [.V167])" office:value-type="float" office:value="0" calcext:value-type="float">
            <text:p>0.000</text:p>
          </table:table-cell>
          <table:table-cell table:formula="of:=INDIRECT([.U167] &amp; [.V167])" office:value-type="float" office:value="0" calcext:value-type="float">
            <text:p>0.000</text:p>
          </table:table-cell>
          <table:table-cell table:formula="of:=[.N163]" office:value-type="float" office:value="5.042" calcext:value-type="float">
            <text:p>5.042</text:p>
          </table:table-cell>
          <table:table-cell table:number-columns-repeated="5"/>
          <table:table-cell table:formula="of:=[.T163]" office:value-type="string" office:string-value="F" calcext:value-type="string">
            <text:p>F</text:p>
          </table:table-cell>
          <table:table-cell table:style-name="ce1" table:formula="of:=[.U163]" office:value-type="string" office:string-value="G" calcext:value-type="string">
            <text:p>G</text:p>
          </table:table-cell>
          <table:table-cell table:style-name="ce1" table:formula="of:=[.V165]+1" office:value-type="float" office:value="84" calcext:value-type="float">
            <text:p>84</text:p>
          </table:table-cell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INDIRECT([.T168] &amp; [.V168])" office:value-type="float" office:value="0" calcext:value-type="float">
            <text:p>0.000</text:p>
          </table:table-cell>
          <table:table-cell table:formula="of:=INDIRECT([.U168] &amp; [.V168])" office:value-type="float" office:value="0" calcext:value-type="float">
            <text:p>0.000</text:p>
          </table:table-cell>
          <table:table-cell table:formula="of:=[.N164]" office:value-type="float" office:value="5.042" calcext:value-type="float">
            <text:p>5.042</text:p>
          </table:table-cell>
          <table:table-cell table:number-columns-repeated="5"/>
          <table:table-cell table:formula="of:=[.T164]" office:value-type="string" office:string-value="B" calcext:value-type="string">
            <text:p>B</text:p>
          </table:table-cell>
          <table:table-cell table:style-name="ce1" table:formula="of:=[.U164]" office:value-type="string" office:string-value="C" calcext:value-type="string">
            <text:p>C</text:p>
          </table:table-cell>
          <table:table-cell table:style-name="ce1" table:formula="of:=[.V166]+1" office:value-type="float" office:value="85" calcext:value-type="float">
            <text:p>85</text:p>
          </table:table-cell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INDIRECT([.T169] &amp; [.V169])" office:value-type="float" office:value="0" calcext:value-type="float">
            <text:p>0.000</text:p>
          </table:table-cell>
          <table:table-cell table:formula="of:=INDIRECT([.U169] &amp; [.V169])" office:value-type="float" office:value="0" calcext:value-type="float">
            <text:p>0.000</text:p>
          </table:table-cell>
          <table:table-cell table:formula="of:=[.N165]" office:value-type="float" office:value="1.902" calcext:value-type="float">
            <text:p>1.902</text:p>
          </table:table-cell>
          <table:table-cell table:number-columns-repeated="5"/>
          <table:table-cell table:formula="of:=[.T165]" office:value-type="string" office:string-value="H" calcext:value-type="string">
            <text:p>H</text:p>
          </table:table-cell>
          <table:table-cell table:style-name="ce1" table:formula="of:=[.U165]" office:value-type="string" office:string-value="I" calcext:value-type="string">
            <text:p>I</text:p>
          </table:table-cell>
          <table:table-cell table:style-name="ce1" table:formula="of:=[.V167]+1" office:value-type="float" office:value="85" calcext:value-type="float">
            <text:p>85</text:p>
          </table:table-cell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INDIRECT([.T170] &amp; [.V170])" office:value-type="float" office:value="0" calcext:value-type="float">
            <text:p>0.000</text:p>
          </table:table-cell>
          <table:table-cell table:formula="of:=INDIRECT([.U170] &amp; [.V170])" office:value-type="float" office:value="0" calcext:value-type="float">
            <text:p>0.000</text:p>
          </table:table-cell>
          <table:table-cell table:formula="of:=[.N166]" office:value-type="float" office:value="1.902" calcext:value-type="float">
            <text:p>1.902</text:p>
          </table:table-cell>
          <table:table-cell table:number-columns-repeated="5"/>
          <table:table-cell table:formula="of:=[.T166]" office:value-type="string" office:string-value="D" calcext:value-type="string">
            <text:p>D</text:p>
          </table:table-cell>
          <table:table-cell table:style-name="ce1" table:formula="of:=[.U166]" office:value-type="string" office:string-value="E" calcext:value-type="string">
            <text:p>E</text:p>
          </table:table-cell>
          <table:table-cell table:style-name="ce1" table:formula="of:=[.V168]+1"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INDIRECT([.T171] &amp; [.V171])" office:value-type="float" office:value="0" calcext:value-type="float">
            <text:p>0.000</text:p>
          </table:table-cell>
          <table:table-cell table:formula="of:=INDIRECT([.U171] &amp; [.V171])" office:value-type="float" office:value="0" calcext:value-type="float">
            <text:p>0.000</text:p>
          </table:table-cell>
          <table:table-cell table:formula="of:=[.N167]" office:value-type="float" office:value="5.042" calcext:value-type="float">
            <text:p>5.042</text:p>
          </table:table-cell>
          <table:table-cell table:number-columns-repeated="5"/>
          <table:table-cell table:formula="of:=[.T167]" office:value-type="string" office:string-value="F" calcext:value-type="string">
            <text:p>F</text:p>
          </table:table-cell>
          <table:table-cell table:style-name="ce1" table:formula="of:=[.U167]" office:value-type="string" office:string-value="G" calcext:value-type="string">
            <text:p>G</text:p>
          </table:table-cell>
          <table:table-cell table:style-name="ce1" table:formula="of:=[.V169]+1"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INDIRECT([.T172] &amp; [.V172])" office:value-type="float" office:value="0" calcext:value-type="float">
            <text:p>0.000</text:p>
          </table:table-cell>
          <table:table-cell table:formula="of:=INDIRECT([.U172] &amp; [.V172])" office:value-type="float" office:value="0" calcext:value-type="float">
            <text:p>0.000</text:p>
          </table:table-cell>
          <table:table-cell table:formula="of:=[.N168]" office:value-type="float" office:value="5.042" calcext:value-type="float">
            <text:p>5.042</text:p>
          </table:table-cell>
          <table:table-cell table:number-columns-repeated="5"/>
          <table:table-cell table:formula="of:=[.T168]" office:value-type="string" office:string-value="B" calcext:value-type="string">
            <text:p>B</text:p>
          </table:table-cell>
          <table:table-cell table:style-name="ce1" table:formula="of:=[.U168]" office:value-type="string" office:string-value="C" calcext:value-type="string">
            <text:p>C</text:p>
          </table:table-cell>
          <table:table-cell table:style-name="ce1" table:formula="of:=[.V170]+1" office:value-type="float" office:value="87" calcext:value-type="float">
            <text:p>87</text:p>
          </table:table-cell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INDIRECT([.T173] &amp; [.V173])" office:value-type="float" office:value="0" calcext:value-type="float">
            <text:p>0.000</text:p>
          </table:table-cell>
          <table:table-cell table:formula="of:=INDIRECT([.U173] &amp; [.V173])" office:value-type="float" office:value="0" calcext:value-type="float">
            <text:p>0.000</text:p>
          </table:table-cell>
          <table:table-cell table:formula="of:=[.N169]" office:value-type="float" office:value="1.902" calcext:value-type="float">
            <text:p>1.902</text:p>
          </table:table-cell>
          <table:table-cell table:number-columns-repeated="5"/>
          <table:table-cell table:formula="of:=[.T169]" office:value-type="string" office:string-value="H" calcext:value-type="string">
            <text:p>H</text:p>
          </table:table-cell>
          <table:table-cell table:style-name="ce1" table:formula="of:=[.U169]" office:value-type="string" office:string-value="I" calcext:value-type="string">
            <text:p>I</text:p>
          </table:table-cell>
          <table:table-cell table:style-name="ce1" table:formula="of:=[.V171]+1" office:value-type="float" office:value="87" calcext:value-type="float">
            <text:p>87</text:p>
          </table:table-cell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INDIRECT([.T174] &amp; [.V174])" office:value-type="float" office:value="0" calcext:value-type="float">
            <text:p>0.000</text:p>
          </table:table-cell>
          <table:table-cell table:formula="of:=INDIRECT([.U174] &amp; [.V174])" office:value-type="float" office:value="0" calcext:value-type="float">
            <text:p>0.000</text:p>
          </table:table-cell>
          <table:table-cell table:formula="of:=[.N170]" office:value-type="float" office:value="1.902" calcext:value-type="float">
            <text:p>1.902</text:p>
          </table:table-cell>
          <table:table-cell table:number-columns-repeated="5"/>
          <table:table-cell table:formula="of:=[.T170]" office:value-type="string" office:string-value="D" calcext:value-type="string">
            <text:p>D</text:p>
          </table:table-cell>
          <table:table-cell table:style-name="ce1" table:formula="of:=[.U170]" office:value-type="string" office:string-value="E" calcext:value-type="string">
            <text:p>E</text:p>
          </table:table-cell>
          <table:table-cell table:style-name="ce1" table:formula="of:=[.V172]+1"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INDIRECT([.T175] &amp; [.V175])" office:value-type="float" office:value="0" calcext:value-type="float">
            <text:p>0.000</text:p>
          </table:table-cell>
          <table:table-cell table:formula="of:=INDIRECT([.U175] &amp; [.V175])" office:value-type="float" office:value="0" calcext:value-type="float">
            <text:p>0.000</text:p>
          </table:table-cell>
          <table:table-cell table:formula="of:=[.N171]" office:value-type="float" office:value="5.042" calcext:value-type="float">
            <text:p>5.042</text:p>
          </table:table-cell>
          <table:table-cell table:number-columns-repeated="5"/>
          <table:table-cell table:formula="of:=[.T171]" office:value-type="string" office:string-value="F" calcext:value-type="string">
            <text:p>F</text:p>
          </table:table-cell>
          <table:table-cell table:style-name="ce1" table:formula="of:=[.U171]" office:value-type="string" office:string-value="G" calcext:value-type="string">
            <text:p>G</text:p>
          </table:table-cell>
          <table:table-cell table:style-name="ce1" table:formula="of:=[.V173]+1"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INDIRECT([.T176] &amp; [.V176])" office:value-type="float" office:value="0" calcext:value-type="float">
            <text:p>0.000</text:p>
          </table:table-cell>
          <table:table-cell table:formula="of:=INDIRECT([.U176] &amp; [.V176])" office:value-type="float" office:value="0" calcext:value-type="float">
            <text:p>0.000</text:p>
          </table:table-cell>
          <table:table-cell table:formula="of:=[.N172]" office:value-type="float" office:value="5.042" calcext:value-type="float">
            <text:p>5.042</text:p>
          </table:table-cell>
          <table:table-cell table:number-columns-repeated="5"/>
          <table:table-cell table:formula="of:=[.T172]" office:value-type="string" office:string-value="B" calcext:value-type="string">
            <text:p>B</text:p>
          </table:table-cell>
          <table:table-cell table:style-name="ce1" table:formula="of:=[.U172]" office:value-type="string" office:string-value="C" calcext:value-type="string">
            <text:p>C</text:p>
          </table:table-cell>
          <table:table-cell table:style-name="ce1" table:formula="of:=[.V174]+1" office:value-type="float" office:value="89" calcext:value-type="float">
            <text:p>89</text:p>
          </table:table-cell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INDIRECT([.T177] &amp; [.V177])" office:value-type="float" office:value="0" calcext:value-type="float">
            <text:p>0.000</text:p>
          </table:table-cell>
          <table:table-cell table:formula="of:=INDIRECT([.U177] &amp; [.V177])" office:value-type="float" office:value="0" calcext:value-type="float">
            <text:p>0.000</text:p>
          </table:table-cell>
          <table:table-cell table:formula="of:=[.N173]" office:value-type="float" office:value="1.902" calcext:value-type="float">
            <text:p>1.902</text:p>
          </table:table-cell>
          <table:table-cell table:number-columns-repeated="5"/>
          <table:table-cell table:formula="of:=[.T173]" office:value-type="string" office:string-value="H" calcext:value-type="string">
            <text:p>H</text:p>
          </table:table-cell>
          <table:table-cell table:style-name="ce1" table:formula="of:=[.U173]" office:value-type="string" office:string-value="I" calcext:value-type="string">
            <text:p>I</text:p>
          </table:table-cell>
          <table:table-cell table:style-name="ce1" table:formula="of:=[.V175]+1" office:value-type="float" office:value="89" calcext:value-type="float">
            <text:p>89</text:p>
          </table:table-cell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INDIRECT([.T178] &amp; [.V178])" office:value-type="float" office:value="0" calcext:value-type="float">
            <text:p>0.000</text:p>
          </table:table-cell>
          <table:table-cell table:formula="of:=INDIRECT([.U178] &amp; [.V178])" office:value-type="float" office:value="0" calcext:value-type="float">
            <text:p>0.000</text:p>
          </table:table-cell>
          <table:table-cell table:formula="of:=[.N174]" office:value-type="float" office:value="1.902" calcext:value-type="float">
            <text:p>1.902</text:p>
          </table:table-cell>
          <table:table-cell table:number-columns-repeated="5"/>
          <table:table-cell table:formula="of:=[.T174]" office:value-type="string" office:string-value="D" calcext:value-type="string">
            <text:p>D</text:p>
          </table:table-cell>
          <table:table-cell table:style-name="ce1" table:formula="of:=[.U174]" office:value-type="string" office:string-value="E" calcext:value-type="string">
            <text:p>E</text:p>
          </table:table-cell>
          <table:table-cell table:style-name="ce1" table:formula="of:=[.V176]+1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INDIRECT([.T179] &amp; [.V179])" office:value-type="float" office:value="0" calcext:value-type="float">
            <text:p>0.000</text:p>
          </table:table-cell>
          <table:table-cell table:formula="of:=INDIRECT([.U179] &amp; [.V179])" office:value-type="float" office:value="0" calcext:value-type="float">
            <text:p>0.000</text:p>
          </table:table-cell>
          <table:table-cell table:formula="of:=[.N175]" office:value-type="float" office:value="5.042" calcext:value-type="float">
            <text:p>5.042</text:p>
          </table:table-cell>
          <table:table-cell table:number-columns-repeated="5"/>
          <table:table-cell table:formula="of:=[.T175]" office:value-type="string" office:string-value="F" calcext:value-type="string">
            <text:p>F</text:p>
          </table:table-cell>
          <table:table-cell table:style-name="ce1" table:formula="of:=[.U175]" office:value-type="string" office:string-value="G" calcext:value-type="string">
            <text:p>G</text:p>
          </table:table-cell>
          <table:table-cell table:style-name="ce1" table:formula="of:=[.V177]+1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INDIRECT([.T180] &amp; [.V180])" office:value-type="float" office:value="0" calcext:value-type="float">
            <text:p>0.000</text:p>
          </table:table-cell>
          <table:table-cell table:formula="of:=INDIRECT([.U180] &amp; [.V180])" office:value-type="float" office:value="0" calcext:value-type="float">
            <text:p>0.000</text:p>
          </table:table-cell>
          <table:table-cell table:formula="of:=[.N176]" office:value-type="float" office:value="5.042" calcext:value-type="float">
            <text:p>5.042</text:p>
          </table:table-cell>
          <table:table-cell table:number-columns-repeated="5"/>
          <table:table-cell table:formula="of:=[.T176]" office:value-type="string" office:string-value="B" calcext:value-type="string">
            <text:p>B</text:p>
          </table:table-cell>
          <table:table-cell table:style-name="ce1" table:formula="of:=[.U176]" office:value-type="string" office:string-value="C" calcext:value-type="string">
            <text:p>C</text:p>
          </table:table-cell>
          <table:table-cell table:style-name="ce1" table:formula="of:=[.V178]+1" office:value-type="float" office:value="91" calcext:value-type="float">
            <text:p>91</text:p>
          </table:table-cell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INDIRECT([.T181] &amp; [.V181])" office:value-type="float" office:value="0" calcext:value-type="float">
            <text:p>0.000</text:p>
          </table:table-cell>
          <table:table-cell table:formula="of:=INDIRECT([.U181] &amp; [.V181])" office:value-type="float" office:value="0" calcext:value-type="float">
            <text:p>0.000</text:p>
          </table:table-cell>
          <table:table-cell table:formula="of:=[.N177]" office:value-type="float" office:value="1.902" calcext:value-type="float">
            <text:p>1.902</text:p>
          </table:table-cell>
          <table:table-cell table:number-columns-repeated="5"/>
          <table:table-cell table:formula="of:=[.T177]" office:value-type="string" office:string-value="H" calcext:value-type="string">
            <text:p>H</text:p>
          </table:table-cell>
          <table:table-cell table:style-name="ce1" table:formula="of:=[.U177]" office:value-type="string" office:string-value="I" calcext:value-type="string">
            <text:p>I</text:p>
          </table:table-cell>
          <table:table-cell table:style-name="ce1" table:formula="of:=[.V179]+1" office:value-type="float" office:value="91" calcext:value-type="float">
            <text:p>91</text:p>
          </table:table-cell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INDIRECT([.T182] &amp; [.V182])" office:value-type="float" office:value="0" calcext:value-type="float">
            <text:p>0.000</text:p>
          </table:table-cell>
          <table:table-cell table:formula="of:=INDIRECT([.U182] &amp; [.V182])" office:value-type="float" office:value="0" calcext:value-type="float">
            <text:p>0.000</text:p>
          </table:table-cell>
          <table:table-cell table:formula="of:=[.N178]" office:value-type="float" office:value="1.902" calcext:value-type="float">
            <text:p>1.902</text:p>
          </table:table-cell>
          <table:table-cell table:number-columns-repeated="5"/>
          <table:table-cell table:formula="of:=[.T178]" office:value-type="string" office:string-value="D" calcext:value-type="string">
            <text:p>D</text:p>
          </table:table-cell>
          <table:table-cell table:style-name="ce1" table:formula="of:=[.U178]" office:value-type="string" office:string-value="E" calcext:value-type="string">
            <text:p>E</text:p>
          </table:table-cell>
          <table:table-cell table:style-name="ce1" table:formula="of:=[.V180]+1"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INDIRECT([.T183] &amp; [.V183])" office:value-type="float" office:value="0" calcext:value-type="float">
            <text:p>0.000</text:p>
          </table:table-cell>
          <table:table-cell table:formula="of:=INDIRECT([.U183] &amp; [.V183])" office:value-type="float" office:value="0" calcext:value-type="float">
            <text:p>0.000</text:p>
          </table:table-cell>
          <table:table-cell table:formula="of:=[.N179]" office:value-type="float" office:value="5.042" calcext:value-type="float">
            <text:p>5.042</text:p>
          </table:table-cell>
          <table:table-cell table:number-columns-repeated="5"/>
          <table:table-cell table:formula="of:=[.T179]" office:value-type="string" office:string-value="F" calcext:value-type="string">
            <text:p>F</text:p>
          </table:table-cell>
          <table:table-cell table:style-name="ce1" table:formula="of:=[.U179]" office:value-type="string" office:string-value="G" calcext:value-type="string">
            <text:p>G</text:p>
          </table:table-cell>
          <table:table-cell table:style-name="ce1" table:formula="of:=[.V181]+1"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INDIRECT([.T184] &amp; [.V184])" office:value-type="float" office:value="0" calcext:value-type="float">
            <text:p>0.000</text:p>
          </table:table-cell>
          <table:table-cell table:formula="of:=INDIRECT([.U184] &amp; [.V184])" office:value-type="float" office:value="0" calcext:value-type="float">
            <text:p>0.000</text:p>
          </table:table-cell>
          <table:table-cell table:formula="of:=[.N180]" office:value-type="float" office:value="5.042" calcext:value-type="float">
            <text:p>5.042</text:p>
          </table:table-cell>
          <table:table-cell table:number-columns-repeated="5"/>
          <table:table-cell table:formula="of:=[.T180]" office:value-type="string" office:string-value="B" calcext:value-type="string">
            <text:p>B</text:p>
          </table:table-cell>
          <table:table-cell table:style-name="ce1" table:formula="of:=[.U180]" office:value-type="string" office:string-value="C" calcext:value-type="string">
            <text:p>C</text:p>
          </table:table-cell>
          <table:table-cell table:style-name="ce1" table:formula="of:=[.V182]+1" office:value-type="float" office:value="93" calcext:value-type="float">
            <text:p>93</text:p>
          </table:table-cell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INDIRECT([.T185] &amp; [.V185])" office:value-type="float" office:value="0" calcext:value-type="float">
            <text:p>0.000</text:p>
          </table:table-cell>
          <table:table-cell table:formula="of:=INDIRECT([.U185] &amp; [.V185])" office:value-type="float" office:value="0" calcext:value-type="float">
            <text:p>0.000</text:p>
          </table:table-cell>
          <table:table-cell table:formula="of:=[.N181]" office:value-type="float" office:value="1.902" calcext:value-type="float">
            <text:p>1.902</text:p>
          </table:table-cell>
          <table:table-cell table:number-columns-repeated="5"/>
          <table:table-cell table:formula="of:=[.T181]" office:value-type="string" office:string-value="H" calcext:value-type="string">
            <text:p>H</text:p>
          </table:table-cell>
          <table:table-cell table:style-name="ce1" table:formula="of:=[.U181]" office:value-type="string" office:string-value="I" calcext:value-type="string">
            <text:p>I</text:p>
          </table:table-cell>
          <table:table-cell table:style-name="ce1" table:formula="of:=[.V183]+1" office:value-type="float" office:value="93" calcext:value-type="float">
            <text:p>93</text:p>
          </table:table-cell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INDIRECT([.T186] &amp; [.V186])" office:value-type="float" office:value="0" calcext:value-type="float">
            <text:p>0.000</text:p>
          </table:table-cell>
          <table:table-cell table:formula="of:=INDIRECT([.U186] &amp; [.V186])" office:value-type="float" office:value="0" calcext:value-type="float">
            <text:p>0.000</text:p>
          </table:table-cell>
          <table:table-cell table:formula="of:=[.N182]" office:value-type="float" office:value="1.902" calcext:value-type="float">
            <text:p>1.902</text:p>
          </table:table-cell>
          <table:table-cell table:number-columns-repeated="5"/>
          <table:table-cell table:formula="of:=[.T182]" office:value-type="string" office:string-value="D" calcext:value-type="string">
            <text:p>D</text:p>
          </table:table-cell>
          <table:table-cell table:style-name="ce1" table:formula="of:=[.U182]" office:value-type="string" office:string-value="E" calcext:value-type="string">
            <text:p>E</text:p>
          </table:table-cell>
          <table:table-cell table:style-name="ce1" table:formula="of:=[.V184]+1"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INDIRECT([.T187] &amp; [.V187])" office:value-type="float" office:value="0" calcext:value-type="float">
            <text:p>0.000</text:p>
          </table:table-cell>
          <table:table-cell table:formula="of:=INDIRECT([.U187] &amp; [.V187])" office:value-type="float" office:value="0" calcext:value-type="float">
            <text:p>0.000</text:p>
          </table:table-cell>
          <table:table-cell table:formula="of:=[.N183]" office:value-type="float" office:value="5.042" calcext:value-type="float">
            <text:p>5.042</text:p>
          </table:table-cell>
          <table:table-cell table:number-columns-repeated="5"/>
          <table:table-cell table:formula="of:=[.T183]" office:value-type="string" office:string-value="F" calcext:value-type="string">
            <text:p>F</text:p>
          </table:table-cell>
          <table:table-cell table:style-name="ce1" table:formula="of:=[.U183]" office:value-type="string" office:string-value="G" calcext:value-type="string">
            <text:p>G</text:p>
          </table:table-cell>
          <table:table-cell table:style-name="ce1" table:formula="of:=[.V185]+1"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INDIRECT([.T188] &amp; [.V188])" office:value-type="float" office:value="0" calcext:value-type="float">
            <text:p>0.000</text:p>
          </table:table-cell>
          <table:table-cell table:formula="of:=INDIRECT([.U188] &amp; [.V188])" office:value-type="float" office:value="0" calcext:value-type="float">
            <text:p>0.000</text:p>
          </table:table-cell>
          <table:table-cell table:formula="of:=[.N184]" office:value-type="float" office:value="5.042" calcext:value-type="float">
            <text:p>5.042</text:p>
          </table:table-cell>
          <table:table-cell table:number-columns-repeated="5"/>
          <table:table-cell table:formula="of:=[.T184]" office:value-type="string" office:string-value="B" calcext:value-type="string">
            <text:p>B</text:p>
          </table:table-cell>
          <table:table-cell table:style-name="ce1" table:formula="of:=[.U184]" office:value-type="string" office:string-value="C" calcext:value-type="string">
            <text:p>C</text:p>
          </table:table-cell>
          <table:table-cell table:style-name="ce1" table:formula="of:=[.V186]+1"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INDIRECT([.T189] &amp; [.V189])" office:value-type="float" office:value="0" calcext:value-type="float">
            <text:p>0.000</text:p>
          </table:table-cell>
          <table:table-cell table:formula="of:=INDIRECT([.U189] &amp; [.V189])" office:value-type="float" office:value="0" calcext:value-type="float">
            <text:p>0.000</text:p>
          </table:table-cell>
          <table:table-cell table:formula="of:=[.N185]" office:value-type="float" office:value="1.902" calcext:value-type="float">
            <text:p>1.902</text:p>
          </table:table-cell>
          <table:table-cell table:number-columns-repeated="5"/>
          <table:table-cell table:formula="of:=[.T185]" office:value-type="string" office:string-value="H" calcext:value-type="string">
            <text:p>H</text:p>
          </table:table-cell>
          <table:table-cell table:style-name="ce1" table:formula="of:=[.U185]" office:value-type="string" office:string-value="I" calcext:value-type="string">
            <text:p>I</text:p>
          </table:table-cell>
          <table:table-cell table:style-name="ce1" table:formula="of:=[.V187]+1"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INDIRECT([.T190] &amp; [.V190])" office:value-type="float" office:value="0" calcext:value-type="float">
            <text:p>0.000</text:p>
          </table:table-cell>
          <table:table-cell table:formula="of:=INDIRECT([.U190] &amp; [.V190])" office:value-type="float" office:value="0" calcext:value-type="float">
            <text:p>0.000</text:p>
          </table:table-cell>
          <table:table-cell table:formula="of:=[.N186]" office:value-type="float" office:value="1.902" calcext:value-type="float">
            <text:p>1.902</text:p>
          </table:table-cell>
          <table:table-cell table:number-columns-repeated="5"/>
          <table:table-cell table:formula="of:=[.T186]" office:value-type="string" office:string-value="D" calcext:value-type="string">
            <text:p>D</text:p>
          </table:table-cell>
          <table:table-cell table:style-name="ce1" table:formula="of:=[.U186]" office:value-type="string" office:string-value="E" calcext:value-type="string">
            <text:p>E</text:p>
          </table:table-cell>
          <table:table-cell table:style-name="ce1" table:formula="of:=[.V188]+1"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INDIRECT([.T191] &amp; [.V191])" office:value-type="float" office:value="0" calcext:value-type="float">
            <text:p>0.000</text:p>
          </table:table-cell>
          <table:table-cell table:formula="of:=INDIRECT([.U191] &amp; [.V191])" office:value-type="float" office:value="0" calcext:value-type="float">
            <text:p>0.000</text:p>
          </table:table-cell>
          <table:table-cell table:formula="of:=[.N187]" office:value-type="float" office:value="5.042" calcext:value-type="float">
            <text:p>5.042</text:p>
          </table:table-cell>
          <table:table-cell table:number-columns-repeated="5"/>
          <table:table-cell table:formula="of:=[.T187]" office:value-type="string" office:string-value="F" calcext:value-type="string">
            <text:p>F</text:p>
          </table:table-cell>
          <table:table-cell table:style-name="ce1" table:formula="of:=[.U187]" office:value-type="string" office:string-value="G" calcext:value-type="string">
            <text:p>G</text:p>
          </table:table-cell>
          <table:table-cell table:style-name="ce1" table:formula="of:=[.V189]+1"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INDIRECT([.T192] &amp; [.V192])" office:value-type="float" office:value="0" calcext:value-type="float">
            <text:p>0.000</text:p>
          </table:table-cell>
          <table:table-cell table:formula="of:=INDIRECT([.U192] &amp; [.V192])" office:value-type="float" office:value="0" calcext:value-type="float">
            <text:p>0.000</text:p>
          </table:table-cell>
          <table:table-cell table:formula="of:=[.N188]" office:value-type="float" office:value="5.042" calcext:value-type="float">
            <text:p>5.042</text:p>
          </table:table-cell>
          <table:table-cell table:number-columns-repeated="5"/>
          <table:table-cell table:formula="of:=[.T188]" office:value-type="string" office:string-value="B" calcext:value-type="string">
            <text:p>B</text:p>
          </table:table-cell>
          <table:table-cell table:style-name="ce1" table:formula="of:=[.U188]" office:value-type="string" office:string-value="C" calcext:value-type="string">
            <text:p>C</text:p>
          </table:table-cell>
          <table:table-cell table:style-name="ce1" table:formula="of:=[.V190]+1" office:value-type="float" office:value="97" calcext:value-type="float">
            <text:p>97</text:p>
          </table:table-cell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INDIRECT([.T193] &amp; [.V193])" office:value-type="float" office:value="0" calcext:value-type="float">
            <text:p>0.000</text:p>
          </table:table-cell>
          <table:table-cell table:formula="of:=INDIRECT([.U193] &amp; [.V193])" office:value-type="float" office:value="0" calcext:value-type="float">
            <text:p>0.000</text:p>
          </table:table-cell>
          <table:table-cell table:formula="of:=[.N189]" office:value-type="float" office:value="1.902" calcext:value-type="float">
            <text:p>1.902</text:p>
          </table:table-cell>
          <table:table-cell table:number-columns-repeated="5"/>
          <table:table-cell table:formula="of:=[.T189]" office:value-type="string" office:string-value="H" calcext:value-type="string">
            <text:p>H</text:p>
          </table:table-cell>
          <table:table-cell table:style-name="ce1" table:formula="of:=[.U189]" office:value-type="string" office:string-value="I" calcext:value-type="string">
            <text:p>I</text:p>
          </table:table-cell>
          <table:table-cell table:style-name="ce1" table:formula="of:=[.V191]+1" office:value-type="float" office:value="97" calcext:value-type="float">
            <text:p>97</text:p>
          </table:table-cell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INDIRECT([.T194] &amp; [.V194])" office:value-type="float" office:value="0" calcext:value-type="float">
            <text:p>0.000</text:p>
          </table:table-cell>
          <table:table-cell table:formula="of:=INDIRECT([.U194] &amp; [.V194])" office:value-type="float" office:value="0" calcext:value-type="float">
            <text:p>0.000</text:p>
          </table:table-cell>
          <table:table-cell table:formula="of:=[.N190]" office:value-type="float" office:value="1.902" calcext:value-type="float">
            <text:p>1.902</text:p>
          </table:table-cell>
          <table:table-cell table:number-columns-repeated="5"/>
          <table:table-cell table:formula="of:=[.T190]" office:value-type="string" office:string-value="D" calcext:value-type="string">
            <text:p>D</text:p>
          </table:table-cell>
          <table:table-cell table:style-name="ce1" table:formula="of:=[.U190]" office:value-type="string" office:string-value="E" calcext:value-type="string">
            <text:p>E</text:p>
          </table:table-cell>
          <table:table-cell table:style-name="ce1" table:formula="of:=[.V192]+1"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INDIRECT([.T195] &amp; [.V195])" office:value-type="float" office:value="0" calcext:value-type="float">
            <text:p>0.000</text:p>
          </table:table-cell>
          <table:table-cell table:formula="of:=INDIRECT([.U195] &amp; [.V195])" office:value-type="float" office:value="0" calcext:value-type="float">
            <text:p>0.000</text:p>
          </table:table-cell>
          <table:table-cell table:formula="of:=[.N191]" office:value-type="float" office:value="5.042" calcext:value-type="float">
            <text:p>5.042</text:p>
          </table:table-cell>
          <table:table-cell table:number-columns-repeated="5"/>
          <table:table-cell table:formula="of:=[.T191]" office:value-type="string" office:string-value="F" calcext:value-type="string">
            <text:p>F</text:p>
          </table:table-cell>
          <table:table-cell table:style-name="ce1" table:formula="of:=[.U191]" office:value-type="string" office:string-value="G" calcext:value-type="string">
            <text:p>G</text:p>
          </table:table-cell>
          <table:table-cell table:style-name="ce1" table:formula="of:=[.V193]+1"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INDIRECT([.T196] &amp; [.V196])" office:value-type="float" office:value="0" calcext:value-type="float">
            <text:p>0.000</text:p>
          </table:table-cell>
          <table:table-cell table:formula="of:=INDIRECT([.U196] &amp; [.V196])" office:value-type="float" office:value="0" calcext:value-type="float">
            <text:p>0.000</text:p>
          </table:table-cell>
          <table:table-cell table:formula="of:=[.N192]" office:value-type="float" office:value="5.042" calcext:value-type="float">
            <text:p>5.042</text:p>
          </table:table-cell>
          <table:table-cell table:number-columns-repeated="5"/>
          <table:table-cell table:formula="of:=[.T192]" office:value-type="string" office:string-value="B" calcext:value-type="string">
            <text:p>B</text:p>
          </table:table-cell>
          <table:table-cell table:style-name="ce1" table:formula="of:=[.U192]" office:value-type="string" office:string-value="C" calcext:value-type="string">
            <text:p>C</text:p>
          </table:table-cell>
          <table:table-cell table:style-name="ce1" table:formula="of:=[.V194]+1"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INDIRECT([.T197] &amp; [.V197])" office:value-type="float" office:value="0" calcext:value-type="float">
            <text:p>0.000</text:p>
          </table:table-cell>
          <table:table-cell table:formula="of:=INDIRECT([.U197] &amp; [.V197])" office:value-type="float" office:value="0" calcext:value-type="float">
            <text:p>0.000</text:p>
          </table:table-cell>
          <table:table-cell table:formula="of:=[.N193]" office:value-type="float" office:value="1.902" calcext:value-type="float">
            <text:p>1.902</text:p>
          </table:table-cell>
          <table:table-cell table:number-columns-repeated="5"/>
          <table:table-cell table:formula="of:=[.T193]" office:value-type="string" office:string-value="H" calcext:value-type="string">
            <text:p>H</text:p>
          </table:table-cell>
          <table:table-cell table:style-name="ce1" table:formula="of:=[.U193]" office:value-type="string" office:string-value="I" calcext:value-type="string">
            <text:p>I</text:p>
          </table:table-cell>
          <table:table-cell table:style-name="ce1" table:formula="of:=[.V195]+1"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INDIRECT([.T198] &amp; [.V198])" office:value-type="float" office:value="0" calcext:value-type="float">
            <text:p>0.000</text:p>
          </table:table-cell>
          <table:table-cell table:formula="of:=INDIRECT([.U198] &amp; [.V198])" office:value-type="float" office:value="0" calcext:value-type="float">
            <text:p>0.000</text:p>
          </table:table-cell>
          <table:table-cell table:formula="of:=[.N194]" office:value-type="float" office:value="1.902" calcext:value-type="float">
            <text:p>1.902</text:p>
          </table:table-cell>
          <table:table-cell table:number-columns-repeated="5"/>
          <table:table-cell table:formula="of:=[.T194]" office:value-type="string" office:string-value="D" calcext:value-type="string">
            <text:p>D</text:p>
          </table:table-cell>
          <table:table-cell table:style-name="ce1" table:formula="of:=[.U194]" office:value-type="string" office:string-value="E" calcext:value-type="string">
            <text:p>E</text:p>
          </table:table-cell>
          <table:table-cell table:style-name="ce1" table:formula="of:=[.V196]+1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INDIRECT([.T199] &amp; [.V199])" office:value-type="float" office:value="0" calcext:value-type="float">
            <text:p>0.000</text:p>
          </table:table-cell>
          <table:table-cell table:formula="of:=INDIRECT([.U199] &amp; [.V199])" office:value-type="float" office:value="0" calcext:value-type="float">
            <text:p>0.000</text:p>
          </table:table-cell>
          <table:table-cell table:formula="of:=[.N195]" office:value-type="float" office:value="5.042" calcext:value-type="float">
            <text:p>5.042</text:p>
          </table:table-cell>
          <table:table-cell table:number-columns-repeated="5"/>
          <table:table-cell table:formula="of:=[.T195]" office:value-type="string" office:string-value="F" calcext:value-type="string">
            <text:p>F</text:p>
          </table:table-cell>
          <table:table-cell table:style-name="ce1" table:formula="of:=[.U195]" office:value-type="string" office:string-value="G" calcext:value-type="string">
            <text:p>G</text:p>
          </table:table-cell>
          <table:table-cell table:style-name="ce1" table:formula="of:=[.V197]+1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INDIRECT([.T200] &amp; [.V200])" office:value-type="float" office:value="0" calcext:value-type="float">
            <text:p>0.000</text:p>
          </table:table-cell>
          <table:table-cell table:formula="of:=INDIRECT([.U200] &amp; [.V200])" office:value-type="float" office:value="0" calcext:value-type="float">
            <text:p>0.000</text:p>
          </table:table-cell>
          <table:table-cell table:formula="of:=[.N196]" office:value-type="float" office:value="5.042" calcext:value-type="float">
            <text:p>5.042</text:p>
          </table:table-cell>
          <table:table-cell table:number-columns-repeated="5"/>
          <table:table-cell table:formula="of:=[.T196]" office:value-type="string" office:string-value="B" calcext:value-type="string">
            <text:p>B</text:p>
          </table:table-cell>
          <table:table-cell table:style-name="ce1" table:formula="of:=[.U196]" office:value-type="string" office:string-value="C" calcext:value-type="string">
            <text:p>C</text:p>
          </table:table-cell>
          <table:table-cell table:style-name="ce1" table:formula="of:=[.V198]+1" office:value-type="float" office:value="101" calcext:value-type="float">
            <text:p>101</text:p>
          </table:table-cell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INDIRECT([.T201] &amp; [.V201])" office:value-type="float" office:value="0" calcext:value-type="float">
            <text:p>0.000</text:p>
          </table:table-cell>
          <table:table-cell table:formula="of:=INDIRECT([.U201] &amp; [.V201])" office:value-type="float" office:value="0" calcext:value-type="float">
            <text:p>0.000</text:p>
          </table:table-cell>
          <table:table-cell table:formula="of:=[.N197]" office:value-type="float" office:value="1.902" calcext:value-type="float">
            <text:p>1.902</text:p>
          </table:table-cell>
          <table:table-cell table:number-columns-repeated="5"/>
          <table:table-cell table:formula="of:=[.T197]" office:value-type="string" office:string-value="H" calcext:value-type="string">
            <text:p>H</text:p>
          </table:table-cell>
          <table:table-cell table:style-name="ce1" table:formula="of:=[.U197]" office:value-type="string" office:string-value="I" calcext:value-type="string">
            <text:p>I</text:p>
          </table:table-cell>
          <table:table-cell table:style-name="ce1" table:formula="of:=[.V199]+1" office:value-type="float" office:value="101" calcext:value-type="float">
            <text:p>101</text:p>
          </table:table-cell>
        </table:table-row>
        <table:table-row table:style-name="ro1" table:number-rows-repeated="104837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36:14.21391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4T07:59:23.735568521</dc:date>
    <meta:editing-duration>PT14H10M27S</meta:editing-duration>
    <meta:editing-cycles>16</meta:editing-cycles>
    <meta:document-statistic meta:table-count="1" meta:cell-count="1946" meta:object-count="0"/>
  </office:meta>
</office:document-meta>
</file>